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color="#4ac925"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in" fo:margin-bottom="0.139in" fo:line-height="115%">
        <style:tab-stops>
          <style:tab-stop style:position="1.6252in"/>
        </style:tab-stops>
      </style:paragraph-properties>
      <style:text-properties fo:color="#4ac925" fo:font-size="16pt" fo:language="en" fo:country="none" fo:font-weight="bold" style:font-size-asian="16pt" style:font-weight-asian="bold" style:font-size-complex="16pt" style:font-weight-complex="bold"/>
    </style:style>
    <style:style style:name="P3" style:family="paragraph" style:parent-style-name="Standard">
      <style:paragraph-properties fo:margin-top="0in" fo:margin-bottom="0.139in" fo:line-height="115%"/>
      <style:text-properties fo:color="#4ac925"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15%">
        <style:tab-stops>
          <style:tab-stop style:position="1.6252in"/>
        </style:tab-stops>
      </style:paragraph-properties>
      <style:text-properties fo:color="#4ac925" fo:font-size="11pt" fo:language="en" fo:country="none" fo:font-weight="bold" style:font-size-asian="11pt" style:font-weight-asian="bold" style:font-size-complex="11pt" style:font-weight-complex="bold"/>
    </style:style>
    <style:style style:name="P5" style:family="paragraph" style:parent-style-name="Standard">
      <style:paragraph-properties fo:margin-top="0in" fo:margin-bottom="0.139in" fo:line-height="115%"/>
    </style:style>
    <style:style style:name="P6" style:family="paragraph" style:parent-style-name="Standard" style:master-page-name="Standard">
      <style:paragraph-properties fo:margin-top="0in" fo:margin-bottom="0.139in" fo:line-height="115%" style:page-number="auto"/>
      <style:text-properties fo:color="#4ac925" fo:font-size="16pt" fo:language="en" fo:country="none" fo:font-weight="bold" style:font-size-asian="16pt" style:font-weight-asian="bold" style:font-size-complex="16pt" style:font-weight-complex="bold"/>
    </style:style>
    <style:style style:name="P7" style:family="paragraph" style:parent-style-name="Standard">
      <style:paragraph-properties fo:margin-top="0in" fo:margin-bottom="0.139in" fo:line-height="115%">
        <style:tab-stops>
          <style:tab-stop style:position="1.6252in"/>
        </style:tab-stops>
      </style:paragraph-properties>
      <style:text-properties fo:color="#4ac925" fo:font-size="11pt" fo:language="en" fo:country="none" fo:font-weight="bold" style:font-size-asian="11pt" style:font-weight-asian="bold" style:font-size-complex="11pt" style:font-weight-complex="bold"/>
    </style:style>
    <style:style style:name="T1"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3">_</text:p>
      <text:p text:style-name="P3">1. JE1: =002010</text:p>
      <text:p text:style-name="P3">hi happy birthday john!!!!! &lt;3</text:p>
      <text:p text:style-name="P3">helloooooo??</text:p>
      <text:p text:style-name="P3">ok i will talk to you later!!! :D</text:p>
      <text:p text:style-name="P3">_</text:p>
      <text:p text:style-name="P3">2. JE2: =002069</text:p>
      <text:p text:style-name="P3">john did you get my package??</text:p>
      <text:p text:style-name="P3">darn! are you sure? it was in a green box.....</text:p>
      <text:p text:style-name="P3">great!!! so what are you up to today?</text:p>
      <text:p text:style-name="P3">lol!</text:p>
      <text:p text:style-name="P3">whats sburb??</text:p>
      <text:p text:style-name="P3">whoa what was that?????</text:p>
      <text:p text:style-name="P3">there was a loud noise outside my house!!</text:p>
      <text:p text:style-name="P3">it sounded like an explosion!!!!</text:p>
      <text:p text:style-name="P3">i will go outside and look....</text:p>
      <text:p text:style-name="P3">i will! :)</text:p>
      <text:p text:style-name="P3">_</text:p>
      <text:p text:style-name="P1">Act 2</text:p>
      <text:p text:style-name="P3">_</text:p>
      <text:p text:style-name="P3">3. JE3: =002193</text:p>
      <text:p text:style-name="P3">im back!</text:p>
      <text:p text:style-name="P3">i went to investigate the explosion i heard</text:p>
      <text:p text:style-name="P3">yes!!!!!</text:p>
      <text:p text:style-name="P3">how did you know??</text:p>
      <text:p text:style-name="P3"><text:soft-page-break/>no i am fine!</text:p>
      <text:p text:style-name="P3">it landed a pretty good ways from my house and i went to look at it</text:p>
      <text:p text:style-name="P3">and its pretty big!</text:p>
      <text:p text:style-name="P3">but bec doesnt want me to go near it</text:p>
      <text:p text:style-name="P3">so i came home</text:p>
      <text:p text:style-name="P3">he seems to think its dangerous!</text:p>
      <text:p text:style-name="P3">anyway what have you been up to john?</text:p>
      <text:p text:style-name="P3">oh!!!! did you get my package yet? :O</text:p>
      <text:p text:style-name="P3">oh no!</text:p>
      <text:p text:style-name="P3">thats terrible john! im so sorry!</text:p>
      <text:p text:style-name="P3">O_O</text:p>
      <text:p text:style-name="P3">well.....</text:p>
      <text:p text:style-name="P3">it sounds really crazy and kind of scary but.....</text:p>
      <text:p text:style-name="P3">it also sounds kind of exciting!</text:p>
      <text:p text:style-name="P3">i dont know john maybe this is your destiny</text:p>
      <text:p text:style-name="P3">if anyone can save the world i think it is probably you! </text:p>
      <text:p text:style-name="P3">yes!</text:p>
      <text:p text:style-name="P3">hahaha</text:p>
      <text:p text:style-name="P3">he is so silly!</text:p>
      <text:p text:style-name="P3">_</text:p>
      <text:p text:style-name="P3">4. DS1: =002282</text:p>
      <text:p text:style-name="P3">hi dave!!</text:p>
      <text:p text:style-name="P3">not much sup with you!!</text:p>
      <text:p text:style-name="P3">bro! hehehe</text:p>
      <text:p text:style-name="P3">great! feeling cool today?</text:p>
      <text:p text:style-name="P3">mr cool guy?</text:p>
      <text:p text:style-name="P3"><text:soft-page-break/>sooooo cooooooool!!!</text:p>
      <text:p text:style-name="P3">:D</text:p>
      <text:p text:style-name="P3">so have you talked to john today???</text:p>
      <text:p text:style-name="P3">lol</text:p>
      <text:p text:style-name="P3">well that doesnt sound like much fun!</text:p>
      <text:p text:style-name="P3">:)</text:p>
      <text:p text:style-name="P3">i want to tell him happy birthday and ask him about his birthday package!</text:p>
      <text:p text:style-name="P3">i think it did!</text:p>
      <text:p text:style-name="P3">and i think mine came too</text:p>
      <text:p text:style-name="P3">no!!!!!!!</text:p>
      <text:p text:style-name="P3">he will not open it</text:p>
      <text:p text:style-name="P3">he will lose it!!!</text:p>
      <text:p text:style-name="P3">no its good actually!</text:p>
      <text:p text:style-name="P3">because he will find it again later when he really needs it</text:p>
      <text:p text:style-name="P3">which of course is why i sent it in the first place!</text:p>
      <text:p text:style-name="P3">i dont know</text:p>
      <text:p text:style-name="P3">i just know that i know!</text:p>
      <text:p text:style-name="P3">anyway i have to go!</text:p>
      <text:p text:style-name="P3">i have to feed bec which is always a bit of an undertaking</text:p>
      <text:p text:style-name="P3">heheheh!</text:p>
      <text:p text:style-name="P3">i dont think i could if i tried!!!</text:p>
      <text:p text:style-name="P3">._.</text:p>
      <text:p text:style-name="P3">yes i guess an encounter with him is almost certain</text:p>
      <text:p text:style-name="P3">it is usually........</text:p>
      <text:p text:style-name="P3">intense!!!</text:p>
      <text:p text:style-name="P3">yeah he totally is!!!</text:p>
      <text:p text:style-name="P3"><text:soft-page-break/>anyway gotta go!</text:p>
      <text:p text:style-name="P3">&lt;3</text:p>
      <text:p text:style-name="P3">_</text:p>
      <text:p text:style-name="P3">5. RL1: =002342</text:p>
      <text:p text:style-name="P3">hi happy birthday rose!!! &lt;3</text:p>
      <text:p text:style-name="P3">did you get johns present yet?</text:p>
      <text:p text:style-name="P3">yeah i know!!</text:p>
      <text:p text:style-name="P3">what will you make with it?</text:p>
      <text:p text:style-name="P3">well john did tell me what it was duh.....</text:p>
      <text:p text:style-name="P3">oh but rose i dont think he meant anything like that by it!!</text:p>
      <text:p text:style-name="P3">you see not everybody always means the opposite of what they say the way you and dave always do</text:p>
      <text:p text:style-name="P3">yep!</text:p>
      <text:p text:style-name="P3">i finally finished a present for him</text:p>
      <text:p text:style-name="P3">ive been working on it for years!!!!</text:p>
      <text:p text:style-name="P3">heheheh.... :)</text:p>
      <text:p text:style-name="P3">i just mailed it too so it is sure to get there on time</text:p>
      <text:p text:style-name="P3">mail takes a while to get anywhere from here!!!</text:p>
      <text:p text:style-name="P3">i dont think you really mean that!</text:p>
      <text:p text:style-name="P3">err.......</text:p>
      <text:p text:style-name="P3">no :(</text:p>
      <text:p text:style-name="P3">sorry but you are sort of hard shop for &lt;_&lt;</text:p>
      <text:p text:style-name="P3">besides i have something for you today that i think you will like better than some thing in a box!</text:p>
      <text:p text:style-name="P3">it is a tip!!!!</text:p>
      <text:p text:style-name="P3">did you have a pet a long time ago that died?</text:p>
      <text:p text:style-name="P3">ok well how did you feel about your cat, did you love him a lot?</text:p>
      <text:p text:style-name="P3"><text:soft-page-break/>ummmmm ok....</text:p>
      <text:p text:style-name="P3">thats fine!!!</text:p>
      <text:p text:style-name="P3">it doesnt really matter i think, just.....</text:p>
      <text:p text:style-name="P3">what if someone told you you could play a game that would bring him back to life?</text:p>
      <text:p text:style-name="P3">yes that someone is me!!!!!!!!</text:p>
      <text:p text:style-name="P3">i just thought you might find it interesting</text:p>
      <text:p text:style-name="P3">oh i dont know</text:p>
      <text:p text:style-name="P3">im just saying is all</text:p>
      <text:p text:style-name="P3">i think youll hear about it later and maybe you can talk to john and dave about it</text:p>
      <text:p text:style-name="P3">they are way more into all that stuff than i am!!!!</text:p>
      <text:p text:style-name="P3">_</text:p>
      <text:p text:style-name="P3">6. JE4: =002552</text:p>
      <text:p text:style-name="P3">hey!!!!</text:p>
      <text:p text:style-name="P3">how is your adventure going john?</text:p>
      <text:p text:style-name="P3">thats good!!</text:p>
      <text:p text:style-name="P3">hmm well i think whatever it is it must be pretty important!</text:p>
      <text:p text:style-name="P3">dont lose hope john i think it will all turn out for the best if you stay positive....</text:p>
      <text:p text:style-name="P3">just keep listening to your grandmothers advice!!!</text:p>
      <text:p text:style-name="P3">oh uhhh.......</text:p>
      <text:p text:style-name="P3">i dont know didnt you???</text:p>
      <text:p text:style-name="P3">yeah maybe that was it!!</text:p>
      <text:p text:style-name="P3">heheheh :D</text:p>
      <text:p text:style-name="P3">oh well john</text:p>
      <text:p text:style-name="P3">i want to explain lots of things to you....</text:p>
      <text:p text:style-name="P3">some things that i know</text:p>
      <text:p text:style-name="P3"><text:soft-page-break/>im just......</text:p>
      <text:p text:style-name="P3">waiting!</text:p>
      <text:p text:style-name="P3">oh! john!!!</text:p>
      <text:p text:style-name="P3">i forgot i was messaging you about that meteor that fell near my house!</text:p>
      <text:p text:style-name="P3">oh boy.... well........</text:p>
      <text:p text:style-name="P3">it turns out i was confused about it...</text:p>
      <text:p text:style-name="P3">really confused! o_o;</text:p>
      <text:p text:style-name="P3">see i guess i fell asleep for a while and.....</text:p>
      <text:p text:style-name="P3">lost track of time</text:p>
      <text:p text:style-name="P3">that happens!!</text:p>
      <text:p text:style-name="P3">well.....</text:p>
      <text:p text:style-name="P3">its hard to explain!!!</text:p>
      <text:p text:style-name="P3">but...</text:p>
      <text:p text:style-name="P3">i know what it is now!</text:p>
      <text:p text:style-name="P3">and now i know everythings going to be ok!!!</text:p>
      <text:p text:style-name="P3">oh gosh john i really want to tell you all this stuff!!!</text:p>
      <text:p text:style-name="P3">but i cant yet</text:p>
      <text:p text:style-name="P3">i really think you need to wake up first!</text:p>
      <text:p text:style-name="P3">well ok not literally</text:p>
      <text:p text:style-name="P3">well ok maybe KINDA literally!!</text:p>
      <text:p text:style-name="P3">lol :)</text:p>
      <text:p text:style-name="P3">anyway time for you to go john</text:p>
      <text:p text:style-name="P3">i think you have some company!!!</text:p>
      <text:p text:style-name="P3">&lt;3</text:p>
      <text:p text:style-name="P3">_</text:p>
      <text:p text:style-name="P1">Act 3</text:p>
      <text:p text:style-name="P3"><text:soft-page-break/>_</text:p>
      <text:p text:style-name="P3">7. DS2. =002735</text:p>
      <text:p text:style-name="P3">COPY OF CONVERSATION DS1. =002282</text:p>
      <text:p text:style-name="P3">_</text:p>
      <text:p text:style-name="P3">8. RL2: =002738</text:p>
      <text:p text:style-name="P3">hahaha yes ok but we cant talk for long!!!</text:p>
      <text:p text:style-name="P3">well yes i do but its just that you will lose your internet connection soon!!!!!</text:p>
      <text:p text:style-name="P3">and we wont talk again for a pretty long time</text:p>
      <text:p text:style-name="P3">not until you enter!</text:p>
      <text:p text:style-name="P3">yeah!</text:p>
      <text:p text:style-name="P3">lol what did you want to know?</text:p>
      <text:p text:style-name="P3">there sure are a lot of challenges but yes i am sure!!</text:p>
      <text:p text:style-name="P3">dave is cool, you know he will come around when the time is right</text:p>
      <text:p text:style-name="P3">he just has a lot of work to do first</text:p>
      <text:p text:style-name="P3">and so do you!</text:p>
      <text:p text:style-name="P3">youll need to keep searching for a stable signal and power source, it will be hard but dont give up!!!</text:p>
      <text:p text:style-name="P3">and dont worry about me either, focus on playing with john first</text:p>
      <text:p text:style-name="P3">it all starts with you two!</text:p>
      <text:p text:style-name="P3">haha dark? thats ridiculous!</text:p>
      <text:p text:style-name="P3">i dont really know what to tell you other than its not going to be what you think it is</text:p>
      <text:p text:style-name="P3">and most importantly you will have your questions answered, but they will be the ones you havent thought to ask yet!</text:p>
      <text:p text:style-name="P3">just be patient and be brave youll see</text:p>
      <text:p text:style-name="P3">it will be fun!!!!!!</text:p>
      <text:p text:style-name="P3">uh oh looks like youve got to go</text:p>
      <text:p text:style-name="P3"><text:soft-page-break/>take care rose! &lt;3&lt;3&lt;3</text:p>
      <text:p text:style-name="P3">_</text:p>
      <text:p text:style-name="P3">9. KV1: =002759</text:p>
      <text:p text:style-name="P3">oh nooooooo</text:p>
      <text:p text:style-name="P3">&gt;:O</text:p>
      <text:p text:style-name="P3">you can leave me alone!!!!!</text:p>
      <text:p text:style-name="P3">how can you even be talking to me after i blocked you....</text:p>
      <text:p text:style-name="P3">AND after i logged out????</text:p>
      <text:p text:style-name="P3">i get that youre a jerk and you should shut up!</text:p>
      <text:p text:style-name="P3">goodbye you jerk!!!!!!!!!</text:p>
      <text:p text:style-name="P3">_</text:p>
      <text:p text:style-name="P3">10. JE5: =002900</text:p>
      <text:p text:style-name="P3">yay thank you john!!!!! :D</text:p>
      <text:p text:style-name="P3">heheh i know but it is nice of you to think of us all like that!</text:p>
      <text:p text:style-name="P3">im sure it is great, i cant wait either!!!!!</text:p>
      <text:p text:style-name="P3">it might take a while to get here from there but it will be worth the wait!</text:p>
      <text:p text:style-name="P3">john thats ok really! im sure will get to me exactly when it needs to and it will be a nice surprise when it does! </text:p>
      <text:p text:style-name="P3">&lt;3......</text:p>
      <text:p text:style-name="P3">uhhhh hold on</text:p>
      <text:p text:style-name="P3">ok im back sorry</text:p>
      <text:p text:style-name="P3">i had to tell someone to go away!</text:p>
      <text:p text:style-name="P3">yup :o</text:p>
      <text:p text:style-name="P3">ive never had any sort of feeling about them or what they want which is kind of weird!!!</text:p>
      <text:p text:style-name="P3">but it seems to me like they are probably all different people and not one guy</text:p>
      <text:p text:style-name="P3"><text:soft-page-break/>i have counted twelve</text:p>
      <text:p text:style-name="P3">some people just like to needle others for some reason john</text:p>
      <text:p text:style-name="P3">it is like a game i guess. they are like pranksters!!</text:p>
      <text:p text:style-name="P3">but i think they are mostly harmless</text:p>
      <text:p text:style-name="P3">every so often they manage to get through my block filter and hassle me. its been going on for years! actually some of them are kind of funny i think hehe</text:p>
      <text:p text:style-name="P3">_</text:p>
      <text:p text:style-name="P3">11. JE6: =002973</text:p>
      <text:p text:style-name="P3">COPY OF CONVERSATIONS JE2: =002069 AND JE3: =002193</text:p>
      <text:p text:style-name="P3">_</text:p>
      <text:p text:style-name="P3">12. JE7: =002974</text:p>
      <text:p text:style-name="P3">COPY OF CONVERSATION JE4: =002552</text:p>
      <text:p text:style-name="P3">_</text:p>
      <text:p text:style-name="P1">Intermission</text:p>
      <text:p text:style-name="P3">_</text:p>
      <text:p text:style-name="P1">Act 4</text:p>
      <text:p text:style-name="P3">_</text:p>
      <text:p text:style-name="P3">13. JE8: =003291</text:p>
      <text:p text:style-name="P3">john hi!!!!!</text:p>
      <text:p text:style-name="P3">are you on the ground below the clouds yet?</text:p>
      <text:p text:style-name="P3">no i havent talked to her yet but id like to soon</text:p>
      <text:p text:style-name="P3">ive got a lot of catching up to do with all of you!</text:p>
      <text:p text:style-name="P3">sorry ive been so scarce ive just been so busy running around like crazy and looking after my dog and stuff all day!!!!</text:p>
      <text:p text:style-name="P3">i think he just locked me in my room actually :\</text:p>
      <text:p text:style-name="P3">yeah</text:p>
      <text:p text:style-name="P3"><text:soft-page-break/>:D</text:p>
      <text:p text:style-name="P3">hey john can you hold on i have to talk to dave and start playing this game with him</text:p>
      <text:p text:style-name="P3">sburb!!!! duh what else!</text:p>
      <text:p text:style-name="P3">oh jeez i was asleep when i said that silly!</text:p>
      <text:p text:style-name="P3">of course i know what it is</text:p>
      <text:p text:style-name="P3">from the ruins</text:p>
      <text:p text:style-name="P3">its daves copy</text:p>
      <text:p text:style-name="P3">i know right! hehehe</text:p>
      <text:p text:style-name="P3">oh!!!!</text:p>
      <text:p text:style-name="P3">that reminds me since im setting the game up with dave to be his server you are going to need to do the same thing for me</text:p>
      <text:p text:style-name="P3">can you see from where youre standing the place your dads car would have fallen?</text:p>
      <text:p text:style-name="P3">you should go there and get your copy of the server and set up with me.....</text:p>
      <text:p text:style-name="P3">oh and also get your package!!!!!! :)</text:p>
      <text:p text:style-name="P3">johhhhn will you stop trying to trap me!!!</text:p>
      <text:p text:style-name="P3">you TOLD me the car fell remember?</text:p>
      <text:p text:style-name="P3">jeeeez</text:p>
      <text:p text:style-name="P3">JEEEEEEEEEEEEEEEEZ!!!!!</text:p>
      <text:p text:style-name="P3">john im not any more psychic than you though</text:p>
      <text:p text:style-name="P3">hahahaha oops ok!</text:p>
      <text:p text:style-name="P3">i mean i know lots of things but im really serious its no more information than what you have access to</text:p>
      <text:p text:style-name="P3">but you dont know it yet</text:p>
      <text:p text:style-name="P3">anyway we can talk more about it soon.....</text:p>
      <text:p text:style-name="P3">i wont have to be so coy with you anymore because im pretty sure most of the stuff that was supposed to happen has already happened</text:p>
      <text:p text:style-name="P3"><text:soft-page-break/>i couldnt tell you about it because it would have messed it up!</text:p>
      <text:p text:style-name="P3">just give me a few minutes while i set up this game!</text:p>
      <text:p text:style-name="P3">and say hi to the salamanders for me</text:p>
      <text:p text:style-name="P3">&lt;3</text:p>
      <text:p text:style-name="P3">_</text:p>
      <text:p text:style-name="P3">14. DS3: =003293</text:p>
      <text:p text:style-name="P3">yo yooooooo!!!!!!!</text:p>
      <text:p text:style-name="P3">so youre finally playing the game with rose?</text:p>
      <text:p text:style-name="P3">shes probably just exploring im sure she will come around soon....</text:p>
      <text:p text:style-name="P3">but its great that you got her out of there in time!!!</text:p>
      <text:p text:style-name="P3">so how does it feel to be a BIG TIME HERO</text:p>
      <text:p text:style-name="P3">mister braveybrave mcheropants</text:p>
      <text:p text:style-name="P3">hehehe</text:p>
      <text:p text:style-name="P3">but it turns out to be CRAZY what kind of basket ball this man plays!</text:p>
      <text:p text:style-name="P3">ummmm......</text:p>
      <text:p text:style-name="P3">the HOOP IS ON FIRE...</text:p>
      <text:p text:style-name="P3">ok i forget how it goes</text:p>
      <text:p text:style-name="P3">yes!!!!!!</text:p>
      <text:p text:style-name="P3">so now it is my turn to be the star!</text:p>
      <text:p text:style-name="P3">i will be your hero</text:p>
      <text:p text:style-name="P3">its me</text:p>
      <text:p text:style-name="P3">i installed the game!</text:p>
      <text:p text:style-name="P3">im connecting to you as the server player</text:p>
      <text:p text:style-name="P3">dont worry!</text:p>
      <text:p text:style-name="P3">you can keep playing with rose while i just set up a few things</text:p>
      <text:p text:style-name="P3"><text:soft-page-break/>i figured id get a good head start to avoid all the drama you guys are always getting into</text:p>
      <text:p text:style-name="P3">such a bunch of drama queens!!!</text:p>
      <text:p text:style-name="P3">(DRAMA DRAMA DRAMA)</text:p>
      <text:p text:style-name="P3">yes!</text:p>
      <text:p text:style-name="P3">itll come when it comes regardless of what we do</text:p>
      <text:p text:style-name="P3">the timer really just lets you know when its coming</text:p>
      <text:p text:style-name="P3">yes look here it is!</text:p>
      <text:p text:style-name="P5"><text:a xlink:type="simple" xlink:href="http://bit.ly/d7kXrQ" text:style-name="Internet_20_link" text:visited-style-name="Visited_20_Internet_20_Link"><text:span text:style-name="T1">http://bit.ly/d7kXrQ</text:span></text:a></text:p>
      <text:p text:style-name="P3">it is REALLY REALLY big</text:p>
      <text:p text:style-name="P3">ok i dont actually know :(</text:p>
      <text:p text:style-name="P3">hehe yeah....</text:p>
      <text:p text:style-name="P3">thanks i will! &lt;3</text:p>
      <text:p text:style-name="P3">_</text:p>
      <text:p text:style-name="P3">15. DS4: =003300</text:p>
      <text:p text:style-name="P3">these darn birds are in the way!</text:p>
      <text:p text:style-name="P3">what are they doing in your apartment anyway!!!</text:p>
      <text:p text:style-name="P3">also they are adorable</text:p>
      <text:p text:style-name="P3">ohhhhhhh</text:p>
      <text:p text:style-name="P3">kind of like all those silly naked puppets are your bros thing?</text:p>
      <text:p text:style-name="P3">also i think i cant put it down because of the wires on the floor.....</text:p>
      <text:p text:style-name="P3">i wish i played more games</text:p>
      <text:p text:style-name="P3">this is hard!!!!</text:p>
      <text:p text:style-name="P3">:P</text:p>
      <text:p text:style-name="P3">_</text:p>
      <text:p text:style-name="P3">16. DS5: =003306</text:p>
      <text:p text:style-name="P3"><text:soft-page-break/>oh fuck!!!!!!</text:p>
      <text:p text:style-name="P3">_</text:p>
      <text:p text:style-name="P3">17. DS6: =003338</text:p>
      <text:p text:style-name="P3">hi dave!!!!</text:p>
      <text:p text:style-name="P3">hehehe what??</text:p>
      <text:p text:style-name="P3">4 hours until what?</text:p>
      <text:p text:style-name="P3">_</text:p>
      <text:p text:style-name="P3">18. DS7: =003339</text:p>
      <text:p text:style-name="P3">ummm....</text:p>
      <text:p text:style-name="P3">i................</text:p>
      <text:p text:style-name="P3">i think i might be!</text:p>
      <text:p text:style-name="P3">im not panicking i feel fine!</text:p>
      <text:p text:style-name="P3">&lt;_&lt;;</text:p>
      <text:p text:style-name="P3">i wont look ok jeez!!!!!</text:p>
      <text:p text:style-name="P3">stop being a huge baby and go peeeeee!!!!!!!!!!!!</text:p>
      <text:p text:style-name="P3">_</text:p>
      <text:p text:style-name="P3">19. DS8: =003344</text:p>
      <text:p text:style-name="P3">oh nooooooooooooooooooooooooooooooooooooooo</text:p>
      <text:p text:style-name="P3">:(</text:p>
      <text:p text:style-name="P3">dave</text:p>
      <text:p text:style-name="P3">:(</text:p>
      <text:p text:style-name="P3">dave this poor bird</text:p>
      <text:p text:style-name="P3">the one with the sword through it!!!</text:p>
      <text:p text:style-name="P3">but isnt this your sword?</text:p>
      <text:p text:style-name="P3">:|</text:p>
      <text:p text:style-name="P3">all i know is........</text:p>
      <text:p text:style-name="P3">its sharp and its through a bird and its a sword</text:p>
      <text:p text:style-name="P3"><text:soft-page-break/>end of story!!!!!!</text:p>
      <text:p text:style-name="P3">i am going to help the poor bird</text:p>
      <text:p text:style-name="P3">_</text:p>
      <text:p text:style-name="P3">20. DS9: =003347</text:p>
      <text:p text:style-name="P3">what do you mean i just brought the cute birdie back to life!!!</text:p>
      <text:p text:style-name="P3">isnt he great?</text:p>
      <text:p text:style-name="P3">gosh im SOOOO SOOOORRY!!!!!!!!</text:p>
      <text:p text:style-name="P3">i was tired!</text:p>
      <text:p text:style-name="P3">well you are out of luck.....</text:p>
      <text:p text:style-name="P3">i will wake up when im good and ready!</text:p>
      <text:p text:style-name="P3">_</text:p>
      <text:p text:style-name="P3">21. DS10: =003348</text:p>
      <text:p text:style-name="P3">yes why</text:p>
      <text:p text:style-name="P3">ummmmmm....</text:p>
      <text:p text:style-name="P3">the right side...</text:p>
      <text:p text:style-name="P3">why??</text:p>
      <text:p text:style-name="P3">okaaay......</text:p>
      <text:p text:style-name="P3">...</text:p>
      <text:p text:style-name="P3">_</text:p>
      <text:p text:style-name="P3">22. DS11: =003405</text:p>
      <text:p text:style-name="P3">duuurrrrr dave i was going to build some stairs up there durrrrrhhhhhh</text:p>
      <text:p text:style-name="P3">gosh i dont know i guess i didnt find the time to make them because i keep getting punched in the face by robots and stuff!!!!!!!</text:p>
      <text:p text:style-name="P3">;p</text:p>
      <text:p text:style-name="P3">i dont know!</text:p>
      <text:p text:style-name="P3">nope....</text:p>
      <text:p text:style-name="P3"><text:soft-page-break/>what was it doing up there?</text:p>
      <text:p text:style-name="P3">_</text:p>
      <text:p text:style-name="P3">23. DS12: =003407</text:p>
      <text:p text:style-name="P3">i think your sprite wants to hatch it!</text:p>
      <text:p text:style-name="P3">awww</text:p>
      <text:p text:style-name="P3">hmm...</text:p>
      <text:p text:style-name="P3">i dont know it looks like its pretty warm where you are</text:p>
      <text:p text:style-name="P3">maybe not too long then????</text:p>
      <text:p text:style-name="P3">i guess we'll find out!</text:p>
      <text:p text:style-name="P3">:(</text:p>
      <text:p text:style-name="P3">_</text:p>
      <text:p text:style-name="P3">24. DS13: =003410</text:p>
      <text:p text:style-name="P3">ok some of these things we can deploy but some things we dont have nearly enough grist for!</text:p>
      <text:p text:style-name="P3">no no weve got enough for that.....</text:p>
      <text:p text:style-name="P3">but its still pretty expensive</text:p>
      <text:p text:style-name="P3">yeah me too!</text:p>
      <text:p text:style-name="P3">and we have 2000 to work with</text:p>
      <text:p text:style-name="P3">ok 1998 ._.</text:p>
      <text:p text:style-name="P3">ohhh...</text:p>
      <text:p text:style-name="P3">how much did rose start with? when she was playing with john?</text:p>
      <text:p text:style-name="P3">k</text:p>
      <text:p text:style-name="P3">i guess we keep getting more with each server/client connection!</text:p>
      <text:p text:style-name="P3">no!!!!</text:p>
      <text:p text:style-name="P3">i cant buy the holopad thingy and the intellibeam laserstation</text:p>
      <text:p text:style-name="P3">hahahaha no theyre right here!</text:p>
      <text:p text:style-name="P3">they cost a fortune</text:p>
      <text:p text:style-name="P3"><text:soft-page-break/>yeah ive got that too!</text:p>
      <text:p text:style-name="P3">i will deploy it</text:p>
      <text:p text:style-name="P3">yes i think that is how it works</text:p>
      <text:p text:style-name="P3">when john connects with me he will probably get some cool new things too!</text:p>
      <text:p text:style-name="P3">_</text:p>
      <text:p text:style-name="P3">25. DS14: =003411</text:p>
      <text:p text:style-name="P3">i suppose just hang on to them for a while........</text:p>
      <text:p text:style-name="P3">and then later</text:p>
      <text:p text:style-name="P3">just do whatever you are naturally compelled to do with them!</text:p>
      <text:p text:style-name="P3">_</text:p>
      <text:p text:style-name="P3">26. JE9: AND KV2: =003425</text:p>
      <text:p text:style-name="P3">JE - COPY OF CONVERSATION JE5: =002900</text:p>
      <text:p text:style-name="P3">KV - what do you want?????</text:p>
      <text:p text:style-name="P3">this is nonsense</text:p>
      <text:p text:style-name="P3">every time i believe something you say you laugh at me and call me a gullible human!!!!</text:p>
      <text:p text:style-name="P3">its so childish</text:p>
      <text:p text:style-name="P3">D:</text:p>
      <text:p text:style-name="P3">i dont know what youre talking about at all.....</text:p>
      <text:p text:style-name="P3">its another prank</text:p>
      <text:p text:style-name="P3">no</text:p>
      <text:p text:style-name="P3">you mean the robot you think is stupid?</text:p>
      <text:p text:style-name="P3">the one youve mocked me for having on a number of occasions???</text:p>
      <text:p text:style-name="P3">this is the worst prank youve ever pulled!!!!!!</text:p>
      <text:p text:style-name="P3">why should i do that?</text:p>
      <text:p text:style-name="P3">_</text:p>
      <text:p text:style-name="P3"><text:soft-page-break/>27. DS15: =003463</text:p>
      <text:p text:style-name="P3">dave here punch this code!</text:p>
      <text:p text:style-name="P3">L229BxoG</text:p>
      <text:p text:style-name="P3">and then put it in the jumper shunty thing and see what it does</text:p>
      <text:p text:style-name="P3">_</text:p>
      <text:p text:style-name="P3">28. DS16: =003464</text:p>
      <text:p text:style-name="P3">well i think this is only one way to consolidate all the gizmo features....</text:p>
      <text:p text:style-name="P3">hang on ill give you more codes!!!</text:p>
      <text:p text:style-name="P3">_</text:p>
      <text:p text:style-name="P3">29. RL3: =003527</text:p>
      <text:p text:style-name="P3">hehehe......</text:p>
      <text:p text:style-name="P3">yeah i bet hes right!</text:p>
      <text:p text:style-name="P3">wow no i dont think so...</text:p>
      <text:p text:style-name="P3">hes being a bit more literal than that!</text:p>
      <text:p text:style-name="P3">what did he say?</text:p>
      <text:p text:style-name="P3">:)</text:p>
      <text:p text:style-name="P3">well what he meant was.....</text:p>
      <text:p text:style-name="P3">that you have a dream self</text:p>
      <text:p text:style-name="P3">who is supposed to wake up whenever your real self goes to sleep</text:p>
      <text:p text:style-name="P3">we all do! all four of us i mean</text:p>
      <text:p text:style-name="P3">but see your dream self still stays asleep when you go to sleep</text:p>
      <text:p text:style-name="P3">because you havent woken up yet!</text:p>
      <text:p text:style-name="P3">yes</text:p>
      <text:p text:style-name="P3">no you would not be out of line!</text:p>
      <text:p text:style-name="P3">in fact im asleep now</text:p>
      <text:p text:style-name="P3">:p</text:p>
      <text:p text:style-name="P3"><text:soft-page-break/>no only i can do that!</text:p>
      <text:p text:style-name="P3">because of my robot</text:p>
      <text:p text:style-name="P3">you guys can probably make your own i guess......</text:p>
      <text:p text:style-name="P3">but you need to wake up first for it to matter and maybe by the time that happens you might not even need them!!!</text:p>
      <text:p text:style-name="P3">um.......</text:p>
      <text:p text:style-name="P3">ok well i dont really know how to answer the second part but yeah shes dreaming!</text:p>
      <text:p text:style-name="P3">shes most likely lying in your bed troubled and restless</text:p>
      <text:p text:style-name="P3">about things burdening her</text:p>
      <text:p text:style-name="P3">which is to say you!!!!!</text:p>
      <text:p text:style-name="P3">things about who you really are and what your purpose is</text:p>
      <text:p text:style-name="P3">but you cant start figuring those things out yet because youre not awake because youre not ready yet</text:p>
      <text:p text:style-name="P3">thats why you have such terrible dreams all the time rose!</text:p>
      <text:p text:style-name="P3">im sure it would help to start piecing together the clues to nudge your subconscious</text:p>
      <text:p text:style-name="P3">or maybe face some things you havent faced yet?</text:p>
      <text:p text:style-name="P3">i dunno! its for you to find out</text:p>
      <text:p text:style-name="P3">maybe the stuff you wrote on your walls can give you a clue?</text:p>
      <text:p text:style-name="P3">the....</text:p>
      <text:p text:style-name="P3">er</text:p>
      <text:p text:style-name="P3">didnt dave tell you?</text:p>
      <text:p text:style-name="P3">._.</text:p>
      <text:p text:style-name="P3">he said he was going to tell you &lt;_&lt;;</text:p>
      <text:p text:style-name="P3">_</text:p>
      <text:p text:style-name="P3">30. RL4: =003529</text:p>
      <text:p text:style-name="P3">yeah hes pretty tied up right now!</text:p>
      <text:p text:style-name="P3"><text:soft-page-break/>noooooooooooooooooooo</text:p>
      <text:p text:style-name="P3">_</text:p>
      <text:p text:style-name="P3">31. RL5: =003530</text:p>
      <text:p text:style-name="P3">he made me promise not to bug him while im asleep!</text:p>
      <text:p text:style-name="P3">but he will find a way to be clever and make me punch myself in the face again :(</text:p>
      <text:p text:style-name="P3">_</text:p>
      <text:p text:style-name="P3">32. RL6: =003553</text:p>
      <text:p text:style-name="P3">COPY OF CONVERSATIONS RL4: =003529 AND RL5: =003530</text:p>
      <text:p text:style-name="P3">_</text:p>
      <text:p text:style-name="P3">33. TN1: =003836</text:p>
      <text:p text:style-name="P3">ummmmmm.....</text:p>
      <text:p text:style-name="P3">oh! yes it appears so!!!</text:p>
      <text:p text:style-name="P3">i guess! ive been pretty busy here</text:p>
      <text:p text:style-name="P3">ive had to stay asleep for a long time because john is supposed to wake up soon</text:p>
      <text:p text:style-name="P3">but he just wont wake up!!!!!</text:p>
      <text:p text:style-name="P3">im pretty sure im supposed to be the one to wake him but i dont know what to do :(</text:p>
      <text:p text:style-name="P3">huh??</text:p>
      <text:p text:style-name="P3">oh......</text:p>
      <text:p text:style-name="P3">well thanks for trying anyway!</text:p>
      <text:p text:style-name="P3">i hope so!</text:p>
      <text:p text:style-name="P3">what am i doing when i wake up?</text:p>
      <text:p text:style-name="P3">oh no!!!!!</text:p>
      <text:p text:style-name="P3">yes i know what you mean....</text:p>
      <text:p text:style-name="P3">that sounds like it would be fun!</text:p>
      <text:p text:style-name="P3">but you guys never even played pranks on me, you were always just <text:soft-page-break/>kinda mean D:</text:p>
      <text:p text:style-name="P3">well i know i havent trolled you guys!</text:p>
      <text:p text:style-name="P3">or not yet.........</text:p>
      <text:p text:style-name="P3">heheheh</text:p>
      <text:p text:style-name="P3">oh yeah!</text:p>
      <text:p text:style-name="P3">i totally forgot about that</text:p>
      <text:p text:style-name="P3">does it really blow up or was that another trick?</text:p>
      <text:p text:style-name="P3">hmmmmm</text:p>
      <text:p text:style-name="P3">you could ask me in the future!</text:p>
      <text:p text:style-name="P3">is he not a nice guy?</text:p>
      <text:p text:style-name="P3">hmmm....</text:p>
      <text:p text:style-name="P3">well maybe hes just been through some tough times</text:p>
      <text:p text:style-name="P3">maybe we should give him the benefit of the doubt?</text:p>
      <text:p text:style-name="P3">for whatever its worth i think youre a pretty nice guy too!</text:p>
      <text:p text:style-name="P3">also you seem to be the only one who ever thinks to talk to me while im asleep!</text:p>
      <text:p text:style-name="P3">why is that?</text:p>
      <text:p text:style-name="P3">oh no!!!</text:p>
      <text:p text:style-name="P3">dream selves can die?</text:p>
      <text:p text:style-name="P3">i never knew that</text:p>
      <text:p text:style-name="P3">or even thought about it....</text:p>
      <text:p text:style-name="P3">i guess it makes sense though</text:p>
      <text:p text:style-name="P3">_</text:p>
      <text:p text:style-name="P3">34. JE10: =003857</text:p>
      <text:p text:style-name="P3">dear john,</text:p>
      <text:p text:style-name="P3">happy birthday!!!!!!! :D</text:p>
      <text:p text:style-name="P3">even though its super late and you probably went through a lot of <text:soft-page-break/>trouble to get it, i really hope this present cheers you up! you looked so sad while you were reading my letter. um... which is to say, the one you are reading now. i can explain!!!</text:p>
      <text:p text:style-name="P3">you see, when i go to sleep, in my dreams i wake up on the moon of a planet called prospit. by now you must know about this place! i have lived there in my dreams most of my life and i made so many friends there over the years. and you were there too! but you were asleep. the fact that you are awake now i think means all my friends are in trouble. you are awake because it is your job to help them. we will both help them!</text:p>
      <text:p text:style-name="P3">but ummm..... i know these things because while i was on the moon, whenever it passed through skaia i could see lots of things in the clouds. the past, the future, stuff about our friends, and stuff about you! now that you are awake, and apparently at the center of skaia (??? WOW!!!) you should be able to see stuff in the clouds too. maybe you already have!</text:p>
      <text:p text:style-name="P3">about this present! my penpal helped me work on it. he included a letter too! hes really funny and silly, i like him a lot and i think you would too. it took a long time between the two of us. and sure the present looks like a fun and completely ridiculous thing to get, but it is also really important! you are getting it exactly when you need it most. maybe thats hard to believe but its true! i saw it happen already. i dont see everything john, and i definitely dont know everything thats going to happen. but when i do know something, i always try to do my best to help people in the future! when im supposed to that is. youll get the hang of it.</text:p>
      <text:p text:style-name="P3">john i am REALLY looking forward to seeing you when you wake up!!!!! its been nice playing with my prospitian friends and all, but also kind of lonely knowing you were in the other tower sleeping and having lousy dreams. :( im not sure where i am when you are reading this but im sure ill make it down to where you are soon! (jeez how did you get down there??? oh well ill find out) i cant wait to fly around the moon with you and show you all my favorite places. itll be so much fun!!!!!!!!! :D</text:p>
      <text:p text:style-name="P3">&lt;3</text:p>
      <text:p text:style-name="P3">jade</text:p>
      <text:p text:style-name="P3">_</text:p>
      <text:p text:style-name="P1">Act 5</text:p>
      <text:p text:style-name="P3"><text:soft-page-break/>_</text:p>
      <text:p text:style-name="P1">Act 5 Act 2</text:p>
      <text:p text:style-name="P3">_</text:p>
      <text:p text:style-name="P3">35. FP1: =004750</text:p>
      <text:p text:style-name="P3">what!!!!!</text:p>
      <text:p text:style-name="P3">see what!</text:p>
      <text:p text:style-name="P3">go away</text:p>
      <text:p text:style-name="P3">bluhhh what are you talking about....</text:p>
      <text:p text:style-name="P3">my head hurts</text:p>
      <text:p text:style-name="P3">just stop it, stop trolling me</text:p>
      <text:p text:style-name="P3">i hate you all!!!!!!!!!!!!!</text:p>
      <text:p text:style-name="P3">about what!</text:p>
      <text:p text:style-name="P3">i dont remember talking to you at all</text:p>
      <text:p text:style-name="P3">my dream was horrible!!!</text:p>
      <text:p text:style-name="P3">i dont know what that was, i have never dreamed anything like it</text:p>
      <text:p text:style-name="P3">oh god....</text:p>
      <text:p text:style-name="P3">prospit :(</text:p>
      <text:p text:style-name="P3">is it really gone?</text:p>
      <text:p text:style-name="P3">uuuuuuuuugh D:</text:p>
      <text:p text:style-name="P3">oh......</text:p>
      <text:p text:style-name="P3">that was you?</text:p>
      <text:p text:style-name="P3">argh</text:p>
      <text:p text:style-name="P3">sorry but</text:p>
      <text:p text:style-name="P3">could you please</text:p>
      <text:p text:style-name="P3">not use all those stupid parentheses??????</text:p>
      <text:p text:style-name="P3">i can hardly read what you type and its giving me a migraine</text:p>
      <text:p text:style-name="P3"><text:soft-page-break/>what about the -E thing, can you stop that too? it is also annoying and stupid</text:p>
      <text:p text:style-name="P3">meh :\</text:p>
      <text:p text:style-name="P3">hehehe</text:p>
      <text:p text:style-name="P3">ok, sorry for sounding bossy</text:p>
      <text:p text:style-name="P3">you seem pretty nice, and you sure do look exotic</text:p>
      <text:p text:style-name="P3">i kind of always thought you were all like</text:p>
      <text:p text:style-name="P3">a bunch of really obnoxious humans</text:p>
      <text:p text:style-name="P3">hey feferi, i would like to remember......</text:p>
      <text:p text:style-name="P3">but everything is so foggy right now</text:p>
      <text:p text:style-name="P3">i remember prospit being attacked</text:p>
      <text:p text:style-name="P3">and</text:p>
      <text:p text:style-name="P3">falling.....</text:p>
      <text:p text:style-name="P3">aaaand</text:p>
      <text:p text:style-name="P3">i dunno :(</text:p>
      <text:p text:style-name="P3">do you know what happened?</text:p>
      <text:p text:style-name="P3">fffffff</text:p>
      <text:p text:style-name="P3">yeah, i gathered that! XC</text:p>
      <text:p text:style-name="P3">ohhhhhhh!!!!!</text:p>
      <text:p text:style-name="P3">i do remember you!</text:p>
      <text:p text:style-name="P3">i remember you were talking to me about my lusus, and i had no idea what you were talking about</text:p>
      <text:p text:style-name="P3">and still sort of dont :\</text:p>
      <text:p text:style-name="P3">but you must mean bec</text:p>
      <text:p text:style-name="P3">also it was shortly before your friend sent me a weird message</text:p>
      <text:p text:style-name="P3">about how my robot was going to explode, and i should talk to him when it happens</text:p>
      <text:p text:style-name="P3">this was months ago</text:p>
      <text:p text:style-name="P3"><text:soft-page-break/>it was the most awful and angry one</text:p>
      <text:p text:style-name="P3">i am so sick of him, i really dont want to talk to that pathetic jerk ever</text:p>
      <text:p text:style-name="P3">thats his name?</text:p>
      <text:p text:style-name="P3">hmmmm</text:p>
      <text:p text:style-name="P3">thats right, it was about some kind of plan...</text:p>
      <text:p text:style-name="P3">which he said me from the future told him about?</text:p>
      <text:p text:style-name="P3">i thought it was total nonsense at the time</text:p>
      <text:p text:style-name="P3">but</text:p>
      <text:p text:style-name="P3">i guess he was telling the truth</text:p>
      <text:p text:style-name="P3">so maybe i should talk to him? i dont know</text:p>
      <text:p text:style-name="P3">ewwwww</text:p>
      <text:p text:style-name="P3">ewwwwwwwwwwww!</text:p>
      <text:p text:style-name="P3">fish aliens are weird</text:p>
      <text:p text:style-name="P3">ok feferi, it was nice talking to you</text:p>
      <text:p text:style-name="P3">NOOOOOOOOOOOOOOOOOO</text:p>
      <text:p text:style-name="P3">i am never going to sleep again!</text:p>
      <text:p text:style-name="P3">never never never never never never</text:p>
      <text:p text:style-name="P3">yes, im so tired</text:p>
      <text:p text:style-name="P3">:(</text:p>
      <text:p text:style-name="P3">well, ok</text:p>
      <text:p text:style-name="P3">bye</text:p>
      <text:p text:style-name="P3">_</text:p>
      <text:p text:style-name="P3">36. KV3: =004751</text:p>
      <text:p text:style-name="P3">ok, my robot exploded</text:p>
      <text:p text:style-name="P3">now what smart guy!</text:p>
      <text:p text:style-name="P3">i knew i would regret this</text:p>
      <text:p text:style-name="P3"><text:soft-page-break/>talking to you is so terrible</text:p>
      <text:p text:style-name="P3">its making my headache worse</text:p>
      <text:p text:style-name="P3">uuuugh shut uuuuup!</text:p>
      <text:p text:style-name="P3">will you just tell me what you wanted?</text:p>
      <text:p text:style-name="P3">i cant believe i fell for this</text:p>
      <text:p text:style-name="P3">it was just a setup to troll me some more</text:p>
      <text:p text:style-name="P3">why do you go to such lengths to troll me? i just dont understand it</text:p>
      <text:p text:style-name="P3">thats ridiculous, humanning isnt a word</text:p>
      <text:p text:style-name="P3">and if it was, it would be a nicer thing to do than trolling!</text:p>
      <text:p text:style-name="P3">you know what i mean, stop pretending you dont</text:p>
      <text:p text:style-name="P3">aaaaaaa that is something a troll would say!</text:p>
      <text:p text:style-name="P3">i mean you are being patronizing and disingenuous to get a rise out of me</text:p>
      <text:p text:style-name="P3">and that is really really shitty!!!!!!</text:p>
      <text:p text:style-name="P3">i am so tired of it, and i am done talking to you forever</text:p>
      <text:p text:style-name="P3">bye karkat, it was awful knowing you!</text:p>
      <text:p text:style-name="P3">yes</text:p>
      <text:p text:style-name="P3">as if my day needed another reason to get worse</text:p>
      <text:p text:style-name="P3">what does that mean!</text:p>
      <text:p text:style-name="P3">is this another prank</text:p>
      <text:p text:style-name="P3">you are seriously the worst at pranks</text:p>
      <text:p text:style-name="P3">:|</text:p>
      <text:p text:style-name="P3">_</text:p>
      <text:p text:style-name="P3">37. KV4; DS17: =004752</text:p>
      <text:p text:style-name="P3">oh jeez, why am i doing this</text:p>
      <text:p text:style-name="P3">this is so stupid!</text:p>
      <text:p text:style-name="P3"><text:soft-page-break/>bluhhh youre so funny!!!!!</text:p>
      <text:p text:style-name="P3">are you enjoying yourself karkat?</text:p>
      <text:p text:style-name="P3">well obviously i know some things youve said are true</text:p>
      <text:p text:style-name="P3">its just hard to take everything at face value when youre always so nasty!</text:p>
      <text:p text:style-name="P3">ok i understand that you are another group of players and you are in some sort of trouble</text:p>
      <text:p text:style-name="P3">but maybe if you had been nice to me instead of terrorizing me all those years i would have believed you</text:p>
      <text:p text:style-name="P3">and we could have worked together to solve your problems as well as ours</text:p>
      <text:p text:style-name="P3">it just makes me sad to think thats probably impossible now because you are so angry and stubborn!</text:p>
      <text:p text:style-name="P3">uh huh</text:p>
      <text:p text:style-name="P3">sure karkat, whatever you say!</text:p>
      <text:p text:style-name="P3">aaauugh what the hell!!!</text:p>
      <text:p text:style-name="P3">i cant take this anymore!!!!!!!!</text:p>
      <text:p text:style-name="P3">i dont even know what im reading here but its preposterous and ive had it!</text:p>
      <text:p text:style-name="P3">i am just so angry, i cant believe i let you push me around all those years</text:p>
      <text:p text:style-name="P3">you are completely out of your mind, i was too nice by just blocking you and typing frowny faces and stuff</text:p>
      <text:p text:style-name="P3">i should have let you HAVE IT!!!!!!!!!!!!!!!!!!!!</text:p>
      <text:p text:style-name="P3">SHUT UP!!!!!!!</text:p>
      <text:p text:style-name="P3">future karkat, if you really are future karkat......</text:p>
      <text:p text:style-name="P3">where do you get off thinking you can just suddenly act like were pals because you said you apologized????</text:p>
      <text:p text:style-name="P3">if you want to apologize then great i am all ears! but just mentioning it off hand and then yelling at yourself the same way you yell at me all the time as if i need a knight to come save me from yourself is so lame, not to mention completely insane</text:p>
      <text:p text:style-name="P3"><text:soft-page-break/>i cant even believe the things im typing here! this is so stupid, talking to two of you at once is the worst thing imaginable</text:p>
      <text:p text:style-name="P3">you treat everyone horribly, even yourself, i cant even fathom how awful it is to be you</text:p>
      <text:p text:style-name="P3">past karkat, youre acting like a bigger jerk than he is and i think you know that! why dont you take his advice and grow up</text:p>
      <text:p text:style-name="P3">as if theres even a real difference between you two. three hours is hardly any time at all, you are the same person YOU FUCKING IDIOTS!!!!!!!!!</text:p>
      <text:p text:style-name="P3">stop it!!!!</text:p>
      <text:p text:style-name="P3">ugh, i dont know whats worse, jerk karkat or goofy sycophant karkat</text:p>
      <text:p text:style-name="P3">i cant stand it, whether youre trying to be nice or just being a crazy asshole, you are just so weird!!!</text:p>
      <text:p text:style-name="P3">im through humoring you, i dont even care about this stupid exploded robot mission, whatever that was</text:p>
      <text:p text:style-name="P3">hahaha, FAT CHANCE!!!!</text:p>
      <text:p text:style-name="P3">dave wait dont go!</text:p>
      <text:p text:style-name="P3">youve got to save me from this insanity :(</text:p>
      <text:p text:style-name="P3">i cant wait for future you to future kiss my ass!</text:p>
      <text:p text:style-name="P3">i also cant wait for past you to past drop dead and go to hell, PAST TENSE!!!!!!!!</text:p>
      <text:p text:style-name="P3">when are those things going to happen?? or will have already past/future happened?????</text:p>
      <text:p text:style-name="P3">i want to put another reminder on my finger so i know when its time to throw a party!!!!</text:p>
      <text:p text:style-name="P3">jesus will you just ban me already????</text:p>
      <text:p text:style-name="P3">my head hurts so bad now i think im going to cry</text:p>
      <text:p text:style-name="P3">aaaaaaaaaaaaaaaaaaaaaaaaaaaaaa XO</text:p>
      <text:p text:style-name="P3">i will just ban myself!!!!</text:p>
      <text:p text:style-name="P3">*JADE HARLEY BANNED HERSELF FROM RESPONDING TO THE GRUMPY SHIT HEAD MISERY ZONE, AND IS NEVER COMING BACK*</text:p>
      <text:p text:style-name="P3"><text:soft-page-break/>pchoooooooooooooooo</text:p>
      <text:p text:style-name="P3">_</text:p>
      <text:p text:style-name="P3">38. JE11: =004768</text:p>
      <text:p text:style-name="P3">john are you there???</text:p>
      <text:p text:style-name="P3">yes!</text:p>
      <text:p text:style-name="P3">im so relieved to talk to you and hear youre ok</text:p>
      <text:p text:style-name="P3">i mean.......</text:p>
      <text:p text:style-name="P3">are you ok john? your dream self i mean</text:p>
      <text:p text:style-name="P3">:(</text:p>
      <text:p text:style-name="P3">yes, but that was not prospit. that was its moon which was severed by the crazy derse agent</text:p>
      <text:p text:style-name="P3">i dunno!</text:p>
      <text:p text:style-name="P3">really?? :D</text:p>
      <text:p text:style-name="P3">&lt;3</text:p>
      <text:p text:style-name="P3">i dont know! i did not give him one after applying the upgrades</text:p>
      <text:p text:style-name="P3">i gave her a girls name when i was very young, but now she is a different bunny, and also a boy i guess?</text:p>
      <text:p text:style-name="P3">its up to you john, he is your bunny</text:p>
      <text:p text:style-name="P3">hahahaha</text:p>
      <text:p text:style-name="P3">again?</text:p>
      <text:p text:style-name="P3">you were at roses house??</text:p>
      <text:p text:style-name="P3">what!!!!</text:p>
      <text:p text:style-name="P3">D:</text:p>
      <text:p text:style-name="P3">he is angry and a huge pain in the ass</text:p>
      <text:p text:style-name="P3">have you ever talked to two of him at once????</text:p>
      <text:p text:style-name="P3">dont ever do it!</text:p>
      <text:p text:style-name="P3">you will get a headache</text:p>
      <text:p text:style-name="P3"><text:soft-page-break/>noooooooo, think again</text:p>
      <text:p text:style-name="P3">????</text:p>
      <text:p text:style-name="P3">:|</text:p>
      <text:p text:style-name="P3">you mean from armageddon?</text:p>
      <text:p text:style-name="P3">john that is so stupid</text:p>
      <text:p text:style-name="P3">but also kind of cute i guess</text:p>
      <text:p text:style-name="P3">ok then the bunny will be named after your silly movie star fantasy crush</text:p>
      <text:p text:style-name="P3">yeah......</text:p>
      <text:p text:style-name="P3">that reminds me john</text:p>
      <text:p text:style-name="P3">have you looked in the lab yet?</text:p>
      <text:p text:style-name="P3">the big room in the sphere at the top of the tower</text:p>
      <text:p text:style-name="P3">could you do me a favor and not look in there?</text:p>
      <text:p text:style-name="P3">its nothing that secret or personal or anything....</text:p>
      <text:p text:style-name="P3">it is just something kind of sad and weird for you to see</text:p>
      <text:p text:style-name="P3">it is my dead dream self</text:p>
      <text:p text:style-name="P3">it has been there for years, i always knew i would die but i did not realize it would go like this....</text:p>
      <text:p text:style-name="P3">what?</text:p>
      <text:p text:style-name="P3">oh no!!!!!</text:p>
      <text:p text:style-name="P3">im sorry john :(</text:p>
      <text:p text:style-name="P3">i understand</text:p>
      <text:p text:style-name="P3">ummmmmmm</text:p>
      <text:p text:style-name="P3">i think i would rather not talk about that either</text:p>
      <text:p text:style-name="P3">you did????</text:p>
      <text:p text:style-name="P3">oh nooooooo</text:p>
      <text:p text:style-name="P3">john that ring is really important, it belongs to the white queen!</text:p>
      <text:p text:style-name="P3"><text:soft-page-break/>when you go to sleep again, you should try to find it and keep it safe!</text:p>
      <text:p text:style-name="P3">yes i have seen it, it is so huge ._.</text:p>
      <text:p text:style-name="P3">how much time do you suppose we have?</text:p>
      <text:p text:style-name="P3">_</text:p>
      <text:p text:style-name="P3">39. JE12: =004780</text:p>
      <text:p text:style-name="P3">hmmmm i wonder what the significance of that number is</text:p>
      <text:p text:style-name="P3">but they usually do!</text:p>
      <text:p text:style-name="P3">yes, youre right</text:p>
      <text:p text:style-name="P3">i dont know...</text:p>
      <text:p text:style-name="P3">there are so many possibilities</text:p>
      <text:p text:style-name="P3">hmmmmmm!</text:p>
      <text:p text:style-name="P3">yes, it sure seems that way</text:p>
      <text:p text:style-name="P3">well</text:p>
      <text:p text:style-name="P3">maybe you will get that chance john</text:p>
      <text:p text:style-name="P3">yes, as a matter of fact i am sure we will both get that chance!</text:p>
      <text:p text:style-name="P3">i once dreamt that we would</text:p>
      <text:p text:style-name="P3">sure, why not!</text:p>
      <text:p text:style-name="P3">that is what i believe this game is for in part</text:p>
      <text:p text:style-name="P3">you got to bring back your nanna, rose brought back her cat, i can bring back grandpa, and dave...</text:p>
      <text:p text:style-name="P3">dave got to bring back a dead bird because of course he is too cool to have any dead family members</text:p>
      <text:p text:style-name="P3">wait, he did????</text:p>
      <text:p text:style-name="P3">that is</text:p>
      <text:p text:style-name="P3">soooo cooooool :O</text:p>
      <text:p text:style-name="P3">i almost completely forgot i was his server player!!!!!</text:p>
      <text:p text:style-name="P3">i hope hes not in trouble, i should check on him</text:p>
      <text:p text:style-name="P3"><text:soft-page-break/>we probably have so much to catch up on </text:p>
      <text:p text:style-name="P3">i dont see him in his house either :(</text:p>
      <text:p text:style-name="P3">oh, ok...</text:p>
      <text:p text:style-name="P3">jeez, i feel so out of the loop :(</text:p>
      <text:p text:style-name="P3">yes! ok here i go</text:p>
      <text:p text:style-name="P3">what!</text:p>
      <text:p text:style-name="P3">augh, nooooooooooooooo</text:p>
      <text:p text:style-name="P3">oh god, dont get me started :|</text:p>
      <text:p text:style-name="P3">he was a strange and silly man</text:p>
      <text:p text:style-name="P3">hmmmmmmm, perhaps</text:p>
      <text:p text:style-name="P3">is that allowed?</text:p>
      <text:p text:style-name="P3">yes, thats a good idea</text:p>
      <text:p text:style-name="P3">_</text:p>
      <text:p text:style-name="P3">40. JE13: =004787</text:p>
      <text:p text:style-name="P3">it is some sort of terrible creature my grandpa hunted</text:p>
      <text:p text:style-name="P3">he called it the typheus minion</text:p>
      <text:p text:style-name="P3">i always hated it!</text:p>
      <text:p text:style-name="P3">i guess so</text:p>
      <text:p text:style-name="P3">it is probably a coincidence though</text:p>
      <text:p text:style-name="P3">yeah maybe.....</text:p>
      <text:p text:style-name="P3">i guess it would make sense for someone to name a really awful web browser after such a hideous monster</text:p>
      <text:p text:style-name="P3">well sorry, i just found it sort of a weird and creepy thing to grow up with!</text:p>
      <text:p text:style-name="P3">:p!!!!!!</text:p>
      <text:p text:style-name="P3">joooohhhhhn, it is so crappy</text:p>
      <text:p text:style-name="P3">YEAH RIGHT</text:p>
      <text:p text:style-name="P3"><text:soft-page-break/>now is obviously not the best time to have the argument about whose browser is better....</text:p>
      <text:p text:style-name="P3">but really john you should upgrade to echidna, its so much nicer</text:p>
      <text:p text:style-name="P3">after you upgrade your clunky old computer of course :P</text:p>
      <text:p text:style-name="P3">maybe when i am in the game, i can give you one of mine!</text:p>
      <text:p text:style-name="P3">oh???</text:p>
      <text:p text:style-name="P3">:O</text:p>
      <text:p text:style-name="P3">omg</text:p>
      <text:p text:style-name="P3">john that is incredible</text:p>
      <text:p text:style-name="P3">i cant wait to make stuff like that!!!!!!</text:p>
      <text:p text:style-name="P3">except...</text:p>
      <text:p text:style-name="P3">all my awesome stuff exploded with my room :(</text:p>
      <text:p text:style-name="P3">yay!!!</text:p>
      <text:p text:style-name="P3">_</text:p>
      <text:p text:style-name="P3">41. JE14: =004790</text:p>
      <text:p text:style-name="P3">what is the problem!!!!</text:p>
      <text:p text:style-name="P3">yes</text:p>
      <text:p text:style-name="P3">nice!</text:p>
      <text:p text:style-name="P3">how much time?</text:p>
      <text:p text:style-name="P3">D:</text:p>
      <text:p text:style-name="P3">john, try to be more careful!</text:p>
      <text:p text:style-name="P3">um.....</text:p>
      <text:p text:style-name="P3">what?</text:p>
      <text:p text:style-name="P3">_</text:p>
      <text:p text:style-name="P3">42. DS18*: =004807</text:p>
      <text:p text:style-name="P3">dave!</text:p>
      <text:p text:style-name="P3">are you busy?</text:p>
      <text:p text:style-name="P3"><text:soft-page-break/>i dont have much time!</text:p>
      <text:p text:style-name="P3">i am about to make my entry item, and its a little confusing</text:p>
      <text:p text:style-name="P3">i think the more players we add, the trickier they are to... um......</text:p>
      <text:p text:style-name="P3">activate!</text:p>
      <text:p text:style-name="P3">like yours was</text:p>
      <text:p text:style-name="P3">i figured we could brainstorm about it, while john fusses with the kernel</text:p>
      <text:p text:style-name="P3">helloooooo?</text:p>
      <text:p text:style-name="P3">:o</text:p>
      <text:p text:style-name="P3">:\</text:p>
      <text:p text:style-name="P3">whaaat....?</text:p>
      <text:p text:style-name="P3">dammit dave!!!!!!</text:p>
      <text:p text:style-name="P3">this is really urgent!</text:p>
      <text:p text:style-name="P3">._.</text:p>
      <text:p text:style-name="P3">_</text:p>
      <text:p text:style-name="P3">43. FP2: =004891</text:p>
      <text:p text:style-name="P3">oh.............</text:p>
      <text:p text:style-name="P3">noooooooooooooooooooooooooooooo</text:p>
      <text:p text:style-name="P3">but youre a troll</text:p>
      <text:p text:style-name="P3">and thats what trolls do!</text:p>
      <text:p text:style-name="P3">even when they say they wont</text:p>
      <text:p text:style-name="P3">sometimes especially!!!!!!</text:p>
      <text:p text:style-name="P3">ok.....</text:p>
      <text:p text:style-name="P3">even though i still have no idea what youre talking about</text:p>
      <text:p text:style-name="P3">whats a lusus!!!!!</text:p>
      <text:p text:style-name="P3">:\</text:p>
      <text:p text:style-name="P3"><text:soft-page-break/>ok feferi. what is it?</text:p>
      <text:p text:style-name="P3">i dont understand</text:p>
      <text:p text:style-name="P3">whats a dream bubble?</text:p>
      <text:p text:style-name="P3">ugh</text:p>
      <text:p text:style-name="P3">feferi i thought you said you were going to stop using your typing quirk!</text:p>
      <text:p text:style-name="P3">i dont know... im sure i remember you said that</text:p>
      <text:p text:style-name="P3">oh</text:p>
      <text:p text:style-name="P3">yeah it is</text:p>
      <text:p text:style-name="P3">i dont know what i was thinking</text:p>
      <text:p text:style-name="P3">i just had a major case of deja vu!</text:p>
      <text:p text:style-name="P3">i felt like we already had this conversation</text:p>
      <text:p text:style-name="P3">actually</text:p>
      <text:p text:style-name="P3">it still sort of feels that way</text:p>
      <text:p text:style-name="P3">its not going away :o</text:p>
      <text:p text:style-name="P3">_</text:p>
      <text:p text:style-name="P3">44. FP3: =004892</text:p>
      <text:p text:style-name="P3">ummm</text:p>
      <text:p text:style-name="P3">what do you mean i never explained it to you?</text:p>
      <text:p text:style-name="P3">if this really is the first time we talked, why would i have?</text:p>
      <text:p text:style-name="P3">XO</text:p>
      <text:p text:style-name="P3">feferi that one was a stretch even by your fish punnery standards</text:p>
      <text:p text:style-name="P3">aaah why do i know that you like to make fish puns???</text:p>
      <text:p text:style-name="P3">actually</text:p>
      <text:p text:style-name="P3">i do remember this conversation</text:p>
      <text:p text:style-name="P3">it was in the past!</text:p>
      <text:p text:style-name="P3">but if it was in the past, then where am i now?</text:p>
      <text:p text:style-name="P3"><text:soft-page-break/>so what is going on?</text:p>
      <text:p text:style-name="P3">i dont think i am asleep....</text:p>
      <text:p text:style-name="P3">i am not on prospit</text:p>
      <text:p text:style-name="P3">oh...</text:p>
      <text:p text:style-name="P3">vaguely</text:p>
      <text:p text:style-name="P3">so this is a dream?</text:p>
      <text:p text:style-name="P3">sorry</text:p>
      <text:p text:style-name="P3">i think</text:p>
      <text:p text:style-name="P3">i am in the game now, right?</text:p>
      <text:p text:style-name="P3">um</text:p>
      <text:p text:style-name="P3">_</text:p>
      <text:p text:style-name="P3">45. FP4: =004893</text:p>
      <text:p text:style-name="P3">why are you here!</text:p>
      <text:p text:style-name="P3">are you asleep too?</text:p>
      <text:p text:style-name="P3">oh yeah</text:p>
      <text:p text:style-name="P3">i do remember that</text:p>
      <text:p text:style-name="P3">then why are you here now?</text:p>
      <text:p text:style-name="P3">_</text:p>
      <text:p text:style-name="P3">46. BS1: =004906</text:p>
      <text:p text:style-name="P3">thanks bec, good boy!</text:p>
      <text:p text:style-name="P3">soooooo...</text:p>
      <text:p text:style-name="P3">can you talk now?</text:p>
      <text:p text:style-name="P3">what do you have to say?</text:p>
      <text:p text:style-name="P3">_</text:p>
      <text:p text:style-name="P3">47. BS2: =004921</text:p>
      <text:p text:style-name="P3">what happened in here?</text:p>
      <text:p text:style-name="P3">where is everything? all the globes and houseguests...</text:p>
      <text:p text:style-name="P3"><text:soft-page-break/>and the cruxtruder???</text:p>
      <text:p text:style-name="P3">and grandpa???????????</text:p>
      <text:p text:style-name="P3">bec, what did you do!</text:p>
      <text:p text:style-name="P3">has someone been a bad dog??</text:p>
      <text:p text:style-name="P3">wait never mind, please dont answer that!!!!</text:p>
      <text:p text:style-name="P3">@_@</text:p>
      <text:p text:style-name="P3">_</text:p>
      <text:p text:style-name="P3">48. DS19: =004924</text:p>
      <text:p text:style-name="P3">hey!!!!!</text:p>
      <text:p text:style-name="P3">last time i talked to you i was asking for help and you were just nakking at me</text:p>
      <text:p text:style-name="P3">what was up with that bro???</text:p>
      <text:p text:style-name="P3">you did?</text:p>
      <text:p text:style-name="P3">ohhhhhhh</text:p>
      <text:p text:style-name="P3">yes, i did get around during that battle didnt i?</text:p>
      <text:p text:style-name="P3">it was really intense!!!</text:p>
      <text:p text:style-name="P3">those stupid things are impossible to kill :(</text:p>
      <text:p text:style-name="P3">in the heat of the fray i didnt notice you!</text:p>
      <text:p text:style-name="P3">where were you?</text:p>
      <text:p text:style-name="P3">yeah im fine, thanks for asking!</text:p>
      <text:p text:style-name="P3">what do you mean you remember seeing me?</text:p>
      <text:p text:style-name="P3">was i jumping through time or something?</text:p>
      <text:p text:style-name="P3">youre from the future?</text:p>
      <text:p text:style-name="P3">:p</text:p>
      <text:p text:style-name="P3">john told me you have been doing some time traveling</text:p>
      <text:p text:style-name="P3">that is.....</text:p>
      <text:p text:style-name="P3">really really awesome!</text:p>
      <text:p text:style-name="P3"><text:soft-page-break/>i knoooooow</text:p>
      <text:p text:style-name="P3">it is a really neat place but its freeeeezing :o</text:p>
      <text:p text:style-name="P3">wait!</text:p>
      <text:p text:style-name="P3">dave!!</text:p>
      <text:p text:style-name="P3">uuugh stupid lousy cool dudes</text:p>
      <text:p text:style-name="P3">an hour?</text:p>
      <text:p text:style-name="P3">:O</text:p>
      <text:p text:style-name="P3">i can not believe how cool that is</text:p>
      <text:p text:style-name="P3">this is me believing neither that, nor its coolness :O</text:p>
      <text:p text:style-name="P3">hmmmm...</text:p>
      <text:p text:style-name="P3">i dont know if i get that but ok!</text:p>
      <text:p text:style-name="P3">i will?</text:p>
      <text:p text:style-name="P3">ok........</text:p>
      <text:p text:style-name="P3">but anyway youre right, its coooold!!!!!!</text:p>
      <text:p text:style-name="P3">i have to go back inside</text:p>
      <text:p text:style-name="P3">i wish i had winter clothes</text:p>
      <text:p text:style-name="P3">and if i did, i ALSO wish that my wardrobifier didnt blow up with all of my beautiful clothes inside it :C</text:p>
      <text:p text:style-name="P3">im so horribly unprepared for this.... i have never even seen snow before, can you believe that!!!</text:p>
      <text:p text:style-name="P3">derp yes dave that is so where i lived</text:p>
      <text:p text:style-name="P3">that is as biographically accurate as it gets about me!</text:p>
      <text:p text:style-name="P3">no???</text:p>
      <text:p text:style-name="P3">isnt it great?????</text:p>
      <text:p text:style-name="P3">lava is NOT better than snow :|</text:p>
      <text:p text:style-name="P3">you cant play in lava, its no fun</text:p>
      <text:p text:style-name="P3">you can only die in lava</text:p>
      <text:p text:style-name="P3"><text:soft-page-break/>eww dave no</text:p>
      <text:p text:style-name="P3">no this is so lame</text:p>
      <text:p text:style-name="P3">i am hearing an insane and stupid guy say stupid idiot things while wearing dumb sunglasses for lame morons!</text:p>
      <text:p text:style-name="P3">heheheh</text:p>
      <text:p text:style-name="P3">why dont we play in the snow later</text:p>
      <text:p text:style-name="P3">as soon as you get some....................................</text:p>
      <text:p text:style-name="P3">..............................</text:p>
      <text:p text:style-name="P3">................... </text:p>
      <text:p text:style-name="P3">.......... </text:p>
      <text:p text:style-name="P3">............... </text:p>
      <text:p text:style-name="P3">....... </text:p>
      <text:p text:style-name="P3">....</text:p>
      <text:p text:style-name="P3">...</text:p>
      <text:p text:style-name="P3">...</text:p>
      <text:p text:style-name="P3">.</text:p>
      <text:p text:style-name="P3">time 8)</text:p>
      <text:p text:style-name="P3">i know youre joking around, you are not too cool at all, you dont even think that</text:p>
      <text:p text:style-name="P3">brrrrrr</text:p>
      <text:p text:style-name="P3">i forgot :\</text:p>
      <text:p text:style-name="P3">i cant!!!</text:p>
      <text:p text:style-name="P3">all that stuff blew up</text:p>
      <text:p text:style-name="P3">its a long story that involves a pinata and a gun and a very naughty doggie</text:p>
      <text:p text:style-name="P3">so anyway, that reminds me ive got to talk to john!</text:p>
      <text:p text:style-name="P3">ive got to get him to make me some new gizmos...</text:p>
      <text:p text:style-name="P3">assuming thats even possible</text:p>
      <text:p text:style-name="P3"><text:soft-page-break/>_</text:p>
      <text:p text:style-name="P3">49. DS20: =004925</text:p>
      <text:p text:style-name="P3"/>
      <text:p text:style-name="P3">john has magic cyclone powers?</text:p>
      <text:p text:style-name="P3">whoa....</text:p>
      <text:p text:style-name="P3">you guys are all so much better than me, i feel sooooo lame</text:p>
      <text:p text:style-name="P3">heehee</text:p>
      <text:p text:style-name="P3">maaaybe</text:p>
      <text:p text:style-name="P3">:)</text:p>
      <text:p text:style-name="P3">oh no</text:p>
      <text:p text:style-name="P3">did he lose it in a magic cyclone?</text:p>
      <text:p text:style-name="P3">we do?</text:p>
      <text:p text:style-name="P3">doing what??</text:p>
      <text:p text:style-name="P3">yes</text:p>
      <text:p text:style-name="P3">oh jeez, a few hours????</text:p>
      <text:p text:style-name="P3">fastest hours :o</text:p>
      <text:p text:style-name="P3">but that costs so much grist!!!</text:p>
      <text:p text:style-name="P3">omg...</text:p>
      <text:p text:style-name="P3">_</text:p>
      <text:p text:style-name="P3">50. DS21: =004926</text:p>
      <text:p text:style-name="P3">what does this thing do?</text:p>
      <text:p text:style-name="P3">on the back of cards?</text:p>
      <text:p text:style-name="P3">but</text:p>
      <text:p text:style-name="P3">we can already read those!</text:p>
      <text:p text:style-name="P3">hmm</text:p>
      <text:p text:style-name="P3">but isnt the whole point of captchas that only humans can read them?</text:p>
      <text:p text:style-name="P3"><text:soft-page-break/>and not robots???</text:p>
      <text:p text:style-name="P3">_</text:p>
      <text:p text:style-name="P3">51. DS22: =004927</text:p>
      <text:p text:style-name="P3">anti spam?</text:p>
      <text:p text:style-name="P3">yeah obviously!</text:p>
      <text:p text:style-name="P3">oh nooo</text:p>
      <text:p text:style-name="P3">whats the good news?</text:p>
      <text:p text:style-name="P3">dave i still dont know what youre actually doing here</text:p>
      <text:p text:style-name="P3">_</text:p>
      <text:p text:style-name="P3">52. DS23: =004928</text:p>
      <text:p text:style-name="P3">oh....</text:p>
      <text:p text:style-name="P3">to give it to john?</text:p>
      <text:p text:style-name="P3">but...</text:p>
      <text:p text:style-name="P3">you are already roses server player!</text:p>
      <text:p text:style-name="P3">and john is mine!</text:p>
      <text:p text:style-name="P3">not to mention im yours!!!</text:p>
      <text:p text:style-name="P3">can you really be a server player to your own server player?</text:p>
      <text:p text:style-name="P3">but i guess</text:p>
      <text:p text:style-name="P3">i thought that john sort of.....</text:p>
      <text:p text:style-name="P3">HAD to be my server? you know?</text:p>
      <text:p text:style-name="P3">_</text:p>
      <text:p text:style-name="P3">53. DS24: =004929</text:p>
      <text:p text:style-name="P3">well youre from the future right?</text:p>
      <text:p text:style-name="P3">dont you know already if itll work?</text:p>
      <text:p text:style-name="P3">pretty smooth dave</text:p>
      <text:p text:style-name="P3">shades for everybody</text:p>
      <text:p text:style-name="P3">8) 8)</text:p>
      <text:p text:style-name="P3"><text:soft-page-break/>_</text:p>
      <text:p text:style-name="P3">54. DS25: =004930</text:p>
      <text:p text:style-name="P3">so you will be the server for BOTH us ladies???</text:p>
      <text:p text:style-name="P3">you just keep getting smoother, i cant handle all this smoothness</text:p>
      <text:p text:style-name="P3">ohh...</text:p>
      <text:p text:style-name="P3">i guess that makes sense</text:p>
      <text:p text:style-name="P3">ok i think i understand that!</text:p>
      <text:p text:style-name="P3">yessss thanks dave &lt;3</text:p>
      <text:p text:style-name="P3">um</text:p>
      <text:p text:style-name="P3">what do you mean rose will check out? :\</text:p>
      <text:p text:style-name="P3">uhhhh ok</text:p>
      <text:p text:style-name="P3">_</text:p>
      <text:p text:style-name="P3">55. DS26: =004931</text:p>
      <text:p text:style-name="P3">it does doesnt it</text:p>
      <text:p text:style-name="P3">how long?</text:p>
      <text:p text:style-name="P3">ok thats not THAT long :p</text:p>
      <text:p text:style-name="P3">_</text:p>
      <text:p text:style-name="P3">56. DS27: =004932</text:p>
      <text:p text:style-name="P3">yaaaaaaaaaaaay!</text:p>
      <text:p text:style-name="P3">_</text:p>
      <text:p text:style-name="P3">57. TN2: =004949</text:p>
      <text:p text:style-name="P3">oh hi!</text:p>
      <text:p text:style-name="P3">i remember you, you talked to me a lot in my dreams</text:p>
      <text:p text:style-name="P3">yup!</text:p>
      <text:p text:style-name="P3">thats because my dream self died</text:p>
      <text:p text:style-name="P3">pretty catastrophically!</text:p>
      <text:p text:style-name="P3">thanks, but i think im ok</text:p>
      <text:p text:style-name="P3"><text:soft-page-break/>i felt pretty shaken up at first though</text:p>
      <text:p text:style-name="P3">yeah i have done a lot of sleeping myself :)</text:p>
      <text:p text:style-name="P3">wow why did you sleep so much???</text:p>
      <text:p text:style-name="P3">oh no what happened that was so terrible?</text:p>
      <text:p text:style-name="P3">ok sorry for prying!</text:p>
      <text:p text:style-name="P3">what did you want to talk about?</text:p>
      <text:p text:style-name="P3">permission for what?</text:p>
      <text:p text:style-name="P3">with bec?</text:p>
      <text:p text:style-name="P3">uh....</text:p>
      <text:p text:style-name="P3">what do you mean by commune?</text:p>
      <text:p text:style-name="P3">and</text:p>
      <text:p text:style-name="P3">what do you mean the first time!</text:p>
      <text:p text:style-name="P3">you did it before?</text:p>
      <text:p text:style-name="P3">ohhh</text:p>
      <text:p text:style-name="P3">like a psychic power??</text:p>
      <text:p text:style-name="P3">pretty sweet!</text:p>
      <text:p text:style-name="P3">when did you do it before?</text:p>
      <text:p text:style-name="P3">_</text:p>
      <text:p text:style-name="P3">58. TN3: =004951</text:p>
      <text:p text:style-name="P3">hehe what?</text:p>
      <text:p text:style-name="P3">_</text:p>
      <text:p text:style-name="P3">59. TN4: =004955</text:p>
      <text:p text:style-name="P3">omg......</text:p>
      <text:p text:style-name="P3">that wasnt a senior interloper, im pretty sure youre talking about my grandpa!!!</text:p>
      <text:p text:style-name="P3">and if im interpreting correctly....</text:p>
      <text:p text:style-name="P3">youre saying you used bec to make me shoot him???</text:p>
      <text:p text:style-name="P3"><text:soft-page-break/>augh thats so awful!</text:p>
      <text:p text:style-name="P3">oh boy</text:p>
      <text:p text:style-name="P3">ok it is basically an old man, who serves the same role as i guess a lusus does on your planet?</text:p>
      <text:p text:style-name="P3">he was like my dad, he took care of me!</text:p>
      <text:p text:style-name="P3">sigh...</text:p>
      <text:p text:style-name="P3">well im not blaming you or anything</text:p>
      <text:p text:style-name="P3">it sounds like you were just trying to help</text:p>
      <text:p text:style-name="P3">and you did save my life</text:p>
      <text:p text:style-name="P3">but......</text:p>
      <text:p text:style-name="P3">i mean jeeeez</text:p>
      <text:p text:style-name="P3">talk about a misunderstanding</text:p>
      <text:p text:style-name="P3">uh</text:p>
      <text:p text:style-name="P3">sure?</text:p>
      <text:p text:style-name="P3">.... it is?</text:p>
      <text:p text:style-name="P3">oh nooo</text:p>
      <text:p text:style-name="P3">how did that happen?</text:p>
      <text:p text:style-name="P3">:|</text:p>
      <text:p text:style-name="P3">ummm what kind of device?</text:p>
      <text:p text:style-name="P3">oh you mean a wheelchair!</text:p>
      <text:p text:style-name="P3">how...</text:p>
      <text:p text:style-name="P3">did that happen?</text:p>
      <text:p text:style-name="P3">D:</text:p>
      <text:p text:style-name="P3">im so sorry</text:p>
      <text:p text:style-name="P3">um also</text:p>
      <text:p text:style-name="P3">i didnt realize you were paralyzed</text:p>
      <text:p text:style-name="P3">not that im saying sorry for that! that would be rude i think</text:p>
      <text:p text:style-name="P3"><text:soft-page-break/>i am just saying sorry for your loss</text:p>
      <text:p text:style-name="P3">oh?</text:p>
      <text:p text:style-name="P3">wow nice!</text:p>
      <text:p text:style-name="P3">um</text:p>
      <text:p text:style-name="P3">that.....</text:p>
      <text:p text:style-name="P3">i dont know if i agree with that!</text:p>
      <text:p text:style-name="P3">well</text:p>
      <text:p text:style-name="P3">thats good i guess</text:p>
      <text:p text:style-name="P3">i just wish...</text:p>
      <text:p text:style-name="P3">maybe you'd told me what happened when i was younger?</text:p>
      <text:p text:style-name="P3">i spent years wondering about it!</text:p>
      <text:p text:style-name="P3">when i was REALLY young, i was sure the doll sitting across from him did it</text:p>
      <text:p text:style-name="P3">and for a long time i was terrified of the evil blue girl!!!</text:p>
      <text:p text:style-name="P3">she sort of haunted my childhood and i had trouble sleeping for a long time</text:p>
      <text:p text:style-name="P3">but of course i got older and realized that was silly, but then i just speculated that maybe it was suicide</text:p>
      <text:p text:style-name="P3">which was just a really sad thing to think about!!!</text:p>
      <text:p text:style-name="P3">buuuut...</text:p>
      <text:p text:style-name="P3">even if you do, i dont remember you doing so!</text:p>
      <text:p text:style-name="P3">er</text:p>
      <text:p text:style-name="P3">ok :\</text:p>
      <text:p text:style-name="P3">.......</text:p>
      <text:p text:style-name="P3">_</text:p>
      <text:p text:style-name="P3">60. TN5: =004956</text:p>
      <text:p text:style-name="P3">woooooow...</text:p>
      <text:p text:style-name="P3">you sound really confused to me!</text:p>
      <text:p text:style-name="P3"><text:soft-page-break/>heheheh</text:p>
      <text:p text:style-name="P3">youre incredibly silly</text:p>
      <text:p text:style-name="P3">i cant really tell to what extent youre joking around here!</text:p>
      <text:p text:style-name="P3">rufio?</text:p>
      <text:p text:style-name="P3">what do you mean fake?</text:p>
      <text:p text:style-name="P3">ohh like an imaginary friend....</text:p>
      <text:p text:style-name="P3">heh, ok</text:p>
      <text:p text:style-name="P3">that</text:p>
      <text:p text:style-name="P3">sure is a philosophy you have there!</text:p>
      <text:p text:style-name="P3">oh??</text:p>
      <text:p text:style-name="P3">well, what is it?</text:p>
      <text:p text:style-name="P3">yes</text:p>
      <text:p text:style-name="P3">sure!</text:p>
      <text:p text:style-name="P3">red feelings?</text:p>
      <text:p text:style-name="P3">you mean</text:p>
      <text:p text:style-name="P3">whoooooaaaaaa</text:p>
      <text:p text:style-name="P3">wait</text:p>
      <text:p text:style-name="P3">really? :o</text:p>
      <text:p text:style-name="P3">um.................</text:p>
      <text:p text:style-name="P3">well</text:p>
      <text:p text:style-name="P3">i dont think i can reciprocate!</text:p>
      <text:p text:style-name="P3">i mean</text:p>
      <text:p text:style-name="P3">youre nice</text:p>
      <text:p text:style-name="P3">but i dont really know you...</text:p>
      <text:p text:style-name="P3">i dont even know your name!</text:p>
      <text:p text:style-name="P3">ok tavros</text:p>
      <text:p text:style-name="P3">i dont know if youve fully thought about this!</text:p>
      <text:p text:style-name="P3"><text:soft-page-break/>you dont actually know me very well either</text:p>
      <text:p text:style-name="P3">well no</text:p>
      <text:p text:style-name="P3">i was being nice</text:p>
      <text:p text:style-name="P3">because</text:p>
      <text:p text:style-name="P3">i like to be nice to people when i can, and when they are nice to me</text:p>
      <text:p text:style-name="P3">but......</text:p>
      <text:p text:style-name="P3">things are a little more complicated than that, you cant know someone just by a few conversations!</text:p>
      <text:p text:style-name="P3">i mean, i only talked to you when i was asleep! i am kind of different when im dreaming...</text:p>
      <text:p text:style-name="P3">i forget things, and at times im not totally sure whats real</text:p>
      <text:p text:style-name="P3">dont you remember thats what its like to dream on prospit?</text:p>
      <text:p text:style-name="P3">sorry, i feel bad about having to disappoint you...</text:p>
      <text:p text:style-name="P3">but i dont know what else to say</text:p>
      <text:p text:style-name="P3">jeeeeeez, um...</text:p>
      <text:p text:style-name="P3">tavros i am really flattered you like me and all</text:p>
      <text:p text:style-name="P3">and that sure is confident of you to say so! and thats great buuuut...</text:p>
      <text:p text:style-name="P3">i guess confidence is one thing but there is such a thing as being toooo forward i guess?</text:p>
      <text:p text:style-name="P3">i aaaalso think...</text:p>
      <text:p text:style-name="P3">and really this is just polite friendly advice!</text:p>
      <text:p text:style-name="P3">that if youre really confident you dont always have to say it all the time</text:p>
      <text:p text:style-name="P3">it...</text:p>
      <text:p text:style-name="P3">oh man im sorry to say</text:p>
      <text:p text:style-name="P3">it just comes of as a little insecure and off putting and kind of defeats the purpose!</text:p>
      <text:p text:style-name="P3">and all things considered i think we should just stay friends</text:p>
      <text:p text:style-name="P3"><text:soft-page-break/>or really........</text:p>
      <text:p text:style-name="P3">continue building a friendship in the first place, since like i said we dont actually know each other that well!</text:p>
      <text:p text:style-name="P3">sorry :C</text:p>
      <text:p text:style-name="P3">aaaah no! you should have self respect</text:p>
      <text:p text:style-name="P3">just...</text:p>
      <text:p text:style-name="P3">oh boy this is frustrating</text:p>
      <text:p text:style-name="P3">can we talk about this later?</text:p>
      <text:p text:style-name="P3">i have some things to do!</text:p>
      <text:p text:style-name="P3">why dont we get back to the original point</text:p>
      <text:p text:style-name="P3">why do you want to commune with bec again?</text:p>
      <text:p text:style-name="P3">_</text:p>
      <text:p text:style-name="P3">61. TN6: =004957</text:p>
      <text:p text:style-name="P3">uh-ohhh</text:p>
      <text:p text:style-name="P3">what is your idea this time?</text:p>
      <text:p text:style-name="P3">wow, i dunno about that!</text:p>
      <text:p text:style-name="P3">but hes my best friend!!!</text:p>
      <text:p text:style-name="P3">and you have already managed to get one of my family members killed</text:p>
      <text:p text:style-name="P3">but all of our adversaries have inherited his powers!</text:p>
      <text:p text:style-name="P3">i would imagine the strongest guy would have all of his powers, and then some!!!</text:p>
      <text:p text:style-name="P3">i am really not comfortable with this</text:p>
      <text:p text:style-name="P3">you said you are asking me permission first and i appreciate that</text:p>
      <text:p text:style-name="P3">but if you are asking im afraid my answer is no!</text:p>
      <text:p text:style-name="P3">what?</text:p>
      <text:p text:style-name="P3">no way!</text:p>
      <text:p text:style-name="P3">that would be smug and arrogant and would make you a bully!!!</text:p>
      <text:p text:style-name="P3"><text:soft-page-break/>later if my friends and i want to ask bec for help and decide thats our best hope, then thats our business</text:p>
      <text:p text:style-name="P3">until then, just please stop meddling!!!!!!</text:p>
      <text:p text:style-name="P3">nooooooooo dont dont dont dont dont</text:p>
      <text:p text:style-name="P3">im serious</text:p>
      <text:p text:style-name="P3">uuuuggghh i think my headache is coming back</text:p>
      <text:p text:style-name="P3">no...</text:p>
      <text:p text:style-name="P3">its fine</text:p>
      <text:p text:style-name="P3">i just really dont want you to do that ok?</text:p>
      <text:p text:style-name="P3">i have to go now</text:p>
      <text:p text:style-name="P3">bye tavros</text:p>
      <text:p text:style-name="P3">_</text:p>
      <text:p text:style-name="P3">62. DS28: =005041</text:p>
      <text:p text:style-name="P3">it is the prettiest tree i have ever seen!!!!!</text:p>
      <text:p text:style-name="P3">ok great!</text:p>
      <text:p text:style-name="P3">everything about that makes total sense</text:p>
      <text:p text:style-name="P3">ok</text:p>
      <text:p text:style-name="P3">_</text:p>
      <text:p text:style-name="P3">63. DS29: =005042</text:p>
      <text:p text:style-name="P3">is this conksucky enough</text:p>
      <text:p text:style-name="P3">&lt;3</text:p>
      <text:p text:style-name="P3">well...</text:p>
      <text:p text:style-name="P3">i am not even sure if i am technically a u.s. citizen!</text:p>
      <text:p text:style-name="P3">_</text:p>
      <text:p text:style-name="P3">64. EA1: =005075</text:p>
      <text:p text:style-name="P3">which one were you again?</text:p>
      <text:p text:style-name="P3">wait</text:p>
      <text:p text:style-name="P3"><text:soft-page-break/>werent you the guy who was always trying to hit on me??</text:p>
      <text:p text:style-name="P3">uh...</text:p>
      <text:p text:style-name="P3">but</text:p>
      <text:p text:style-name="P3">im the wwitch!</text:p>
      <text:p text:style-name="P3">i mean witch</text:p>
      <text:p text:style-name="P3">rose?</text:p>
      <text:p text:style-name="P3">i do not have a score to settle with rose!!!</text:p>
      <text:p text:style-name="P3">why would you think that?</text:p>
      <text:p text:style-name="P3">i think you are projecting your own attitude on to others</text:p>
      <text:p text:style-name="P3">just because you tend to hate and/or hit on everyone you meet doesnt mean everyone else is that way</text:p>
      <text:p text:style-name="P3">rose just sent me a code for a crystal ball, shes my friend and is basically the best!</text:p>
      <text:p text:style-name="P3">wait do you have a thing for her too???</text:p>
      <text:p text:style-name="P3">did she reject you or something?</text:p>
      <text:p text:style-name="P3">:|</text:p>
      <text:p text:style-name="P3">uh huh...</text:p>
      <text:p text:style-name="P3">wow what are you talking about</text:p>
      <text:p text:style-name="P3">hey look at that, time for me to get going!</text:p>
      <text:p text:style-name="P3">no i dont want it!!!!!</text:p>
      <text:p text:style-name="P3">more like a legendary piece of shit!</text:p>
      <text:p text:style-name="P3">yes but i dont like you very much and i feel really icky about accepting a present from you</text:p>
      <text:p text:style-name="P3">siiigh</text:p>
      <text:p text:style-name="P3">fine</text:p>
      <text:p text:style-name="P3">what?</text:p>
      <text:p text:style-name="P3">oh...</text:p>
      <text:p text:style-name="P3">_</text:p>
      <text:p text:style-name="P3"><text:soft-page-break/>65. EA2: =005076</text:p>
      <text:p text:style-name="P3">hmmm...</text:p>
      <text:p text:style-name="P3">i have seen this before</text:p>
      <text:p text:style-name="P3">i am very sure its the same rifle included with johns present</text:p>
      <text:p text:style-name="P3">but...</text:p>
      <text:p text:style-name="P3">bigger of course</text:p>
      <text:p text:style-name="P3">yes but....</text:p>
      <text:p text:style-name="P3">i did not provide the weapons!</text:p>
      <text:p text:style-name="P3">my penpal did</text:p>
      <text:p text:style-name="P3">the guy who helps me build the present</text:p>
      <text:p text:style-name="P3">we worked on it together but he supplied the bunnys weapons</text:p>
      <text:p text:style-name="P3">im pretty sure hes from the future!</text:p>
      <text:p text:style-name="P3">because he said he's my grandson</text:p>
      <text:p text:style-name="P3">umm yes</text:p>
      <text:p text:style-name="P3">oh no!!!!!</text:p>
      <text:p text:style-name="P3">aaaaa please dont tell anyone i told you about him!</text:p>
      <text:p text:style-name="P3">augh how could i let that slip to you of all people</text:p>
      <text:p text:style-name="P3">wow ok!!!!</text:p>
      <text:p text:style-name="P3">i wasnt going to say anything</text:p>
      <text:p text:style-name="P3">he didnt want me to tell my friends who he really was</text:p>
      <text:p text:style-name="P3">i guess maybe he was concerned about upsetting the timeline? i dunno</text:p>
      <text:p text:style-name="P3">maybe!</text:p>
      <text:p text:style-name="P3">i have wondered about that, assuming he is right...</text:p>
      <text:p text:style-name="P3">he was so nice, and it really did feel like i was talking to family, so i really dont think he was making it up</text:p>
      <text:p text:style-name="P3">i couldnt help but try to imagine his parents...</text:p>
      <text:p text:style-name="P3"><text:soft-page-break/>and more interestingly.......</text:p>
      <text:p text:style-name="P3">his grandfather :O</text:p>
      <text:p text:style-name="P3">i still wonder who it could be...</text:p>
      <text:p text:style-name="P3">although i guess at this point</text:p>
      <text:p text:style-name="P3">the options are pretty limited :o</text:p>
      <text:p text:style-name="P3">like an heirloom? i guess it could be</text:p>
      <text:p text:style-name="P3">do you even have those? if you dont have parents how could you?</text:p>
      <text:p text:style-name="P3">ewwwwwwww</text:p>
      <text:p text:style-name="P3">hmmmm</text:p>
      <text:p text:style-name="P3">then maybe that is how this heirloom should work</text:p>
      <text:p text:style-name="P3">well i dont want to use it!</text:p>
      <text:p text:style-name="P3">so ill just dump it outside the house with the trash</text:p>
      <text:p text:style-name="P3">and if it is fated to find my penpal one day then so be it!</text:p>
      <text:p text:style-name="P3">maybe you should have been nicer to me!</text:p>
      <text:p text:style-name="P3">in any case i dont appreciate the spirit in which the gift was given so this is what i will do!</text:p>
      <text:p text:style-name="P3">_</text:p>
      <text:p text:style-name="P3">66. DS30: =005104</text:p>
      <text:p text:style-name="P3">dave!!!!!!</text:p>
      <text:p text:style-name="P3">any dave out there please listen!</text:p>
      <text:p text:style-name="P3">dave i just saw you, and you were dead!</text:p>
      <text:p text:style-name="P3">you were in a green suit and covered in blood, oh god it was terrible :(</text:p>
      <text:p text:style-name="P3">if that was a future dave you have to make sure that doesnt happen!!!</text:p>
      <text:p text:style-name="P3">oh</text:p>
      <text:p text:style-name="P3">i am confused :o</text:p>
      <text:p text:style-name="P3">ok...</text:p>
      <text:p text:style-name="P3"><text:soft-page-break/>i am still not sure i get that!</text:p>
      <text:p text:style-name="P3">but i guess i am relieved?</text:p>
      <text:p text:style-name="P3">wheeeew! there i just was</text:p>
      <text:p text:style-name="P3">how did that poor dave die?</text:p>
      <text:p text:style-name="P3">was it jack?</text:p>
      <text:p text:style-name="P3">D:</text:p>
      <text:p text:style-name="P3">what about your...</text:p>
      <text:p text:style-name="P3">um....</text:p>
      <text:p text:style-name="P3">oh no i dont even know if you know about this </text:p>
      <text:p text:style-name="P3">;_;</text:p>
      <text:p text:style-name="P3">is it something you would like to talk about</text:p>
      <text:p text:style-name="P3">ghost dad???</text:p>
      <text:p text:style-name="P3">oh...</text:p>
      <text:p text:style-name="P3">yes he mentioned something about it</text:p>
      <text:p text:style-name="P3">i guess i didn't realize its full implications....</text:p>
      <text:p text:style-name="P3">but time was short when we talked!</text:p>
      <text:p text:style-name="P3">ugh i forgot i still have to get back to him</text:p>
      <text:p text:style-name="P3">its like a big unpleasant chore hanging over my head D:</text:p>
      <text:p text:style-name="P3">anyway dave im really sorry about your bro/dad</text:p>
      <text:p text:style-name="P3">you were pretty close with him right?</text:p>
      <text:p text:style-name="P3">heheh</text:p>
      <text:p text:style-name="P3">sure</text:p>
      <text:p text:style-name="P3">dave we have to stop him!!!!!</text:p>
      <text:p text:style-name="P3">jack!</text:p>
      <text:p text:style-name="P3">he shouldnt get away with this</text:p>
      <text:p text:style-name="P3">yes</text:p>
      <text:p text:style-name="P3">why dont you stop jumping around through time like a maniac and <text:soft-page-break/>stop being like a hundred daves all the time and come to my house so we can make a plan to kill him??</text:p>
      <text:p text:style-name="P3">oh :(</text:p>
      <text:p text:style-name="P3">what is the scratch?</text:p>
      <text:p text:style-name="P3">really??</text:p>
      <text:p text:style-name="P3">hmmmm...</text:p>
      <text:p text:style-name="P3">so was that like a hint?</text:p>
      <text:p text:style-name="P3">about what im supposed to do :D</text:p>
      <text:p text:style-name="P3">well maybe im just being naive...</text:p>
      <text:p text:style-name="P3">but a crazy suicide mission does not sound like the ideal solution to me!</text:p>
      <text:p text:style-name="P3">are you suuuure we cant beat him?</text:p>
      <text:p text:style-name="P3">i dont know if we should rule it out!</text:p>
      <text:p text:style-name="P3">ok</text:p>
      <text:p text:style-name="P3">thanks dave!</text:p>
      <text:p text:style-name="P3">_</text:p>
      <text:p text:style-name="P3">67. TN7: =005106</text:p>
      <text:p text:style-name="P3">hey tavros!</text:p>
      <text:p text:style-name="P3">i was thinking about your plan</text:p>
      <text:p text:style-name="P3">about uh...</text:p>
      <text:p text:style-name="P3">"communing" with my lusus :)</text:p>
      <text:p text:style-name="P3">maybe its not a bad idea!</text:p>
      <text:p text:style-name="P3">are you there?</text:p>
      <text:p text:style-name="P3">hmm, i guess you are off doing something else</text:p>
      <text:p text:style-name="P3">oh well, hope youre doing ok....</text:p>
      <text:p text:style-name="P3">talk to you later!</text:p>
      <text:p text:style-name="P3">_</text:p>
      <text:p text:style-name="P3"><text:soft-page-break/>68. JadeS1: =005113</text:p>
      <text:p text:style-name="P3">hello!</text:p>
      <text:p text:style-name="P3">ummmmmm</text:p>
      <text:p text:style-name="P3">jade?</text:p>
      <text:p text:style-name="P3">can you talk?</text:p>
      <text:p text:style-name="P3">oh good!</text:p>
      <text:p text:style-name="P3">hehehe, i was starting to get worried there</text:p>
      <text:p text:style-name="P3">_</text:p>
      <text:p text:style-name="P3">69. JadeS2: =005140</text:p>
      <text:p text:style-name="P3">uuugh</text:p>
      <text:p text:style-name="P3">what happened?</text:p>
      <text:p text:style-name="P3">oh no oh god.....</text:p>
      <text:p text:style-name="P3">what did i dooooo</text:p>
      <text:p text:style-name="P3">_</text:p>
      <text:p text:style-name="P3">70. JadeS3: =005141</text:p>
      <text:p text:style-name="P3">um... jade?</text:p>
      <text:p text:style-name="P3">what is the matter?</text:p>
      <text:p text:style-name="P3">why are you so sad?</text:p>
      <text:p text:style-name="P3">i prototyped you and brought you back!</text:p>
      <text:p text:style-name="P3">should i not have?</text:p>
      <text:p text:style-name="P3">oh no, it is?</text:p>
      <text:p text:style-name="P3">:(</text:p>
      <text:p text:style-name="P3">thats terrible, im really sorry</text:p>
      <text:p text:style-name="P3">i guess i did not think this through</text:p>
      <text:p text:style-name="P3">i dont think...</text:p>
      <text:p text:style-name="P3">that it can be undone :(</text:p>
      <text:p text:style-name="P3">:o</text:p>
      <text:p text:style-name="P3"><text:soft-page-break/>_</text:p>
      <text:p text:style-name="P3">71. JadeS4: =005142</text:p>
      <text:p text:style-name="P3">well...</text:p>
      <text:p text:style-name="P3">now i dont know what to do</text:p>
      <text:p text:style-name="P3">i really messed up, i feel so bad</text:p>
      <text:p text:style-name="P3">where would you go?</text:p>
      <text:p text:style-name="P3">but you cant!</text:p>
      <text:p text:style-name="P3">i mean, not just yet, please?</text:p>
      <text:p text:style-name="P3">i know you are upset jade</text:p>
      <text:p text:style-name="P3">but i did sort of bring you back for a reason</text:p>
      <text:p text:style-name="P3">we need your help!</text:p>
      <text:p text:style-name="P3">well, all of us here</text:p>
      <text:p text:style-name="P3">me and dave and rose and john</text:p>
      <text:p text:style-name="P3">D:</text:p>
      <text:p text:style-name="P3">what is it now!</text:p>
      <text:p text:style-name="P3">what do you mean, how could you forget about john???</text:p>
      <text:p text:style-name="P3">but john didnt die!</text:p>
      <text:p text:style-name="P3">i saved him</text:p>
      <text:p text:style-name="P3">YOU saved him, dont you remember?</text:p>
      <text:p text:style-name="P3">you pushed him out of the way of prospits moon at the last minute, and hes ok now!!!</text:p>
      <text:p text:style-name="P3">oh nooo jade please dont</text:p>
      <text:p text:style-name="P3">:C</text:p>
      <text:p text:style-name="P3">_</text:p>
      <text:p text:style-name="P3">72. JadeS5: =005143</text:p>
      <text:p text:style-name="P3">:(</text:p>
      <text:p text:style-name="P3">i know jade i was there too...</text:p>
      <text:p text:style-name="P3"><text:soft-page-break/>these are both our memories!</text:p>
      <text:p text:style-name="P3">jade, pleeease...</text:p>
      <text:p text:style-name="P3">stop...</text:p>
      <text:p text:style-name="P3">you are going to make me cry too, stop it!!!</text:p>
      <text:p text:style-name="P3">*sob*</text:p>
      <text:p text:style-name="P3">PFFheheh... *sob* hehehehehehe</text:p>
      <text:p text:style-name="P3">_</text:p>
      <text:p text:style-name="P3">73. JadeS6: =005144</text:p>
      <text:p text:style-name="P3">you want me to help you...</text:p>
      <text:p text:style-name="P3">die again?</text:p>
      <text:p text:style-name="P3">wow...</text:p>
      <text:p text:style-name="P3">ok, i know this is my fault</text:p>
      <text:p text:style-name="P3">but that is a really hard thing to ask me to do!</text:p>
      <text:p text:style-name="P3">even if it was possible the way you are now</text:p>
      <text:p text:style-name="P3">i dont think i could go through with it :(</text:p>
      <text:p text:style-name="P3">ok ok shhhhh...</text:p>
      <text:p text:style-name="P3">jade listen</text:p>
      <text:p text:style-name="P3">i never did tell you why i brought you back</text:p>
      <text:p text:style-name="P3">and it may be that</text:p>
      <text:p text:style-name="P3">if you attempt what i wanted you to do in the first place</text:p>
      <text:p text:style-name="P3">god i cant believe im saying this...</text:p>
      <text:p text:style-name="P3">but you might end up getting what you want anyway</text:p>
      <text:p text:style-name="P3">because it was always going to be risky</text:p>
      <text:p text:style-name="P4">well, you remember the guy who destroyed prospit?</text:p>
      <text:p text:style-name="P4">shh!!!</text:p>
      <text:p text:style-name="P4">anyway, he is the reason i brought you here</text:p>
      <text:p text:style-name="P4">he has the same powers you have, making him unbeatable to us...</text:p>
      <text:p text:style-name="P4"><text:soft-page-break/>but maybe not you!</text:p>
      <text:p text:style-name="P4">so you could go find him and </text:p>
      <text:p text:style-name="P4">um</text:p>
      <text:p text:style-name="P4">i just thought</text:p>
      <text:p text:style-name="P4">as long as youre here</text:p>
      <text:p text:style-name="P4">but</text:p>
      <text:p text:style-name="P4">i thought you wanted to die?</text:p>
      <text:p text:style-name="P4">you wouldnt go even if he could....</text:p>
      <text:p text:style-name="P4">jeez...</text:p>
      <text:p text:style-name="P4">youre right, i really dont</text:p>
      <text:p text:style-name="P4">i said SHH!</text:p>
      <text:p text:style-name="P4">wow</text:p>
      <text:p text:style-name="P4">jade...</text:p>
      <text:p text:style-name="P4">i dont mean to be insensitive but</text:p>
      <text:p text:style-name="P4">there is a lot at stake here!</text:p>
      <text:p text:style-name="P4">i... pfhehe, dont change the subject!</text:p>
      <text:p text:style-name="P4">i mean, dont you remember what this was all about?</text:p>
      <text:p text:style-name="P4">what you were working for... what WE were working for all those years before you died?</text:p>
      <text:p text:style-name="P4">remember what we saw in the clouds, or what the queen told us?</text:p>
      <text:p text:style-name="P4">how could you not remember john survived?</text:p>
      <text:p text:style-name="P4">we both saw him in a cloud! he was in his dream suit and awake, reading our letter!</text:p>
      <text:p text:style-name="P4">didnt you think about that?</text:p>
      <text:p text:style-name="P4">...</text:p>
      <text:p text:style-name="P4">what!!!!!</text:p>
      <text:p text:style-name="P4">how can you SAY that?</text:p>
      <text:p text:style-name="P4"><text:soft-page-break/>JOHN DIDNT DIE!!!</text:p>
      <text:p text:style-name="P4">omg...</text:p>
      <text:p text:style-name="P4">this is so frustrating, i just told you he didnt</text:p>
      <text:p text:style-name="P4">i knew i was kind of ditzy and forgetful in my dreams, but</text:p>
      <text:p text:style-name="P4">SHHHHH! okaaaaaay, jeez!</text:p>
      <text:p text:style-name="P4">i just dont know what to think</text:p>
      <text:p text:style-name="P4">i guess you are part of me, and you are who i was when i slept</text:p>
      <text:p text:style-name="P4">but it makes me sad to think i would act like this</text:p>
      <text:p text:style-name="P4">i would like to think that even if i was sad and scared, if i was put in a position where everyone depended on me, i could put all those feelings aside and do whats right!</text:p>
      <text:p text:style-name="P4">yes you do!</text:p>
      <text:p text:style-name="P4">even though you dont want to be, youre here now, and there are still people who need you</text:p>
      <text:p text:style-name="P4">there is still something worth fighting for!</text:p>
      <text:p text:style-name="P4">_</text:p>
      <text:p text:style-name="P4">74. JadeS7: =005145</text:p>
      <text:p text:style-name="P4">that is a horrible thing to say!</text:p>
      <text:p text:style-name="P4">AUGH!</text:p>
      <text:p text:style-name="P4">that is SO SELFISH!!!</text:p>
      <text:p text:style-name="P4">i cant believe this</text:p>
      <text:p text:style-name="P4">how can you say these things, dont you remember anything that the queen told us?</text:p>
      <text:p text:style-name="P4">that we would eventually build a new world and make a future together with our friends?</text:p>
      <text:p text:style-name="P4">dont you remember being excited about finding out what that meant?</text:p>
      <text:p text:style-name="P4">yes it will!!!</text:p>
      <text:p text:style-name="P4">some of us, the ones who still have hope, are fighting for that RIGHT NOW</text:p>
      <text:p text:style-name="P4"><text:soft-page-break/>how can you have such a negative outlook on absolutely everything?</text:p>
      <text:p text:style-name="P4">shut up!!!!!!</text:p>
      <text:p text:style-name="P4">stop being such a damn crybaby!</text:p>
      <text:p text:style-name="P4">really, we both had the EXACT SAME EXPERIENCES. and look, i am managing to keep my head up, see?</text:p>
      <text:p text:style-name="P4">you dont even have the full picture either, because you checked out early!</text:p>
      <text:p text:style-name="P4">you didnt have to stand by as bec gave jack his powers when you might have been able to stop that</text:p>
      <text:p text:style-name="P4">and you didnt have to watch as jack became so strong he could appear anywhere and kill anyone you loved at any moment!</text:p>
      <text:p text:style-name="P4">you didnt have to see a dave lying in his own blood :( </text:p>
      <text:p text:style-name="P4">no, see.....</text:p>
      <text:p text:style-name="P4">HEY! no. youre not allowed to cry about that because you DIDNT SEE IT</text:p>
      <text:p text:style-name="P4">thats the whole point!!!</text:p>
      <text:p text:style-name="P4">you are just looking for any excuse you can to be sad and useless and its starting to piss me off!</text:p>
      <text:p text:style-name="P4">no</text:p>
      <text:p text:style-name="P4">NO. BAD.</text:p>
      <text:p text:style-name="P4">NO, FOR GODS SAKE WILL YOU SHUT UP AND PULL YOURSELF TOGETHER, YOU ARE DRIVING ME CRAZY</text:p>
      <text:p text:style-name="P4">_</text:p>
      <text:p text:style-name="P4">75. JadeS8: =005416</text:p>
      <text:p text:style-name="P4">I SAID PULL YOURSELF TOGETHER YOU BLUBBERING GODDAMN PANSY</text:p>
      <text:p text:style-name="P4">JUST SHUT UP. DRY YOUR CRYBABY EYES, STOP BEING A COWARD, AND GO FIGHT JACK NOIR!!!!!!!!!!!!</text:p>
      <text:p text:style-name="P4">_</text:p>
      <text:p text:style-name="P4">76. JadeS9: =005147</text:p>
      <text:p text:style-name="P4"><text:soft-page-break/>SHUT UP</text:p>
      <text:p text:style-name="P4">NO</text:p>
      <text:p text:style-name="P4">JUST</text:p>
      <text:p text:style-name="P4">GOD DAMN IT</text:p>
      <text:p text:style-name="P4">PLEASE</text:p>
      <text:p text:style-name="P4">JUST ONCE</text:p>
      <text:p text:style-name="P4">SHUT THE HELL UP</text:p>
      <text:p text:style-name="P4">SHU UP</text:p>
      <text:p text:style-name="P4">SHUT</text:p>
      <text:p text:style-name="P4">THE</text:p>
      <text:p text:style-name="P4">FUCK</text:p>
      <text:p text:style-name="P4">UP</text:p>
      <text:p text:style-name="P4">_</text:p>
      <text:p text:style-name="P4">77. KV5: =005150</text:p>
      <text:p text:style-name="P4">karkat!!!!!</text:p>
      <text:p text:style-name="P4">yes</text:p>
      <text:p text:style-name="P4">im going crazy here</text:p>
      <text:p text:style-name="P4">i never thought id say this, but im actually almost relieved to talk to you</text:p>
      <text:p text:style-name="P4">or really ANYBODY besides that lunatic</text:p>
      <text:p text:style-name="P4">SHE IS DRIVING ME NUTS!!!!!!!</text:p>
      <text:p text:style-name="P4">are you joking??? look at this mess!</text:p>
      <text:p text:style-name="P4">okay...</text:p>
      <text:p text:style-name="P4">i made the mistake of prototyping my dream self who has been dead for years</text:p>
      <text:p text:style-name="P4">and shes completely crazy and theres no talking any sense into her</text:p>
      <text:p text:style-name="P4">hmm?</text:p>
      <text:p text:style-name="P4"><text:soft-page-break/>hmm what</text:p>
      <text:p text:style-name="P4">_</text:p>
      <text:p text:style-name="P4">78. KV6: =005151</text:p>
      <text:p text:style-name="P4">:\</text:p>
      <text:p text:style-name="P4">what are you getting at???</text:p>
      <text:p text:style-name="P4">well...</text:p>
      <text:p text:style-name="P4">i mean, i understand why she is upset</text:p>
      <text:p text:style-name="P4">but she is completely inconsolable, and wont listen to reason about anything!</text:p>
      <text:p text:style-name="P4">and i guess i could deal with that but...</text:p>
      <text:p text:style-name="P4">the frustrating thing is that shes actually me :(</text:p>
      <text:p text:style-name="P4">i really dont think i would act like that</text:p>
      <text:p text:style-name="P4">will you stop saying hmm!!!!!!</text:p>
      <text:p text:style-name="P4">fascination?</text:p>
      <text:p text:style-name="P4">what do you find so fascinating?</text:p>
      <text:p text:style-name="P4">my feelings?</text:p>
      <text:p text:style-name="P4">well...</text:p>
      <text:p text:style-name="P4">at first i was sad</text:p>
      <text:p text:style-name="P4">because she made me remember all the sad things that just happened</text:p>
      <text:p text:style-name="P4">but im trying to be strong about all that so we can keep moving forward</text:p>
      <text:p text:style-name="P4">and if i can then why cant she?</text:p>
      <text:p text:style-name="P4">but she just went on and on</text:p>
      <text:p text:style-name="P4">and i started getting angry...</text:p>
      <text:p text:style-name="P4">ugh i have never been so angry in my LIFE!!!</text:p>
      <text:p text:style-name="P4">I SAID STOP SAYING FUCKING HMM</text:p>
      <text:p text:style-name="P4">what does THAT mean?????</text:p>
      <text:p text:style-name="P4"><text:soft-page-break/>is that supposed to be someone with a halo and goofy teeth?</text:p>
      <text:p text:style-name="P4">ARE YOU MAKING FUN OF ME?</text:p>
      <text:p text:style-name="P4">oh</text:p>
      <text:p text:style-name="P4">haha oops</text:p>
      <text:p text:style-name="P4">yeah, pretty much</text:p>
      <text:p text:style-name="P4">considering what??</text:p>
      <text:p text:style-name="P4">oh come on...</text:p>
      <text:p text:style-name="P4">this is NOTHING like that!</text:p>
      <text:p text:style-name="P4">because she's...</text:p>
      <text:p text:style-name="P4">well</text:p>
      <text:p text:style-name="P4">she's ACTUALLY INSANE</text:p>
      <text:p text:style-name="P4">but</text:p>
      <text:p text:style-name="P4">those are you</text:p>
      <text:p text:style-name="P4">im not her!</text:p>
      <text:p text:style-name="P4">i dont know</text:p>
      <text:p text:style-name="P4">it just...</text:p>
      <text:p text:style-name="P4">...</text:p>
      <text:p text:style-name="P4">oh my god</text:p>
      <text:p text:style-name="P4">youre right :(</text:p>
      <text:p text:style-name="P4">_</text:p>
      <text:p text:style-name="P4">79. KV7: =005152</text:p>
      <text:p text:style-name="P4">so then i guess</text:p>
      <text:p text:style-name="P4">im a hypocrite :(</text:p>
      <text:p text:style-name="P4">wait...</text:p>
      <text:p text:style-name="P4">so me arguing with my dead dream self</text:p>
      <text:p text:style-name="P4">and smacking her around while screaming at her</text:p>
      <text:p text:style-name="P4">makes me SANE???</text:p>
      <text:p text:style-name="P4"><text:soft-page-break/>hahaha, wow</text:p>
      <text:p text:style-name="P4">you are so weird</text:p>
      <text:p text:style-name="P4">you want me to apologize?!</text:p>
      <text:p text:style-name="P4">for what, calling you crazy for arguing with yourself???</text:p>
      <text:p text:style-name="P4">after taking so much crap from you for all those years?</text:p>
      <text:p text:style-name="P4">no forget it, im not apologizing that is BULLSHIT</text:p>
      <text:p text:style-name="P4">shut uuuup!!!</text:p>
      <text:p text:style-name="P4">what</text:p>
      <text:p text:style-name="P4">are you saying you want to apologize</text:p>
      <text:p text:style-name="P4">ok, i appreciate the THOUGHT of an apology, but i dont know if it really counts if you are just going to pawn off responsibility on your "past self" again!</text:p>
      <text:p text:style-name="P4">maybe your "present self" should own up to it!</text:p>
      <text:p text:style-name="P4">laaaaame</text:p>
      <text:p text:style-name="P4">hahahaha, that is so ridiculous</text:p>
      <text:p text:style-name="P4">why dont you stop it with all this nonsense and own up to being terrible unequivocally?</text:p>
      <text:p text:style-name="P4">:o</text:p>
      <text:p text:style-name="P4">hmmmm...</text:p>
      <text:p text:style-name="P4">yes, hm</text:p>
      <text:p text:style-name="P4">ok karkat, that sounds pretty sincere to me</text:p>
      <text:p text:style-name="P4">and youre right, i dont actually know you</text:p>
      <text:p text:style-name="P4">i just know the part of you who acted like a bully</text:p>
      <text:p text:style-name="P4">i understand there can be more to a person than just the stuff they say when theyre angry</text:p>
      <text:p text:style-name="P4">so i will accept your apology and give you another chance</text:p>
      <text:p text:style-name="P4">and i will apologize for calling you crazy</text:p>
      <text:p text:style-name="P4">obviously i am not in much position to judge :|</text:p>
      <text:p text:style-name="P4"><text:soft-page-break/>so you say you have been talking to me from the future?</text:p>
      <text:p text:style-name="P4">ok, so what is the plan?</text:p>
      <text:p text:style-name="P4">i mean, why did you want me to contact you at this moment so badly?</text:p>
      <text:p text:style-name="P4">yes</text:p>
      <text:p text:style-name="P4">_</text:p>
      <text:p text:style-name="P4">80. KV8: =005153</text:p>
      <text:p text:style-name="P4">ok, i can do that</text:p>
      <text:p text:style-name="P4">but why, what does it do?</text:p>
      <text:p text:style-name="P4">its been here my whole life and i could never figure it out</text:p>
      <text:p text:style-name="P4">i dont think im following...</text:p>
      <text:p text:style-name="P4">you were told?</text:p>
      <text:p text:style-name="P4">by who?</text:p>
      <text:p text:style-name="P4">oh...</text:p>
      <text:p text:style-name="P4">future me?</text:p>
      <text:p text:style-name="P4">uh... ok</text:p>
      <text:p text:style-name="P4">well it sounds like a pretty good policy to me!</text:p>
      <text:p text:style-name="P4">hey!!!</text:p>
      <text:p text:style-name="P4">oh yeah! dave told me about that.</text:p>
      <text:p text:style-name="P4">what is it?</text:p>
      <text:p text:style-name="P4">ok then...</text:p>
      <text:p text:style-name="P4">what was the thing i told you to tell me to do?</text:p>
      <text:p text:style-name="P4">ok</text:p>
      <text:p text:style-name="P4">then what</text:p>
      <text:p text:style-name="P4">draw it?</text:p>
      <text:p text:style-name="P4">and then?</text:p>
      <text:p text:style-name="P4">_</text:p>
      <text:p text:style-name="P4"><text:soft-page-break/>81. KM1: =005203</text:p>
      <text:p text:style-name="P4">password!</text:p>
      <text:p text:style-name="P4">I SAID PASSWORD FUCKASS!!!!!</text:p>
      <text:p text:style-name="P4">whoops sorry</text:p>
      <text:p text:style-name="P4">ive been having too many password arguments with karkat i guess :p</text:p>
      <text:p text:style-name="P4">well......</text:p>
      <text:p text:style-name="P4">it depends, do you want to have a silly conversation or a serious conversation?</text:p>
      <text:p text:style-name="P4">both are!</text:p>
      <text:p text:style-name="P4">but a silly conversation mostly doesnt matter or make the timeline more confusing than it needs to be</text:p>
      <text:p text:style-name="P4">so we can have one right now if you want</text:p>
      <text:p text:style-name="P4">in fact i would say it is coming dangerously close to being one already!</text:p>
      <text:p text:style-name="P4">but if it is a serious conversation you want then im afraid i must demand a........</text:p>
      <text:p text:style-name="P4">PASSWORD :P</text:p>
      <text:p text:style-name="P4">nope!</text:p>
      <text:p text:style-name="P4">because i told you</text:p>
      <text:p text:style-name="P4">exactly!!!!!!!!!!!</text:p>
      <text:p text:style-name="P4">hehehe</text:p>
      <text:p text:style-name="P4">yum :B ??????????????????????</text:p>
      <text:p text:style-name="P4">hmm, i suppose those are acceptable</text:p>
      <text:p text:style-name="P4">to keep the conversations linear!</text:p>
      <text:p text:style-name="P4">i gave you a password at the end of our previous conversation</text:p>
      <text:p text:style-name="P4">you have to give me that password to start our next conversation</text:p>
      <text:p text:style-name="P4">this ensures that past you cant jump ahead into the conversation and mess everything up, like you are trying to do now!</text:p>
      <text:p text:style-name="P4"><text:soft-page-break/>i know, but trust me its better this way :)</text:p>
      <text:p text:style-name="P4">i dont know, i have no idea what time you are from!</text:p>
      <text:p text:style-name="P4">but you will get it, i gave it to you some time ago at the end of our last conversation</text:p>
      <text:p text:style-name="P4">and i have been eagerly awaiting your linear and unconfusing reply ever since!</text:p>
      <text:p text:style-name="P4">bye kanaya &lt;3</text:p>
      <text:p text:style-name="P4">_</text:p>
      <text:p text:style-name="P4">82. KM2: =005205</text:p>
      <text:p text:style-name="P4">thanks i think!</text:p>
      <text:p text:style-name="P4">what do you mean by pre blackout rose?</text:p>
      <text:p text:style-name="P4">umm, ok...</text:p>
      <text:p text:style-name="P4">but what do you mean by blackout???</text:p>
      <text:p text:style-name="P4">hmm @_@</text:p>
      <text:p text:style-name="P4">im doing what you told me to do!</text:p>
      <text:p text:style-name="P4">im getting dave to set up that expensive equipment</text:p>
      <text:p text:style-name="P4">so i can start doing all that witch of spacey stuff you were telling me about</text:p>
      <text:p text:style-name="P4">which i appreciate, since my sprite turned out to be sad and useless, and not very wise at all :(</text:p>
      <text:p text:style-name="P4">oh</text:p>
      <text:p text:style-name="P4">what is a sylph?</text:p>
      <text:p text:style-name="P4">a magical witch???</text:p>
      <text:p text:style-name="P4">thats awesome</text:p>
      <text:p text:style-name="P4">breeding duties?????</text:p>
      <text:p text:style-name="P4">_</text:p>
      <text:p text:style-name="P4">83. KM3: =005206</text:p>
      <text:p text:style-name="P4">uhhhhhhhhh...</text:p>
      <text:p text:style-name="P4"><text:soft-page-break/>please tell me that doesnt involve what it sounds like!</text:p>
      <text:p text:style-name="P4">it sounds like</text:p>
      <text:p text:style-name="P4">it involves</text:p>
      <text:p text:style-name="P4">a lot of breeding :\</text:p>
      <text:p text:style-name="P4">oh</text:p>
      <text:p text:style-name="P4">does the equipment we are deploying have anything to do with it?</text:p>
      <text:p text:style-name="P4">ok then, thats pretty neat</text:p>
      <text:p text:style-name="P4">yeah, whew &lt;_&lt;;</text:p>
      <text:p text:style-name="P4">how so?</text:p>
      <text:p text:style-name="P4">what is your role?</text:p>
      <text:p text:style-name="P4">whoa, cool!</text:p>
      <text:p text:style-name="P4">so you are like bugs, like bees or ants or such, but with horns</text:p>
      <text:p text:style-name="P4">:o</text:p>
      <text:p text:style-name="P4">errr.......</text:p>
      <text:p text:style-name="P4">yes 8|</text:p>
      <text:p text:style-name="P4">_</text:p>
      <text:p text:style-name="P4">84. KM4: =005207</text:p>
      <text:p text:style-name="P4">what!</text:p>
      <text:p text:style-name="P4">_</text:p>
      <text:p text:style-name="P4">85. KM5: =005208</text:p>
      <text:p text:style-name="P4">you think so?</text:p>
      <text:p text:style-name="P4">i think you can do it!</text:p>
      <text:p text:style-name="P4">yes...</text:p>
      <text:p text:style-name="P4">didnt you say your lusus was a grub?</text:p>
      <text:p text:style-name="P4">thats perfect!</text:p>
      <text:p text:style-name="P4">if you were raised by a mother grub, then you are in a great position to raise one yourself</text:p>
      <text:p text:style-name="P4"><text:soft-page-break/>it is like...</text:p>
      <text:p text:style-name="P4">a sort of family legacy!</text:p>
      <text:p text:style-name="P4">a really cool alien family legacy</text:p>
      <text:p text:style-name="P4">_</text:p>
      <text:p text:style-name="P4">86. KM6: =005209</text:p>
      <text:p text:style-name="P4">dont mention it!</text:p>
      <text:p text:style-name="P4">so how does this cloning stuff work?</text:p>
      <text:p text:style-name="P4">i want to try anyway!</text:p>
      <text:p text:style-name="P4">if you can hold out hope for rebuilding your race in the center of a meteor, then i think i can at least try to get a little cloning done with the time i have left</text:p>
      <text:p text:style-name="P4">yes, dave is doing that at the top of this ridiculous tower</text:p>
      <text:p text:style-name="P4">didnt you say it needed to be in a warm place?</text:p>
      <text:p text:style-name="P4">my house is freezing now</text:p>
      <text:p text:style-name="P4">it ran on geothermal power before...</text:p>
      <text:p text:style-name="P4">and i guess theres no heat anywhere inside this planet</text:p>
      <text:p text:style-name="P4">yes i would like to hear about that later...</text:p>
      <text:p text:style-name="P4">but yeah the weather seems just fine out here in the medium!</text:p>
      <text:p text:style-name="P4">lets see how dave is doing.....</text:p>
      <text:p text:style-name="P4">_</text:p>
      <text:p text:style-name="P4">87. KM7: =005211</text:p>
      <text:p text:style-name="P4">its...</text:p>
      <text:p text:style-name="P4">so small :o</text:p>
      <text:p text:style-name="P4">but</text:p>
      <text:p text:style-name="P4">clone babies can barely even fit on that thing!</text:p>
      <text:p text:style-name="P4">i mean young humans!!!</text:p>
      <text:p text:style-name="P4">you know, that we milk producers nurture hatchless within?</text:p>
      <text:p text:style-name="P4"><text:soft-page-break/>then what is the objective?</text:p>
      <text:p text:style-name="P4">what am i breeding????</text:p>
      <text:p text:style-name="P4">:O</text:p>
      <text:p text:style-name="P4">_</text:p>
      <text:p text:style-name="P4">88. KM8: =005212</text:p>
      <text:p text:style-name="P4">i cant get over how tiny this thing is!</text:p>
      <text:p text:style-name="P4">its so cute</text:p>
      <text:p text:style-name="P4">so the baby frogs show up on this pad here?</text:p>
      <text:p text:style-name="P4">i cant wait to try it</text:p>
      <text:p text:style-name="P4">oh</text:p>
      <text:p text:style-name="P4">lol</text:p>
      <text:p text:style-name="P4">dave just has a lot of funny stuff to say about all this</text:p>
      <text:p text:style-name="P4">oh you know, a bunch of silly stuff</text:p>
      <text:p text:style-name="P4">theres too much to copy/paste!</text:p>
      <text:p text:style-name="P4">here ill save it all to a file and send it to you</text:p>
      <text:p text:style-name="P4">hahaha</text:p>
      <text:p text:style-name="P4">alright how do i get started!</text:p>
      <text:p text:style-name="P4">_</text:p>
      <text:p text:style-name="P4">89. KM9: =005214</text:p>
      <text:p text:style-name="P4">ok, here is a frog on the screen</text:p>
      <text:p text:style-name="P4">on no, is it trapped in ice?</text:p>
      <text:p text:style-name="P4">was your planet covered in ice too?</text:p>
      <text:p text:style-name="P4">cool!</text:p>
      <text:p text:style-name="P4">anyway, i will try to rescue this frog</text:p>
      <text:p text:style-name="P4">so i push this button to appearify it?</text:p>
      <text:p text:style-name="P4">ok........</text:p>
      <text:p text:style-name="P4">_</text:p>
      <text:p text:style-name="P4"><text:soft-page-break/>90. KM10: =005215</text:p>
      <text:p text:style-name="P4">oh god, it is still a frogcicle!!!!</text:p>
      <text:p text:style-name="P4">this will not do</text:p>
      <text:p text:style-name="P4">i dont understand!</text:p>
      <text:p text:style-name="P4">but i am intrigued...</text:p>
      <text:p text:style-name="P4">ok, that makes sense i think</text:p>
      <text:p text:style-name="P4">how can i appearify some frog slime?</text:p>
      <text:p text:style-name="P4">so it is like</text:p>
      <text:p text:style-name="P4">a sort of backwards frog breeding</text:p>
      <text:p text:style-name="P4">clone first, catch later?</text:p>
      <text:p text:style-name="P4">_</text:p>
      <text:p text:style-name="P4">91. KM11: =005216</text:p>
      <text:p text:style-name="P4">ok, i will try this</text:p>
      <text:p text:style-name="P4">heheh, look at this handsome guy here, hiding in the woods and being sneaky</text:p>
      <text:p text:style-name="P4">he looks frozen solid too</text:p>
      <text:p text:style-name="P4">so if i go bother him later, that means if i try to take him now i will only get slime right???</text:p>
      <text:p text:style-name="P4">that sounds like fun!!!!!!!</text:p>
      <text:p text:style-name="P4">hmmmmm</text:p>
      <text:p text:style-name="P4">k hang on while i clone this fella.....</text:p>
      <text:p text:style-name="P4">_</text:p>
      <text:p text:style-name="P4">92. KM12: =005217</text:p>
      <text:p text:style-name="P4">yaaaaaay!!!</text:p>
      <text:p text:style-name="P4">i will think of something...</text:p>
      <text:p text:style-name="P4">i wont let the poor little guy suffocate!</text:p>
      <text:p text:style-name="P4">_</text:p>
      <text:p text:style-name="P4"><text:soft-page-break/>93. KM13: =005218</text:p>
      <text:p text:style-name="P4">so i am supposed to wait for him to grow up, and then breed him with other frog paradox clones?</text:p>
      <text:p text:style-name="P4">it is?</text:p>
      <text:p text:style-name="P4">huh...</text:p>
      <text:p text:style-name="P4">so what is the actual purpose of all this breeding?</text:p>
      <text:p text:style-name="P4">am i trying to make one really special frog with just the right genetic code or something?</text:p>
      <text:p text:style-name="P4">sort of like the ULTIMATE FROG :O</text:p>
      <text:p text:style-name="P4">:O</text:p>
      <text:p text:style-name="P4">_</text:p>
      <text:p text:style-name="P4">94. KM14: =005219</text:p>
      <text:p text:style-name="P4">why?</text:p>
      <text:p text:style-name="P4">him?</text:p>
      <text:p text:style-name="P4">so he is a boy frog?</text:p>
      <text:p text:style-name="P4">the speaker?</text:p>
      <text:p text:style-name="P4">hehehe</text:p>
      <text:p text:style-name="P4">CROOOOOOAK</text:p>
      <text:p text:style-name="P4">then the speaker is like a god, but there are a lot of them?</text:p>
      <text:p text:style-name="P4">like one for each session, kind of like the kings and queens?</text:p>
      <text:p text:style-name="P4">it is pretty catchy...</text:p>
      <text:p text:style-name="P4">if i call him that i will be sure to say i mean no offense!</text:p>
      <text:p text:style-name="P4">thats good</text:p>
      <text:p text:style-name="P4">ok then what?</text:p>
      <text:p text:style-name="P4">what do we do after i make this big god froggy?</text:p>
      <text:p text:style-name="P4">does it have something to do with the new universe we create?</text:p>
      <text:p text:style-name="P4">you said he was a genesis frog</text:p>
      <text:p text:style-name="P4"><text:soft-page-break/>does that mean we bring him into the universe and...</text:p>
      <text:p text:style-name="P4">he makes new planets or life or such?</text:p>
      <text:p text:style-name="P4">_</text:p>
      <text:p text:style-name="P4">95. KM15: =005220</text:p>
      <text:p text:style-name="P4">really???</text:p>
      <text:p text:style-name="P4">yes i got that!</text:p>
      <text:p text:style-name="P4">you mean he is LITERALLY a universe?</text:p>
      <text:p text:style-name="P4">but your species is too!</text:p>
      <text:p text:style-name="P4">especially karkat, he is incredibly sarcastic</text:p>
      <text:p text:style-name="P4">but i dont do that!</text:p>
      <text:p text:style-name="P4">i try to say what i mean as much as i can</text:p>
      <text:p text:style-name="P4">from what?</text:p>
      <text:p text:style-name="P4">haha, you mean from rose?</text:p>
      <text:p text:style-name="P4">yeah, rose and dave are like that all the time!</text:p>
      <text:p text:style-name="P4">they inculcate that stuff like crazy</text:p>
      <text:p text:style-name="P4">so you have been talking to her a lot i guess?</text:p>
      <text:p text:style-name="P4">are you best friends now??</text:p>
      <text:p text:style-name="P4">why?</text:p>
      <text:p text:style-name="P4">oh yeah, because you said she is blacked out?</text:p>
      <text:p text:style-name="P4">what the heck does that mean!</text:p>
      <text:p text:style-name="P4">yeah, i didnt like the sound of her plan either!</text:p>
      <text:p text:style-name="P4">you did???????</text:p>
      <text:p text:style-name="P4">yeah! :D</text:p>
      <text:p text:style-name="P4">jeez, i hope not...</text:p>
      <text:p text:style-name="P4">me too!!!!!</text:p>
      <text:p text:style-name="P4">wow kanaya i did not realize how much we had in common</text:p>
      <text:p text:style-name="P4">well, it sounds like helping people is something that is in your <text:soft-page-break/>nature</text:p>
      <text:p text:style-name="P4">i can understand that</text:p>
      <text:p text:style-name="P4">are you saying rose is reckless and dangerous?</text:p>
      <text:p text:style-name="P4">you mean your guardian?</text:p>
      <text:p text:style-name="P4">uh oh...</text:p>
      <text:p text:style-name="P4">im not sure why, but the sound of that makes me really nervous</text:p>
      <text:p text:style-name="P4">she didnt mention anything about this when we talked</text:p>
      <text:p text:style-name="P4">but then she seemed preoccupied</text:p>
      <text:p text:style-name="P4">yeah, i will!</text:p>
      <text:p text:style-name="P4">lol yeah i guess so!</text:p>
      <text:p text:style-name="P4">ok, you can go do that, and i guess i will check on rose, but...</text:p>
      <text:p text:style-name="P4">theres still so much i want to know!</text:p>
      <text:p text:style-name="P4">i want to know more about stoking the forge and breeding the frogs, and about your time on prospit and all that!</text:p>
      <text:p text:style-name="P4">yes! &lt;3</text:p>
      <text:p text:style-name="P4">if i have cause to?</text:p>
      <text:p text:style-name="P4">oh!!!</text:p>
      <text:p text:style-name="P4">that reminds me, i was thinking of implementing a system to keep some of these confusing conversations simple and linear</text:p>
      <text:p text:style-name="P4">yeah! i guess someone told you?</text:p>
      <text:p text:style-name="P4">aaaaa you see??????</text:p>
      <text:p text:style-name="P4">you nearly just gave me the idea for the plan in the first place paradoxically from my own future self!!!</text:p>
      <text:p text:style-name="P4">i just find that kind of thing annoying for some reason, it doesnt feel right...</text:p>
      <text:p text:style-name="P4">i would rather ideas came from the place they actually came from</text:p>
      <text:p text:style-name="P4">ok lets put the system in play starting now!</text:p>
      <text:p text:style-name="P4">i will give you a password, and you give it to me in the future when you want to pick up this conversation again</text:p>
      <text:p text:style-name="P4"><text:soft-page-break/>the password is...............</text:p>
      <text:p text:style-name="P4">CROOOOOOOOOOOAK</text:p>
      <text:p text:style-name="P4">it must be in all caps, and must contain precisely ten Os!</text:p>
      <text:p text:style-name="P4">whoops!</text:p>
      <text:p text:style-name="P4">eleven then :p</text:p>
      <text:p text:style-name="P4">kanaya :o</text:p>
      <text:p text:style-name="P4">that sounded</text:p>
      <text:p text:style-name="P4">just a weeeeeee bit</text:p>
      <text:p text:style-name="P4">sarcastic ;D</text:p>
      <text:p text:style-name="P4">you are just becoming multicultural, thats all</text:p>
      <text:p text:style-name="P4">i think i am learning to be more multicultural through karkat as well</text:p>
      <text:p text:style-name="P4">it mostly involves saying fuck a lot</text:p>
      <text:p text:style-name="P4">heheheheh, its ok, hes really not so bad</text:p>
      <text:p text:style-name="P4">ok! go hatch that orb!</text:p>
      <text:p text:style-name="P4">i will be waiting</text:p>
      <text:p text:style-name="P4">later!</text:p>
      <text:p text:style-name="P4">_</text:p>
      <text:p text:style-name="P4">96. JE15: =005315</text:p>
      <text:p text:style-name="P4">john!!! :D</text:p>
      <text:p text:style-name="P4">wow, finally!</text:p>
      <text:p text:style-name="P4">nope!</text:p>
      <text:p text:style-name="P4">dave was able to set up as my server player</text:p>
      <text:p text:style-name="P4">he is building up my house right now so that we can deploy some equipment up there</text:p>
      <text:p text:style-name="P4">yep!</text:p>
      <text:p text:style-name="P4">:o</text:p>
      <text:p text:style-name="P4"><text:soft-page-break/>thats ok, i wont tell him about it</text:p>
      <text:p text:style-name="P4">well, maybe you can.....</text:p>
      <text:p text:style-name="P4">i will try to put in a good word for you B)</text:p>
      <text:p text:style-name="P4">im not sure!</text:p>
      <text:p text:style-name="P4">something to do with cloning i guess? it serves some purpose in my quest as witch of space</text:p>
      <text:p text:style-name="P4">a nice troll named kanaya has been advising me on stuff about that</text:p>
      <text:p text:style-name="P4">have you talked to her? </text:p>
      <text:p text:style-name="P4">you should!</text:p>
      <text:p text:style-name="P4">a bunch of trolls are not nearly as bad as i thought</text:p>
      <text:p text:style-name="P4">even karkat! he has been helping me too... sort of, hehe</text:p>
      <text:p text:style-name="P4">oh yeah, he said plenty of stuff like that, but i dont think he ever actually meant it</text:p>
      <text:p text:style-name="P4">flying off the handle is part is of his charm in a funny way, once you know that about him</text:p>
      <text:p text:style-name="P4">heheheh</text:p>
      <text:p text:style-name="P4">shhhhhhhhh</text:p>
      <text:p text:style-name="P4">yeah!</text:p>
      <text:p text:style-name="P4">hmm what else... theres been so much going on, its been a little hard to keep track of it all!</text:p>
      <text:p text:style-name="P4">why dont you tell me what youve been up to first?</text:p>
      <text:p text:style-name="P4">..............</text:p>
      <text:p text:style-name="P4">whoa :O</text:p>
      <text:p text:style-name="P4">john where did you get that nice flying car?????? </text:p>
      <text:p text:style-name="P4">_</text:p>
      <text:p text:style-name="P4">97. JE16: =005316</text:p>
      <text:p text:style-name="P4">sort of!</text:p>
      <text:p text:style-name="P4">she gave me the code, and i made a cool pair of goggles with it</text:p>
      <text:p text:style-name="P4"><text:soft-page-break/>it certainly seems so! what with your fancy magic car</text:p>
      <text:p text:style-name="P4">and your chauffeur familiar, i guess?</text:p>
      <text:p text:style-name="P4">you did???</text:p>
      <text:p text:style-name="P4">:(</text:p>
      <text:p text:style-name="P4">hmmmmm...</text:p>
      <text:p text:style-name="P4">maybe, but hang on let me try something</text:p>
      <text:p text:style-name="P4">yes!</text:p>
      <text:p text:style-name="P4">what have you seen?</text:p>
      <text:p text:style-name="P4">:O</text:p>
      <text:p text:style-name="P4">like what, what did you seeeee?</text:p>
      <text:p text:style-name="P4">frogs?</text:p>
      <text:p text:style-name="P4">no...</text:p>
      <text:p text:style-name="P4">sure does!</text:p>
      <text:p text:style-name="P4">nope! but that sounds pretty interesting</text:p>
      <text:p text:style-name="P4">i wonder why i would be surrounded by frogs?</text:p>
      <text:p text:style-name="P4">hahaha thats true!</text:p>
      <text:p text:style-name="P4">i hope i am not planning on putting them in a cauldron or anything o_o</text:p>
      <text:p text:style-name="P4">whew!</text:p>
      <text:p text:style-name="P4">bluh. yes :|</text:p>
      <text:p text:style-name="P4">i prototyped my dead dream self and tried to get her to fight jack</text:p>
      <text:p text:style-name="P4">but it turned out to be a BIG MISTAKE</text:p>
      <text:p text:style-name="P4">god i cant believe how dumb that idea was, she was an emotional wreck</text:p>
      <text:p text:style-name="P4">oh, she went off to cry somewhere else... good riddance!</text:p>
      <text:p text:style-name="P4">hehe i guess so </text:p>
      <text:p text:style-name="P4">what!!!!!</text:p>
      <text:p text:style-name="P4"><text:soft-page-break/>_</text:p>
      <text:p text:style-name="P4">98. JE17: =005317</text:p>
      <text:p text:style-name="P4">oh noooo </text:p>
      <text:p text:style-name="P4">who?</text:p>
      <text:p text:style-name="P4">i dont think so!</text:p>
      <text:p text:style-name="P4">well if she tricked you into getting killed, then i would have to agree </text:p>
      <text:p text:style-name="P4">what process?</text:p>
      <text:p text:style-name="P4">and how are you alive now if you died! john im a little confused</text:p>
      <text:p text:style-name="P4">ohhhhhh!</text:p>
      <text:p text:style-name="P4">that makes sense</text:p>
      <text:p text:style-name="P4">dave had mentioned you reached the god tier</text:p>
      <text:p text:style-name="P4">but he did not say what it involved D:</text:p>
      <text:p text:style-name="P4">he probably didnt want to make me worried</text:p>
      <text:p text:style-name="P4">or that!</text:p>
      <text:p text:style-name="P4">but he also said that no one else would do it but you...</text:p>
      <text:p text:style-name="P4">actually, now it makes sense that i wouldnt be able to, since my dream self is dead</text:p>
      <text:p text:style-name="P4">its too bad really</text:p>
      <text:p text:style-name="P4">i wonder what space powers would be like??</text:p>
      <text:p text:style-name="P4">oh well </text:p>
      <text:p text:style-name="P4">!!!</text:p>
      <text:p text:style-name="P4">youre right...</text:p>
      <text:p text:style-name="P4">i suddenly dont know if i want to become a god tier anymore :(</text:p>
      <text:p text:style-name="P4">DX</text:p>
      <text:p text:style-name="P4">i dont even want to talk about her! she is sad and cowardly.</text:p>
      <text:p text:style-name="P4">why dont you tell me about your new friend?</text:p>
      <text:p text:style-name="P4"><text:soft-page-break/>he sure seems to be enjoying that horn!</text:p>
      <text:p text:style-name="P4">_</text:p>
      <text:p text:style-name="P4">99. JE18: =005318</text:p>
      <text:p text:style-name="P4">haha! what is he doing with that! </text:p>
      <text:p text:style-name="P4">probably!</text:p>
      <text:p text:style-name="P4">you are just going to have to deal with the fact that you are becoming a famous hero john, and people everywhere will idolize you</text:p>
      <text:p text:style-name="P4">:o</text:p>
      <text:p text:style-name="P4">thats great! john you have to get that ring from him! </text:p>
      <text:p text:style-name="P4">hmmmmmmmmmm</text:p>
      <text:p text:style-name="P4">that is a problem! </text:p>
      <text:p text:style-name="P4">you do? </text:p>
      <text:p text:style-name="P4">and what?</text:p>
      <text:p text:style-name="P4">8O </text:p>
      <text:p text:style-name="P4">ok john.....</text:p>
      <text:p text:style-name="P4">i trust you</text:p>
      <text:p text:style-name="P4">so i will trust in your trust in him</text:p>
      <text:p text:style-name="P4">im going to be a supportive piece of shit all day and fall down all this trust!</text:p>
      <text:p text:style-name="P4">lol</text:p>
      <text:p text:style-name="P4">john, i already found your dad!</text:p>
      <text:p text:style-name="P4">_</text:p>
      <text:p text:style-name="P4">100. JE19: =005319</text:p>
      <text:p text:style-name="P4">yes i found him with my goggles almost right away!</text:p>
      <text:p text:style-name="P4">but i didnt want to interrupt you</text:p>
      <text:p text:style-name="P4">he is with roses mom</text:p>
      <text:p text:style-name="P4">they are in a castle, having some sort of tea party together</text:p>
      <text:p text:style-name="P4"><text:soft-page-break/>they appear to be enjoying each others company!</text:p>
      <text:p text:style-name="P4">its quite adorable actually</text:p>
      <text:p text:style-name="P4">RED ALERT!!!!!!</text:p>
      <text:p text:style-name="P4">AWOOOOOOOOOOOGA!!!!!!!!!!!!!! </text:p>
      <text:p text:style-name="P4">durrrr oh really john :p</text:p>
      <text:p text:style-name="P4">but really, they make a nice couple and i think it would be great if they got married!</text:p>
      <text:p text:style-name="P4">i guess so </text:p>
      <text:p text:style-name="P4">yes they are pretty special </text:p>
      <text:p text:style-name="P4">i dunno</text:p>
      <text:p text:style-name="P4">who are they to stand between two youngsters in love? </text:p>
      <text:p text:style-name="P4">yes john, two people must be in love in order to get married</text:p>
      <text:p text:style-name="P4">it is one of the rules!</text:p>
      <text:p text:style-name="P4">so what do you say john, are you in love with rose?</text:p>
      <text:p text:style-name="P4">and if not, are you prepared to fall in love with her? </text:p>
      <text:p text:style-name="P4">wellllll? :D </text:p>
      <text:p text:style-name="P4">i didnt even know karkat made a shipping diagram...</text:p>
      <text:p text:style-name="P4">i will have to make him show me </text:p>
      <text:p text:style-name="P4">&lt;_&lt;; </text:p>
      <text:p text:style-name="P4">whaaat... </text:p>
      <text:p text:style-name="P4">i dont know about that!</text:p>
      <text:p text:style-name="P4">i clearly need to take a good hard look at this prophetic document</text:p>
      <text:p text:style-name="P4">and possibly tell karkat what an idiot he is! </text:p>
      <text:p text:style-name="P4">uh</text:p>
      <text:p text:style-name="P4">well, i dont actually know where he is relative to you!</text:p>
      <text:p text:style-name="P4">so i dont know if i can give you directions</text:p>
      <text:p text:style-name="P4"><text:soft-page-break/>there might be some way to do that...</text:p>
      <text:p text:style-name="P4">these goggles are actually REALLY COMPLICATED!</text:p>
      <text:p text:style-name="P4">i will look into it and get back to you</text:p>
      <text:p text:style-name="P4">in the meantime, why dont you fly around and keep looking?</text:p>
      <text:p text:style-name="P4">at least now you know to look for a castle</text:p>
      <text:p text:style-name="P4">and maybe the clouds will give you some more tips!</text:p>
      <text:p text:style-name="P4">sure! &lt;3 </text:p>
      <text:p text:style-name="P4">later! </text:p>
      <text:p text:style-name="P4">_</text:p>
      <text:p text:style-name="P4">101. AM1; AB1; SC1: =005492</text:p>
      <text:p text:style-name="P4">ummmmmm hey guys i hope im not interrupting!!!</text:p>
      <text:p text:style-name="P4">_</text:p>
      <text:p text:style-name="P4">102. AM2; AB2; SC2: =005493</text:p>
      <text:p text:style-name="P4">oh no!</text:p>
      <text:p text:style-name="P4">i can leave</text:p>
      <text:p text:style-name="P4">:o</text:p>
      <text:p text:style-name="P4">its ok! i can take another nap later when you guys arent busy...</text:p>
      <text:p text:style-name="P4">well...</text:p>
      <text:p text:style-name="P4">i have just been enjoying these little naps more and more lately!</text:p>
      <text:p text:style-name="P4">each time i go to sleep i meet more new people and learn so much</text:p>
      <text:p text:style-name="P4">but i still cant get karkat to take a nap, boy talk about a guy who is anti nap!</text:p>
      <text:p text:style-name="P4">seeeeeriously!</text:p>
      <text:p text:style-name="P4">he is the douchiest of crabby crabs who ever douched a big douchey crab</text:p>
      <text:p text:style-name="P4">but yeah, its been fun, i should really thank feferi again for setting it up so we could meet like this!</text:p>
      <text:p text:style-name="P4">yup!</text:p>
      <text:p text:style-name="P4"><text:soft-page-break/>ummm probably in another bubble</text:p>
      <text:p text:style-name="P4">but youll find her! maybe during your next nap...</text:p>
      <text:p text:style-name="P4">yeah! you were really nice and helpful</text:p>
      <text:p text:style-name="P4">i think your outfit looks so cute! i love your wings too</text:p>
      <text:p text:style-name="P4">i am not sure :o</text:p>
      <text:p text:style-name="P4">what!</text:p>
      <text:p text:style-name="P4">_</text:p>
      <text:p text:style-name="P4">103. AM3; AB3; SC3: =005495</text:p>
      <text:p text:style-name="P4">i am ready!</text:p>
      <text:p text:style-name="P4">_</text:p>
      <text:p text:style-name="P4">104. AM4; AB4; SC4; KM16: =005496</text:p>
      <text:p text:style-name="P4">yay!</text:p>
      <text:p text:style-name="P4">_</text:p>
      <text:p text:style-name="P4">105. AM5; AB5; SC5; KM17: =005497</text:p>
      <text:p text:style-name="P4">wait! before we do...</text:p>
      <text:p text:style-name="P4">hi kanaya! it is nice to meet you</text:p>
      <text:p text:style-name="P4">you dont like it???</text:p>
      <text:p text:style-name="P4">yes i know you told me!</text:p>
      <text:p text:style-name="P4">yes but you probably havent yet</text:p>
      <text:p text:style-name="P4">not from your perspective..... i could not help but overhear you are asleep now</text:p>
      <text:p text:style-name="P4">you told me all about what happened after you woke up!</text:p>
      <text:p text:style-name="P4">about how you turned into a vampire</text:p>
      <text:p text:style-name="P4">_</text:p>
      <text:p text:style-name="P4">106. AM6; AB6; SC6; KM18: =005498</text:p>
      <text:p text:style-name="P4">isnt that daves puppet?</text:p>
      <text:p text:style-name="P4">:\</text:p>
      <text:p text:style-name="P4"><text:soft-page-break/>bye!</text:p>
      <text:p text:style-name="P4">guys why do you have daves puppet?</text:p>
      <text:p text:style-name="P4">what is going on here!</text:p>
      <text:p text:style-name="P4">_</text:p>
      <text:p text:style-name="P4">107. RL7: =005536</text:p>
      <text:p text:style-name="P4">rose jeez!!!</text:p>
      <text:p text:style-name="P4">finally</text:p>
      <text:p text:style-name="P4">you sure seem to be absorbed in whatever youre doing on that computer...</text:p>
      <text:p text:style-name="P4">were you talking to someone?</text:p>
      <text:p text:style-name="P4">oh no no i dont blame you for not responding!</text:p>
      <text:p text:style-name="P4">you must be very upset</text:p>
      <text:p text:style-name="P4">are you ok?</text:p>
      <text:p text:style-name="P4">um</text:p>
      <text:p text:style-name="P4">because</text:p>
      <text:p text:style-name="P4">uhhh i figured you would have found out by now but i guess you still dont know? </text:p>
      <text:p text:style-name="P4">about...</text:p>
      <text:p text:style-name="P4">johns dad</text:p>
      <text:p text:style-name="P4">and.......</text:p>
      <text:p text:style-name="P4">your mom :(</text:p>
      <text:p text:style-name="P4">rose?</text:p>
      <text:p text:style-name="P4">hello???</text:p>
      <text:p text:style-name="P4">oh noo :'(</text:p>
      <text:p text:style-name="P4">_</text:p>
      <text:p text:style-name="P4">108. RL8; DoSc1: =005538</text:p>
      <text:p text:style-name="P4">rose please say something</text:p>
      <text:p text:style-name="P4"><text:soft-page-break/>you are making me nervous... </text:p>
      <text:p text:style-name="P4">umm</text:p>
      <text:p text:style-name="P4">because you were busy trying to make the best of this situation?</text:p>
      <text:p text:style-name="P4">i dont think you should be so hard on yourself about it</text:p>
      <text:p text:style-name="P4">john was being john, and you were being you, which i guess meant taking our problems very seriously and putting all your attention on solving them!</text:p>
      <text:p text:style-name="P4">and anyway, you and your mom had a much trickier relationship than john and his dad didnt you?</text:p>
      <text:p text:style-name="P4">i mean, not that i am saying that means you were any less attached to her than him...</text:p>
      <text:p text:style-name="P4">argh, i dont know if im very good at consoling people. sorry rose i dont want to make you feel worse :(</text:p>
      <text:p text:style-name="P4">whew, ok</text:p>
      <text:p text:style-name="P4">you know...</text:p>
      <text:p text:style-name="P4">now we have all lost guardians</text:p>
      <text:p text:style-name="P4">dave lost his, and i lost mine in a weird way... uuum even though that was pretty much definitely my fault :\</text:p>
      <text:p text:style-name="P4">and even the trolls all lost their monster guardians</text:p>
      <text:p text:style-name="P4">i think that maybe it is an inevitable part of a game that can be cruel sometimes </text:p>
      <text:p text:style-name="P4">......</text:p>
      <text:p text:style-name="P4">i am so sad</text:p>
      <text:p text:style-name="P4">rose i think you are being stronger about it than i am</text:p>
      <text:p text:style-name="P4">oh</text:p>
      <text:p text:style-name="P4">well</text:p>
      <text:p text:style-name="P4">i just hope you arent thinking of doing something rash</text:p>
      <text:p text:style-name="P4">yeaaah...</text:p>
      <text:p text:style-name="P4">errrr, i dont know?</text:p>
      <text:p text:style-name="P4">wellllll</text:p>
      <text:p text:style-name="P4"><text:soft-page-break/>no!</text:p>
      <text:p text:style-name="P4">but i was trusting that you had thought it through and it was our best hope</text:p>
      <text:p text:style-name="P4">hm</text:p>
      <text:p text:style-name="P4">then what will you do?</text:p>
      <text:p text:style-name="P4">what does that mean!</text:p>
      <text:p text:style-name="P4">oh no no no no no!</text:p>
      <text:p text:style-name="P4">rose that is a much much worse plan!!!!!</text:p>
      <text:p text:style-name="P4">he would probably kill you!</text:p>
      <text:p text:style-name="P4">i know what you mean, i was angry at jack and wanted to stop him too, but we have to think of a more sensible way to do it</text:p>
      <text:p text:style-name="P4">what? who?</text:p>
      <text:p text:style-name="P4">aaaaaaa whaaaaat?????</text:p>
      <text:p text:style-name="P4">rose who is this!</text:p>
      <text:p text:style-name="P4">i dont even know whats going on anymore</text:p>
      <text:p text:style-name="P4">SHHHHHHHHHH!</text:p>
      <text:p text:style-name="P4">please dont rose, i know you are angry but you arent thinking straight</text:p>
      <text:p text:style-name="P4">nooo :(</text:p>
      <text:p text:style-name="P4">rose, maybe white text guy is right?</text:p>
      <text:p text:style-name="P4">the dark gods gave you all these powers, and seem to be helping us with dream bubbles and stuff...</text:p>
      <text:p text:style-name="P4">but what if they are not actually good?</text:p>
      <text:p text:style-name="P4">no...</text:p>
      <text:p text:style-name="P4">but i still dont trust them!</text:p>
      <text:p text:style-name="P4">whats this weirdo talking about!</text:p>
      <text:p text:style-name="P4">oh yeah</text:p>
      <text:p text:style-name="P4">i noticed you found it!</text:p>
      <text:p text:style-name="P4"><text:soft-page-break/><text:s/>i was worried it had been destroyed when my room blew up</text:p>
      <text:p text:style-name="P4">is he saying you can use it?</text:p>
      <text:p text:style-name="P4">omg</text:p>
      <text:p text:style-name="P4">does it work???</text:p>
      <text:p text:style-name="P4">then maybe you should try it!</text:p>
      <text:p text:style-name="P4">well</text:p>
      <text:p text:style-name="P4">since we dont know much about the gods...</text:p>
      <text:p text:style-name="P4">why dont you ask it about them?</text:p>
      <text:p text:style-name="P4">i guess that is a way to put it</text:p>
      <text:p text:style-name="P4">_</text:p>
      <text:p text:style-name="P4">109. JE20: =005589</text:p>
      <text:p text:style-name="P4">john!!! i am worried about rose!</text:p>
      <text:p text:style-name="P4">im pretty sure she is on her way there to look for jack!</text:p>
      <text:p text:style-name="P4">i cant say for sure because i cant see her with my goggles anymore for some reason, but i am fearing the worst</text:p>
      <text:p text:style-name="P4">just in case, you should to try to intercept her before she does something stupid like try to fight him!!!!!</text:p>
      <text:p text:style-name="P4">also, um...</text:p>
      <text:p text:style-name="P4">i guess you probably still dont know about your dad yet do you?</text:p>
      <text:p text:style-name="P4">darn, why do i always have to be the one to break terrible news :(</text:p>
      <text:p text:style-name="P4">er</text:p>
      <text:p text:style-name="P4">john?</text:p>
      <text:p text:style-name="P4">_</text:p>
      <text:p text:style-name="P4">110. JE21: =005590</text:p>
      <text:p text:style-name="P4">oh god please dont tell me your computer was in the wallet you just gave that guy.....</text:p>
      <text:p text:style-name="P4">dammit john!!!!!!!!!!!!!!</text:p>
      <text:p text:style-name="P4"><text:soft-page-break/>one of these days you will learn the value of having plenty of backup computers</text:p>
      <text:p text:style-name="P4">in fact whenever you finally leave the battlefield i am going to give you the code for a nice pair of lunchmuffs</text:p>
      <text:p text:style-name="P4">and then i am going to force you to keep them on your head AT ALL TIMES!</text:p>
      <text:p text:style-name="P4">yeah, youre never going to read this are you :|</text:p>
      <text:p text:style-name="P4">_</text:p>
      <text:p text:style-name="P4">111. KV9: =005872</text:p>
      <text:p text:style-name="P4">pw.</text:p>
      <text:p text:style-name="P4">listen fuckass</text:p>
      <text:p text:style-name="P4">i am going to need a password before we continue</text:p>
      <text:p text:style-name="P4">plz &lt;3</text:p>
      <text:p text:style-name="P4">....................... :|</text:p>
      <text:p text:style-name="P4">no karkat, that was not quite the password</text:p>
      <text:p text:style-name="P4">but you were on the right track :p</text:p>
      <text:p text:style-name="P4">youre being deliberately dumb</text:p>
      <text:p text:style-name="P4">it was...</text:p>
      <text:p text:style-name="P4">IF I HATE MYSELF SO MUCH, THEN WHY DON'T I HATEMARRY MYSELF?</text:p>
      <text:p text:style-name="P4">remember?</text:p>
      <text:p text:style-name="P4">i was just using the password system to poke a little fun at you, and you turn it into this whole overdramatic thing, jeeeeez.</text:p>
      <text:p text:style-name="P4">_</text:p>
      <text:p text:style-name="P4">112. KV10: =005873</text:p>
      <text:p text:style-name="P4">i wonder if we will ever be able to start a conversation without having a ridiculous argument about the password system?</text:p>
      <text:p text:style-name="P4">why would i want to do that??</text:p>
      <text:p text:style-name="P4">the only guy whos dumber than past karkat is future karkat, and vice versa!</text:p>
      <text:p text:style-name="P4"><text:soft-page-break/>i have this on good authority from both sources</text:p>
      <text:p text:style-name="P4">you see, that is your problem</text:p>
      <text:p text:style-name="P4">okay, one of your many, many problems...</text:p>
      <text:p text:style-name="P4">you have no patience to do things the right way, youre always just looking for the shortcut!</text:p>
      <text:p text:style-name="P4">even if doing so has brought you nothing but trouble a hundred times before</text:p>
      <text:p text:style-name="P4">it is sort of funny that the only thing standing in your way is one of your other problems, your preposterous self loathing</text:p>
      <text:p text:style-name="P4">so you cant even trust your future self to help you cheat!</text:p>
      <text:p text:style-name="P4">its like you have so many problems, they cancel each other out</text:p>
      <text:p text:style-name="P4">exactly :D</text:p>
      <text:p text:style-name="P4">ok</text:p>
      <text:p text:style-name="P4">yes</text:p>
      <text:p text:style-name="P4">yes, we still are!</text:p>
      <text:p text:style-name="P4">this little detour was related to that task. we should be nearly done.</text:p>
      <text:p text:style-name="P4">i can understand her just fine!</text:p>
      <text:p text:style-name="P4">we already talked about this</text:p>
      <text:p text:style-name="P4">echidna and i have an understanding now ;) </text:p>
      <text:p text:style-name="P4">well maybe if you werent in such a grumpy hurry all the time you wouldnt have killed your denizen so quickly</text:p>
      <text:p text:style-name="P4">you might have actually learned something!!!!!!</text:p>
      <text:p text:style-name="P4">did you ever talk to kanaya about it?</text:p>
      <text:p text:style-name="P4">her situation was very similar to mine</text:p>
      <text:p text:style-name="P4">it doesnt sound like you got the whole story</text:p>
      <text:p text:style-name="P4">or maybe you just werent listening to her :p</text:p>
      <text:p text:style-name="P4">this was kanayas suggestion</text:p>
      <text:p text:style-name="P4">yes!</text:p>
      <text:p text:style-name="P4"><text:soft-page-break/>im talking to her right now actually</text:p>
      <text:p text:style-name="P4">durrr, of course not, shes from a different time than you genius </text:p>
      <text:p text:style-name="P4">a few hours in your future!</text:p>
      <text:p text:style-name="P4">you are so ridiculous, i have kanaya using the same password system as you</text:p>
      <text:p text:style-name="P4">she is just a little further ahead on my timeline is all</text:p>
      <text:p text:style-name="P4">it would be pretty hard to keep you both synced up!</text:p>
      <text:p text:style-name="P4">yeah, from MY future, i dont want you guys telling me the things i do before i do them because you talked to future me!</text:p>
      <text:p text:style-name="P4">but knowing a few things about your future doesnt really matter, NOT that i am going to tell you any of it, so dont ask</text:p>
      <text:p text:style-name="P4">siiign, what are you even talking about?</text:p>
      <text:p text:style-name="P4">aw</text:p>
      <text:p text:style-name="P4">well...</text:p>
      <text:p text:style-name="P4">youll find him</text:p>
      <text:p text:style-name="P4">i know, i made an exception</text:p>
      <text:p text:style-name="P4">but only one!</text:p>
      <text:p text:style-name="P4">kanaya thinks we should all talk about this</text:p>
      <text:p text:style-name="P4">she says youre important to consult on the matter, but the you from her time is too busy</text:p>
      <text:p text:style-name="P4">:x!!!!!</text:p>
      <text:p text:style-name="P4">she is opening a memo</text:p>
      <text:p text:style-name="P4">_</text:p>
      <text:p text:style-name="P4">113. KV11: =005875</text:p>
      <text:p text:style-name="P4">yeah...</text:p>
      <text:p text:style-name="P4">its ok though. as long as he is tailing me like a lost puppy, at least hes not killing anybody</text:p>
      <text:p text:style-name="P4">i remember the episode!!!</text:p>
      <text:p text:style-name="P4">but hes ok now</text:p>
      <text:p text:style-name="P4"><text:soft-page-break/>and im kind of starting to think that was just his way of saying hi</text:p>
      <text:p text:style-name="P4">my dog used to fetch my bullets too!</text:p>
      <text:p text:style-name="P4">i really think he believes he is my dog, on some level</text:p>
      <text:p text:style-name="P4">dont worry, im keeping my eye on him</text:p>
      <text:p text:style-name="P4">aaaaaa no no no, bad jack, bad!!!!!!</text:p>
      <text:p text:style-name="P4">_</text:p>
      <text:p text:style-name="P4">114. KV12; KM19: =005876</text:p>
      <text:p text:style-name="P4">yeah...</text:p>
      <text:p text:style-name="P4">the poor froggies :(</text:p>
      <text:p text:style-name="P4">youre probably right, they really seem to drive him crazy</text:p>
      <text:p text:style-name="P4">this is not the first time i have had to reprimand him</text:p>
      <text:p text:style-name="P4">he was growling at echidna and i had to tell him he was being very bad</text:p>
      <text:p text:style-name="P4">he destroyed some of her really nice statues too</text:p>
      <text:p text:style-name="P4">keeping him in line really makes me miss bec, he was such a good dog</text:p>
      <text:p text:style-name="P4">not to mention a best friend</text:p>
      <text:p text:style-name="P4">jack is just...</text:p>
      <text:p text:style-name="P4">exactly</text:p>
      <text:p text:style-name="P4">huh?</text:p>
      <text:p text:style-name="P4">_</text:p>
      <text:p text:style-name="P4">115. KV13; KM20: =005877</text:p>
      <text:p text:style-name="P4">but you are a programmer arent you? that is at least kind of like being a scientist, having some technical savvy...</text:p>
      <text:p text:style-name="P4">we know! you are clearly very good at being all of those things</text:p>
      <text:p text:style-name="P4">but now we need your help with frog science. can you help us?</text:p>
      <text:p text:style-name="P4">_</text:p>
      <text:p text:style-name="P4"><text:soft-page-break/>116. KV14; KM21: =005678</text:p>
      <text:p text:style-name="P4">shhhhhhhshhhshhshshsh.....</text:p>
      <text:p text:style-name="P4">SHOOSH</text:p>
      <text:p text:style-name="P4">no future talk!!! lets stay on topic</text:p>
      <text:p text:style-name="P4">kanaya means she is a very pretty girl with pointy fangs who has a bright sunny complexion and wears fancy dresses</text:p>
      <text:p text:style-name="P4">and...</text:p>
      <text:p text:style-name="P4">she drinks blood &gt;_&gt;</text:p>
      <text:p text:style-name="P4">hee hee</text:p>
      <text:p text:style-name="P4">yup :)</text:p>
      <text:p text:style-name="P4">karkat...</text:p>
      <text:p text:style-name="P4">that information qualifies as..........</text:p>
      <text:p text:style-name="P4">FUTURE STUFF!</text:p>
      <text:p text:style-name="P4">no wait! just please listen a little longer? </text:p>
      <text:p text:style-name="P4">_</text:p>
      <text:p text:style-name="P4">117. KV15; KM22: =005679</text:p>
      <text:p text:style-name="P4">not exactly...</text:p>
      <text:p text:style-name="P4">she just helped me remember</text:p>
      <text:p text:style-name="P4">something from my past</text:p>
      <text:p text:style-name="P4">if i accepted her terms</text:p>
      <text:p text:style-name="P4">yeah because you never told me yours!!!</text:p>
      <text:p text:style-name="P4">hmm</text:p>
      <text:p text:style-name="P4">yeah she made me promise to do something that sounds impossible too</text:p>
      <text:p text:style-name="P4">except......</text:p>
      <text:p text:style-name="P4">i actually agreed :o</text:p>
      <text:p text:style-name="P4">i have no idea how im going to keep my side of the bargain, now that i think about it</text:p>
      <text:p text:style-name="P4"><text:soft-page-break/>oh right</text:p>
      <text:p text:style-name="P4">where the last frog is!</text:p>
      <text:p text:style-name="P4">or was...</text:p>
      <text:p text:style-name="P4">the thing is</text:p>
      <text:p text:style-name="P4">the frog we need is nowhere to be found in the medium</text:p>
      <text:p text:style-name="P4">it was on earth!</text:p>
      <text:p text:style-name="P4">but only very briefly</text:p>
      <text:p text:style-name="P4">it was when i was young</text:p>
      <text:p text:style-name="P4">before i woke up on prospit</text:p>
      <text:p text:style-name="P4">i had begun sleep walking</text:p>
      <text:p text:style-name="P4">both on the island and on the moon</text:p>
      <text:p text:style-name="P4">and in my dream it was very bright</text:p>
      <text:p text:style-name="P4">i saw something in the light</text:p>
      <text:p text:style-name="P4">i couldnt tell what it was so i got closer</text:p>
      <text:p text:style-name="P4">_</text:p>
      <text:p text:style-name="P4">118. KV16; KM23: =005880</text:p>
      <text:p text:style-name="P4">but before i got there i woke up</text:p>
      <text:p text:style-name="P4">and found myself by the lagoon surrounding the ruins</text:p>
      <text:p text:style-name="P4">_</text:p>
      <text:p text:style-name="P4">119. KV17; KM24: =005881</text:p>
      <text:p text:style-name="P4">i was about to walk home</text:p>
      <text:p text:style-name="P4">when i saw something appear on a lily pad</text:p>
      <text:p text:style-name="P4">it was a frog!</text:p>
      <text:p text:style-name="P4">an amazing shiny frog, not like any other ive seen in the lagoon</text:p>
      <text:p text:style-name="P4">_</text:p>
      <text:p text:style-name="P4">120. KV18; KM25: =005882</text:p>
      <text:p text:style-name="P4">it hopped over to me and i picked it up</text:p>
      <text:p text:style-name="P4"><text:soft-page-break/>but then, just like that...</text:p>
      <text:p text:style-name="P4">_</text:p>
      <text:p text:style-name="P4">121. KV19; KM26: =005883</text:p>
      <text:p text:style-name="P4">it died</text:p>
      <text:p text:style-name="P4">_</text:p>
      <text:p text:style-name="P4">122. KV20; KM27: =005884</text:p>
      <text:p text:style-name="P4">later my grandpa made a robot for me to help me with my sleep walking</text:p>
      <text:p text:style-name="P4">it could do all the walking while i stayed safe in bed!</text:p>
      <text:p text:style-name="P4">it could also record my dreams</text:p>
      <text:p text:style-name="P4">i am sure he always knew my dreams were going to be special</text:p>
      <text:p text:style-name="P4">i suspect he knew it before i was even born</text:p>
      <text:p text:style-name="P4">_</text:p>
      <text:p text:style-name="P4">123. KV21; KM28: =005885</text:p>
      <text:p text:style-name="P4">hopefully!</text:p>
      <text:p text:style-name="P4">no, it completely slipped my mind</text:p>
      <text:p text:style-name="P4">well, like it was before</text:p>
      <text:p text:style-name="P4">the choices she gives you seem to have to do with facing mortality</text:p>
      <text:p text:style-name="P4">and making it clear if you choose one path over another it will lead to your death</text:p>
      <text:p text:style-name="P4">and that your death may even be necessary to accomplish a goal</text:p>
      <text:p text:style-name="P4">yeah</text:p>
      <text:p text:style-name="P4">but</text:p>
      <text:p text:style-name="P4">that is not really what made this hard</text:p>
      <text:p text:style-name="P4">i mean</text:p>
      <text:p text:style-name="P4">nobody wants to die of course</text:p>
      <text:p text:style-name="P4">but at least...</text:p>
      <text:p text:style-name="P4"><text:soft-page-break/>that is a clear thing</text:p>
      <text:p text:style-name="P4">you either do you you dont</text:p>
      <text:p text:style-name="P4">you know?</text:p>
      <text:p text:style-name="P4">it might be</text:p>
      <text:p text:style-name="P4">she said</text:p>
      <text:p text:style-name="P4">that if i accepted her help</text:p>
      <text:p text:style-name="P4">that i would have to make a promise</text:p>
      <text:p text:style-name="P4">that whenever we left this place</text:p>
      <text:p text:style-name="P4">and wherever we end up going</text:p>
      <text:p text:style-name="P4">she had to come</text:p>
      <text:p text:style-name="P4">not just echidna but all the denizens</text:p>
      <text:p text:style-name="P4">their palaces their consorts their lands...</text:p>
      <text:p text:style-name="P4">everything</text:p>
      <text:p text:style-name="P4">i have to bring them all with us</text:p>
      <text:p text:style-name="P4">_</text:p>
      <text:p text:style-name="P4">124. KV22: =006001</text:p>
      <text:p text:style-name="P4">oh sorry!</text:p>
      <text:p text:style-name="P4">i was distracted</text:p>
      <text:p text:style-name="P4">no not by all the scratchy stuff in the sky</text:p>
      <text:p text:style-name="P4">theres something coming down...</text:p>
      <text:p text:style-name="P4">_</text:p>
      <text:p text:style-name="P4">125. KV23: =006002</text:p>
      <text:p text:style-name="P4">its hard to make out</text:p>
      <text:p text:style-name="P4">but</text:p>
      <text:p text:style-name="P4">i think</text:p>
      <text:p text:style-name="P4">it might be...</text:p>
      <text:p text:style-name="P4">_</text:p>
      <text:p text:style-name="P4"><text:soft-page-break/>126. KV24: =006003</text:p>
      <text:p text:style-name="P4">shaving cream?</text:p>
      <text:p text:style-name="P4">_</text:p>
      <text:p text:style-name="P4">127. KV25: =006004</text:p>
      <text:p text:style-name="P4">its like</text:p>
      <text:p text:style-name="P4">hey!</text:p>
      <text:p text:style-name="P4">...</text:p>
      <text:p text:style-name="P4">karkat?</text:p>
      <text:p text:style-name="P4">_</text:p>
      <text:p text:style-name="P2">Act 6</text:p>
      <text:p text:style-name="P4">_</text:p>
      <text:p text:style-name="P2">Act 6 Intermission 1</text:p>
      <text:p text:style-name="P4">_</text:p>
      <text:p text:style-name="P4">128. JE21: =006196</text:p>
      <text:p text:style-name="P4">im not sure!</text:p>
      <text:p text:style-name="P4">some sort of limbo dimension between the two walls i guess</text:p>
      <text:p text:style-name="P4">like a realm with unusual spatial properties we have to cross through</text:p>
      <text:p text:style-name="P4">yes!</text:p>
      <text:p text:style-name="P4">we still totally exist john</text:p>
      <text:p text:style-name="P4">_</text:p>
      <text:p text:style-name="P4">129. JE22: =006197</text:p>
      <text:p text:style-name="P4">about what?</text:p>
      <text:p text:style-name="P4">yes</text:p>
      <text:p text:style-name="P4">i didnt make it with witch powers though, i captchalogued it hours ago because karkat told me to...</text:p>
      <text:p text:style-name="P4">then at the last minute i took it out and made it huge so we <text:soft-page-break/>could escape through it</text:p>
      <text:p text:style-name="P4">i did make it huge with witch powers!</text:p>
      <text:p text:style-name="P4">they also make things small</text:p>
      <text:p text:style-name="P4">yup</text:p>
      <text:p text:style-name="P4">also</text:p>
      <text:p text:style-name="P4">witch powers can teleport things, and fling things around through space at very high velocities</text:p>
      <text:p text:style-name="P4">all sorts of stuff!</text:p>
      <text:p text:style-name="P4">but to be honest, im not sure how much of that is attributable to inheriting becs abilities... </text:p>
      <text:p text:style-name="P4">yes that was the basic idea</text:p>
      <text:p text:style-name="P4">that would be jake</text:p>
      <text:p text:style-name="P4">and yeah, i do believe we will meet him in this session</text:p>
      <text:p text:style-name="P4">he said he had a bunch of friends who helped him make the bunny! im pretty excited to meet them all </text:p>
      <text:p text:style-name="P4">actually, they both went, and in a manner of speaking, their mission was a success </text:p>
      <text:p text:style-name="P4">nope!</text:p>
      <text:p text:style-name="P4">they did not actually destroy the sun. trust me, i would know if it was gone. now that i know what i know, it was kind of silly of us to think it would ever be destroyed...</text:p>
      <text:p text:style-name="P4">and as it happens, rose and dave are not dead either! i have received very reliable reports that they survived </text:p>
      <text:p text:style-name="P4">it will all be more clear soon </text:p>
      <text:p text:style-name="P4">ive learned a lot in my dreams lately</text:p>
      <text:p text:style-name="P4">heh, probably more than i ever learned looking at the clouds on prospit!</text:p>
      <text:p text:style-name="P4">when i was dead there for a few minutes, i had one last very informative nap</text:p>
      <text:p text:style-name="P4">the bottom line is, rose and dave will rendezvous with the trolls near the green sun, and then they will all meet us in the new <text:soft-page-break/>session </text:p>
      <text:p text:style-name="P4">_</text:p>
      <text:p text:style-name="P4">130. JE23: =006198</text:p>
      <text:p text:style-name="P4">its through the other wall!</text:p>
      <text:p text:style-name="P4">yes</text:p>
      <text:p text:style-name="P4">no, not lawn ring!</text:p>
      <text:p text:style-name="P4">thats a silly troll word</text:p>
      <text:p text:style-name="P4">its the yellow yard</text:p>
      <text:p text:style-name="P4">we have to cross it to break through the next wall</text:p>
      <text:p text:style-name="P4">see that long yellow band down there, stretching between the two walls?</text:p>
      <text:p text:style-name="P4">i think thats supposed to be the yard</text:p>
      <text:p text:style-name="P4">hmmm</text:p>
      <text:p text:style-name="P4">yeah i think youre right</text:p>
      <text:p text:style-name="P4">kinda like the yellow brick road?</text:p>
      <text:p text:style-name="P4">hehe</text:p>
      <text:p text:style-name="P4">_</text:p>
      <text:p text:style-name="P4">131. JE24: =006200</text:p>
      <text:p text:style-name="P4">:|</text:p>
      <text:p text:style-name="P4">i have no idea</text:p>
      <text:p text:style-name="P4">extra dimensional shenanigan based phenomena perhaps?????</text:p>
      <text:p text:style-name="P4">_</text:p>
      <text:p text:style-name="P4">132. JE25: =006202</text:p>
      <text:p text:style-name="P4">i dont know!</text:p>
      <text:p text:style-name="P4">:?</text:p>
      <text:p text:style-name="P4">yes me too</text:p>
      <text:p text:style-name="P4">hmmmmmm</text:p>
      <text:p text:style-name="P4"><text:soft-page-break/>_</text:p>
      <text:p text:style-name="P4">133. JE26: =006204</text:p>
      <text:p text:style-name="P4">im just trying to estimate our arrival time</text:p>
      <text:p text:style-name="P4">based on our current velocity, which is about as close to light speed as i can make it go </text:p>
      <text:p text:style-name="P4">hmmmmmmmmmmm...</text:p>
      <text:p text:style-name="P4">no</text:p>
      <text:p text:style-name="P4">itll take quite a bit longer than that </text:p>
      <text:p text:style-name="P4">i would say</text:p>
      <text:p text:style-name="P4">if i keep our speed constant...</text:p>
      <text:p text:style-name="P4">we should arrive in about three years</text:p>
      <text:p text:style-name="P4">_</text:p>
      <text:p text:style-name="P4">134. JE27: =006205</text:p>
      <text:p text:style-name="P4">i know!</text:p>
      <text:p text:style-name="P4">i cant!</text:p>
      <text:p text:style-name="P4">not here, at least</text:p>
      <text:p text:style-name="P4">the way i understand it is...</text:p>
      <text:p text:style-name="P4">becs powers draw from the green sun</text:p>
      <text:p text:style-name="P4">and the green sun presides over our universe</text:p>
      <text:p text:style-name="P4">many universes actually! and the sessions that created them, as well as the sessions created within them</text:p>
      <text:p text:style-name="P4">including the trolls universe and their session</text:p>
      <text:p text:style-name="P4">think of it like a giant solar system, but instead of planets revolving around the sun, there are many universes </text:p>
      <text:p text:style-name="P4">it is!</text:p>
      <text:p text:style-name="P4">so, bec was able to teleport anywhere in the universe he wanted in an instant, much faster than light</text:p>
      <text:p text:style-name="P4">jack was able to do this too, within our session, and then when i inherited those powers from jadesprite, so could i</text:p>
      <text:p text:style-name="P4"><text:soft-page-break/>but we could only teleport locally</text:p>
      <text:p text:style-name="P4">which means, bec could jump to anywhere in our universe, but not to another universe, or into a session</text:p>
      <text:p text:style-name="P4">and jack could jump to anywhere in our session, but not outside it</text:p>
      <text:p text:style-name="P4">we cant even jump to the green sun itself, even though we sort of serve as a gateway to it, and all its energy</text:p>
      <text:p text:style-name="P4">and once we leave the suns domain, our travel is limited by the speed of light, like everyone else!</text:p>
      <text:p text:style-name="P4">for example, the furthest ring is not in the suns domain</text:p>
      <text:p text:style-name="P4">it is more like the suns medium, allowing it to exist</text:p>
      <text:p text:style-name="P4">so if i wanted to fly out of our session and travel to the green sun, i would have to make my way there through the furthest ring at the speed of light or less</text:p>
      <text:p text:style-name="P4">and wherever we are now is not in the suns domain either</text:p>
      <text:p text:style-name="P4">so the same rules apply</text:p>
      <text:p text:style-name="P4">yes i think youre right</text:p>
      <text:p text:style-name="P4">but to be fair, we were all the victims of a big prank! </text:p>
      <text:p text:style-name="P4">some really creepy omniscient guy</text:p>
      <text:p text:style-name="P4">it doesnt matter much, hes supposedly dead now</text:p>
      <text:p text:style-name="P4">yes, but its not all as bad as it seems</text:p>
      <text:p text:style-name="P4">theres a silver lining in all of this</text:p>
      <text:p text:style-name="P4">like you said, a sun presiding over many universes has to be pretty cosmically important</text:p>
      <text:p text:style-name="P4">who knows what terrible consequences there would be if it was destroyed</text:p>
      <text:p text:style-name="P4">or maybe worse, if it never existed at all</text:p>
      <text:p text:style-name="P4">which is what made rose and daves true mission an unintended success! </text:p>
      <text:p text:style-name="P4">to deliver the bomb to the empty location the green sun was meant to exist for most of eternity</text:p>
      <text:p text:style-name="P4"><text:soft-page-break/>and then create the sun in the first place</text:p>
      <text:p text:style-name="P4">that is what the tumor was for all along </text:p>
      <text:p text:style-name="P4">like i said</text:p>
      <text:p text:style-name="P4">we got played like a bunch of suckers!!!</text:p>
      <text:p text:style-name="P4">_</text:p>
      <text:p text:style-name="P4">135. JE28: =006236</text:p>
      <text:p text:style-name="P4">i think he looks cool!!!!!</text:p>
      <text:p text:style-name="P4">the cape is great, hes like a super hero now </text:p>
      <text:p text:style-name="P4">yup</text:p>
      <text:p text:style-name="P4">...</text:p>
      <text:p text:style-name="P4">:(</text:p>
      <text:p text:style-name="P4">!!!</text:p>
      <text:p text:style-name="P4">........... </text:p>
      <text:p text:style-name="P4">how did you know about that!</text:p>
      <text:p text:style-name="P4">oh</text:p>
      <text:p text:style-name="P4">that figures</text:p>
      <text:p text:style-name="P4">umm</text:p>
      <text:p text:style-name="P4">yeah</text:p>
      <text:p text:style-name="P4">i dunno</text:p>
      <text:p text:style-name="P4">do you want it to come true?</text:p>
      <text:p text:style-name="P4">hmmmmmm.....</text:p>
      <text:p text:style-name="P4">i think i miss them already</text:p>
      <text:p text:style-name="P4">and weve only been here for a few minutes :(</text:p>
      <text:p text:style-name="P4">well</text:p>
      <text:p text:style-name="P4">you could ask them now if you want</text:p>
      <text:p text:style-name="P4">_</text:p>
      <text:p text:style-name="P4">136. JE29: =006237</text:p>
      <text:p text:style-name="P4"><text:soft-page-break/>yes</text:p>
      <text:p text:style-name="P4">in fact</text:p>
      <text:p text:style-name="P4">you can hop right through me and join them</text:p>
      <text:p text:style-name="P4">then you can travel with them to the new session if you like</text:p>
      <text:p text:style-name="P4">it probably would!</text:p>
      <text:p text:style-name="P4">but i cant go with you</text:p>
      <text:p text:style-name="P4">i can serve as a gateway</text:p>
      <text:p text:style-name="P4">but i cant travel to the sun myself, remember?</text:p>
      <text:p text:style-name="P4">but its ok, really!</text:p>
      <text:p text:style-name="P4">if thats what you wanted to do, i wouldnt mind</text:p>
      <text:p text:style-name="P4">but whatever you do, you have to decide quickly</text:p>
      <text:p text:style-name="P4">they will be departing from the sun very soon </text:p>
      <text:p text:style-name="P4">i wouldnt really be alone though</text:p>
      <text:p text:style-name="P4">_</text:p>
      <text:p text:style-name="P4">137. JE30: =006238</text:p>
      <text:p text:style-name="P4">i have the population of five planets to keep me company! </text:p>
      <text:p text:style-name="P4">awww :D</text:p>
      <text:p text:style-name="P4">ok then</text:p>
      <text:p text:style-name="P4">personally, i think this trip could be a lot of fun!</text:p>
      <text:p text:style-name="P4">theres no pressure to do anything important or run around like lunatics anymore</text:p>
      <text:p text:style-name="P4">we can just relax </text:p>
      <text:p text:style-name="P4">woof!</text:p>
      <text:p text:style-name="P4">whoops</text:p>
      <text:p text:style-name="P4">there should be lots of good stuff on the planets</text:p>
      <text:p text:style-name="P4">also i would bet this ship is stocked with plenty of military rations</text:p>
      <text:p text:style-name="P4"><text:soft-page-break/>oh yeah!!!</text:p>
      <text:p text:style-name="P4">durrr, problem solved</text:p>
      <text:p text:style-name="P4">yes</text:p>
      <text:p text:style-name="P4">im pretty sure she knows a ton of things now</text:p>
      <text:p text:style-name="P4">considering she is a fully realized seer of light </text:p>
      <text:p text:style-name="P4">im sure that would be hilarious</text:p>
      <text:p text:style-name="P4">but</text:p>
      <text:p text:style-name="P4">if you go i dont think i can bring you back</text:p>
      <text:p text:style-name="P4">i cant bring anyone or anything to here from there! </text:p>
      <text:p text:style-name="P4">as far as i know...</text:p>
      <text:p text:style-name="P4">if theres a way i havent figured it out yet</text:p>
      <text:p text:style-name="P4">i am still kind of new to this omnipotence thing after all :\ </text:p>
      <text:p text:style-name="P4">i dont know!</text:p>
      <text:p text:style-name="P4">im sure the rules exist for a good reason though</text:p>
      <text:p text:style-name="P4">maybe to somewhat limit the power and reach of omnipotent beings?</text:p>
      <text:p text:style-name="P4">if there are no limits at all, it could be especially dangerous in the wrong hands</text:p>
      <text:p text:style-name="P4">like what happened with jack!</text:p>
      <text:p text:style-name="P4">then i guess thats what we are!</text:p>
      <text:p text:style-name="P4">semipotent demigods</text:p>
      <text:p text:style-name="P4">woof woof woof!</text:p>
      <text:p text:style-name="P4">dammit!!!!!! </text:p>
      <text:p text:style-name="P4">i havent gotten the hang of the woofs yet :( </text:p>
      <text:p text:style-name="P4">i think so</text:p>
      <text:p text:style-name="P4">i do too!</text:p>
      <text:p text:style-name="P4">D:</text:p>
      <text:p text:style-name="P4">_</text:p>
      <text:p text:style-name="P4"><text:soft-page-break/>138. JE31: =006239</text:p>
      <text:p text:style-name="P4">sure!</text:p>
      <text:p text:style-name="P4">better hurry up and write it though </text:p>
      <text:p text:style-name="P4">_</text:p>
      <text:p text:style-name="P4">139. JE32: =006240</text:p>
      <text:p text:style-name="P4">how about this one?</text:p>
      <text:p text:style-name="P4">looks like its still in pretty good condition </text:p>
      <text:p text:style-name="P4">_</text:p>
      <text:p text:style-name="P4">140. JE33: =006241</text:p>
      <text:p text:style-name="P4">john you have to hurry!</text:p>
      <text:p text:style-name="P4">_</text:p>
      <text:p text:style-name="P4">141. JE34: =006242</text:p>
      <text:p text:style-name="P4">here, will this work?</text:p>
      <text:p text:style-name="P4">whatever you write just make it quick!</text:p>
      <text:p text:style-name="P4">and tell everyone i say hi!</text:p>
      <text:p text:style-name="P4">ok, while you work on that, i think ill bring up some friends</text:p>
      <text:p text:style-name="P4">you know, let some of our travel companions get acquainted with the ship!</text:p>
      <text:p text:style-name="P4">_</text:p>
      <text:p text:style-name="P4">142. JE35: =006243</text:p>
      <text:p text:style-name="P4">shooooooooosh!!!!!</text:p>
      <text:p text:style-name="P4">write now, catch up later!</text:p>
      <text:p text:style-name="P4">_</text:p>
      <text:p text:style-name="P4">143. JE36; DaSp1: =006244</text:p>
      <text:p text:style-name="P4">nooooo come on guys theyre about to go just stuff it in the bucket and throw it at me already!!!</text:p>
      <text:p text:style-name="P4">_</text:p>
      <text:p text:style-name="P2"><text:soft-page-break/>Act 6 Act 2</text:p>
      <text:p text:style-name="P4">_</text:p>
      <text:p text:style-name="P2">Act 6 Intermission 2</text:p>
      <text:p text:style-name="P4">_</text:p>
      <text:p text:style-name="P4">144. JE37: =006629</text:p>
      <text:p text:style-name="P4">john i really think we are scraping the bottom of the barrel here</text:p>
      <text:p text:style-name="P4">thats sort of my point!</text:p>
      <text:p text:style-name="P4">where did you even get this?</text:p>
      <text:p text:style-name="P4">:|</text:p>
      <text:p text:style-name="P4">_</text:p>
      <text:p text:style-name="P4">145. JE38: =006630</text:p>
      <text:p text:style-name="P4">i dont really think this is my kind of game....</text:p>
      <text:p text:style-name="P4">but i will play it with you today because it is technically your birthday &lt;3</text:p>
      <text:p text:style-name="P4">how many people did you get to play this??</text:p>
      <text:p text:style-name="P4">why cant you cross the streams?</text:p>
      <text:p text:style-name="P4">:p</text:p>
      <text:p text:style-name="P4">_</text:p>
      <text:p text:style-name="P4">146. JE39: =006631</text:p>
      <text:p text:style-name="P4">im working on it!</text:p>
      <text:p text:style-name="P4">there are so many options</text:p>
      <text:p text:style-name="P4">what kind of ghostbuster should i make?</text:p>
      <text:p text:style-name="P4">hmmmm </text:p>
      <text:p text:style-name="P4">what do you have to do?</text:p>
      <text:p text:style-name="P4">noooooooooo! </text:p>
      <text:p text:style-name="P4">sure john</text:p>
      <text:p text:style-name="P4">whatever you say</text:p>
      <text:p text:style-name="P4"><text:soft-page-break/>are you serious?</text:p>
      <text:p text:style-name="P4">what about that fire pole there?</text:p>
      <text:p text:style-name="P4">cant you go down the fire pole? </text:p>
      <text:p text:style-name="P4">......... </text:p>
      <text:p text:style-name="P4">yeah i think im done!!!</text:p>
      <text:p text:style-name="P4">im pretty happy with him</text:p>
      <text:p text:style-name="P4">_</text:p>
      <text:p text:style-name="P4">147. JE40: =006632</text:p>
      <text:p text:style-name="P4">no way!</text:p>
      <text:p text:style-name="P4">hes adorable, what are you even talking about?</text:p>
      <text:p text:style-name="P4">i dont want ghosts to be afraid of him</text:p>
      <text:p text:style-name="P4">i want to make friends with some ghosts if at all possible </text:p>
      <text:p text:style-name="P4">nope. im keeping him :p</text:p>
      <text:p text:style-name="P4">shut up or ill give him a pink jumpsuit!</text:p>
      <text:p text:style-name="P4">i think i will manage to survive the embarrassment in front of a bunch of salamanders and crocodiles </text:p>
      <text:p text:style-name="P4">thank you</text:p>
      <text:p text:style-name="P4">*snicker* </text:p>
      <text:p text:style-name="P4">nothing</text:p>
      <text:p text:style-name="P4">hehe</text:p>
      <text:p text:style-name="P4">pffff!</text:p>
      <text:p text:style-name="P4">its davesprite, hes playing too</text:p>
      <text:p text:style-name="P4">we have strategies?</text:p>
      <text:p text:style-name="P4">hahahahahahaha </text:p>
      <text:p text:style-name="P4">did you know...</text:p>
      <text:p text:style-name="P4">davesprite is a funny guy?</text:p>
      <text:p text:style-name="P4">i just told him you said that </text:p>
      <text:p text:style-name="P4"><text:soft-page-break/>davesprite says to tell you "youre basically welcome for being born 14 years ago and 1 year ago you ungrateful douche" </text:p>
      <text:p text:style-name="P4">um</text:p>
      <text:p text:style-name="P4">because he is davesprite? </text:p>
      <text:p text:style-name="P4">well yeah</text:p>
      <text:p text:style-name="P4">but hes kinda different from dave</text:p>
      <text:p text:style-name="P4">i know</text:p>
      <text:p text:style-name="P4">but there are other differences...</text:p>
      <text:p text:style-name="P4">_</text:p>
      <text:p text:style-name="P4">148. JE41: =006633</text:p>
      <text:p text:style-name="P4">its hard to explain</text:p>
      <text:p text:style-name="P4">just some slight differences in personality i guess </text:p>
      <text:p text:style-name="P4">yes...</text:p>
      <text:p text:style-name="P4">so?</text:p>
      <text:p text:style-name="P4">ok i will admit i cant really tell if his rapping style has changed </text:p>
      <text:p text:style-name="P4">i dont know if the differences are because he is a sprite</text:p>
      <text:p text:style-name="P4">or because he lived for a while in a different timeline... </text:p>
      <text:p text:style-name="P4">i wasnt a sprite!</text:p>
      <text:p text:style-name="P4">my dead dream self was a sprite</text:p>
      <text:p text:style-name="P4">and then i kind of merged with her when i became a god tier </text:p>
      <text:p text:style-name="P4">i guess?</text:p>
      <text:p text:style-name="P4">its more like im still the me i always was, but inherited some of her memories</text:p>
      <text:p text:style-name="P4">but they are pretty vague </text:p>
      <text:p text:style-name="P4">i remember being dead for a long time</text:p>
      <text:p text:style-name="P4">and making friends...</text:p>
      <text:p text:style-name="P4">mostly trolls </text:p>
      <text:p text:style-name="P4"><text:soft-page-break/>none that we know of now</text:p>
      <text:p text:style-name="P4">that i can remember at least</text:p>
      <text:p text:style-name="P4">they feel like such distant memories, like they were barely real </text:p>
      <text:p text:style-name="P4">yeah me too</text:p>
      <text:p text:style-name="P4">maybe its something about this place were traveling through? </text:p>
      <text:p text:style-name="P4">when was the last time you visited one in your sleep?</text:p>
      <text:p text:style-name="P4">yeah</text:p>
      <text:p text:style-name="P4">yup</text:p>
      <text:p text:style-name="P4">_</text:p>
      <text:p text:style-name="P4">149. JE42: =006634</text:p>
      <text:p text:style-name="P4">nope :(</text:p>
      <text:p text:style-name="P4">i dont think thats it</text:p>
      <text:p text:style-name="P4">for one thing, considering where we are, i dont think theres such a thing as "the same time" for us</text:p>
      <text:p text:style-name="P4">maybe...</text:p>
      <text:p text:style-name="P4">but its probably more like the way it used to be with the clouds in skaia</text:p>
      <text:p text:style-name="P4">they didnt always show you things, but when they did they were selective about what they would let you see</text:p>
      <text:p text:style-name="P4">like they would make sure you saw whatever you needed to see to make sure things would go the right way</text:p>
      <text:p text:style-name="P4">i always thought i knew so much, but in retrospect they gave me only a tiny glimpse of the big picture! </text:p>
      <text:p text:style-name="P4">i guess!</text:p>
      <text:p text:style-name="P4">it never felt that way when all i was doing was looking up at some clouds</text:p>
      <text:p text:style-name="P4">i was happy to see whatever was there</text:p>
      <text:p text:style-name="P4">but i guess its different in a situation like this</text:p>
      <text:p text:style-name="P4">when you miss your friends, and you kind of wish the dream bubbles would play along </text:p>
      <text:p text:style-name="P4"><text:soft-page-break/>_</text:p>
      <text:p text:style-name="P4">150. JE43: =006635</text:p>
      <text:p text:style-name="P4">heheh, probably!</text:p>
      <text:p text:style-name="P4">hmmm</text:p>
      <text:p text:style-name="P4">well look at it this way</text:p>
      <text:p text:style-name="P4">by the end of our trip, will YOU be better friends with a bunch of salamanders than you are with rose and dave? </text:p>
      <text:p text:style-name="P4">that is true</text:p>
      <text:p text:style-name="P4">umm</text:p>
      <text:p text:style-name="P4">what do you mean the way things are going?</text:p>
      <text:p text:style-name="P4">what!</text:p>
      <text:p text:style-name="P4">what has he been telling you??</text:p>
      <text:p text:style-name="P4">well...</text:p>
      <text:p text:style-name="P4">i guess i dont know whats going on with that</text:p>
      <text:p text:style-name="P4">i really dont!!!</text:p>
      <text:p text:style-name="P4">um</text:p>
      <text:p text:style-name="P4">what</text:p>
      <text:p text:style-name="P4">do you think he would think about that?</text:p>
      <text:p text:style-name="P4">the other dave</text:p>
      <text:p text:style-name="P4">i mean</text:p>
      <text:p text:style-name="P4">hypothetically</text:p>
      <text:p text:style-name="P4">im only wondering because you brought it up!!!!!! </text:p>
      <text:p text:style-name="P4">then what do you think?</text:p>
      <text:p text:style-name="P4">maybe</text:p>
      <text:p text:style-name="P4">well</text:p>
      <text:p text:style-name="P4">what about you john? </text:p>
      <text:p text:style-name="P4">_</text:p>
      <text:p text:style-name="P4"><text:soft-page-break/>151. JE44: =006636</text:p>
      <text:p text:style-name="P4">remember how you told me how karkat kept sort of trying to set you up with rose?</text:p>
      <text:p text:style-name="P4">you told me this on more than one occasion if i recall!</text:p>
      <text:p text:style-name="P4">well, i have kind of wondered to myself if you kept bringing that up because on some level you wanted that to be true...</text:p>
      <text:p text:style-name="P4">not at all! that is perfectly fine</text:p>
      <text:p text:style-name="P4">aww</text:p>
      <text:p text:style-name="P4">heheheheh</text:p>
      <text:p text:style-name="P4">what?</text:p>
      <text:p text:style-name="P4">*snicker*</text:p>
      <text:p text:style-name="P4">i guess you have a point</text:p>
      <text:p text:style-name="P4">mm hm</text:p>
      <text:p text:style-name="P4">yikes</text:p>
      <text:p text:style-name="P4">.....</text:p>
      <text:p text:style-name="P4">that was just my hunch</text:p>
      <text:p text:style-name="P4">i sincerely doubt it</text:p>
      <text:p text:style-name="P4">at least</text:p>
      <text:p text:style-name="P4">i hope not ._.</text:p>
      <text:p text:style-name="P4">that is so outrageous</text:p>
      <text:p text:style-name="P4">after you!</text:p>
      <text:p text:style-name="P4">_</text:p>
      <text:p text:style-name="P4">152. JE45; JS1: =006637</text:p>
      <text:p text:style-name="P4">grrr...</text:p>
      <text:p text:style-name="P4">grrrrrrrrrrr</text:p>
      <text:p text:style-name="P4">i cant help it!</text:p>
      <text:p text:style-name="P4">grrrr...</text:p>
      <text:p text:style-name="P4"><text:soft-page-break/>dammit!</text:p>
      <text:p text:style-name="P4">im really not mad at him, i swear!</text:p>
      <text:p text:style-name="P4">WOOF!!!</text:p>
      <text:p text:style-name="P4">_</text:p>
      <text:p text:style-name="P4">153. <text:s/>JE46; JS2: =006638</text:p>
      <text:p text:style-name="P4">WOOF WOOF WOOF WOOF WOOF WOOF WOOF WOOF!</text:p>
      <text:p text:style-name="P4">_</text:p>
      <text:p text:style-name="P2">Act 6 Act 3</text:p>
      <text:p text:style-name="P4">_</text:p>
      <text:p text:style-name="P2">Act 6 Intermission 3</text:p>
      <text:p text:style-name="P4">_</text:p>
      <text:p text:style-name="P4">154. JE47: =007184</text:p>
      <text:p text:style-name="P4">hm?</text:p>
      <text:p text:style-name="P4">_</text:p>
      <text:p text:style-name="P4">155. JE48: =007186</text:p>
      <text:p text:style-name="P4">what?</text:p>
      <text:p text:style-name="P4">_</text:p>
      <text:p text:style-name="P4">156. JE49: =007188</text:p>
      <text:p text:style-name="P4">whaaat</text:p>
      <text:p text:style-name="P4">but you love this movie!</text:p>
      <text:p text:style-name="P4">but you were making such a big deal about finally getting me to watch it with you on your birthday!</text:p>
      <text:p text:style-name="P4">you were going on and on about how i wouldnt be disappointed... but now youre saying you dont like it?</text:p>
      <text:p text:style-name="P4">really?</text:p>
      <text:p text:style-name="P4">i was actually kind of enjoying it!</text:p>
      <text:p text:style-name="P4">its very silly</text:p>
      <text:p text:style-name="P4"><text:soft-page-break/>i really dont think its the kind of movie youre supposed to take all that seriously john</text:p>
      <text:p text:style-name="P4">i dunno....</text:p>
      <text:p text:style-name="P4">but people can change their minds about things</text:p>
      <text:p text:style-name="P4">i think youre allowed to change your mind about a silly movie</text:p>
      <text:p text:style-name="P4">i used to LOVE the squiddles show when i was really young</text:p>
      <text:p text:style-name="P4">but as i got older i started to realize it wasnt as great as i thought it was</text:p>
      <text:p text:style-name="P4">i was just too young to see how it was actually a flagrant vehicle for selling merchandise</text:p>
      <text:p text:style-name="P4">and if you believed the conspiracy theorists it might have even been pushing some other dark hidden agendas.....</text:p>
      <text:p text:style-name="P4">so i stopped liking the show itself as much but that didnt change the fact that i had a lot of fond memories about it</text:p>
      <text:p text:style-name="P4">i still loved all the cute characters and could enjoy it on a nostalgic level</text:p>
      <text:p text:style-name="P4">what is even the problem with it?</text:p>
      <text:p text:style-name="P4">ive just been watching this and thinking, yup, i can see why john was so obsessed with this movie...</text:p>
      <text:p text:style-name="P4">its funny!</text:p>
      <text:p text:style-name="P4">_</text:p>
      <text:p text:style-name="P4">157. JE50: =007189</text:p>
      <text:p text:style-name="P4">but he was trying to sound like a hardened criminal to win the trust of john malkovich!</text:p>
      <text:p text:style-name="P4">what!!</text:p>
      <text:p text:style-name="P4">you spent your whole life worshiping this dumb movie and now youre calling ME naive????</text:p>
      <text:p text:style-name="P4">oh god</text:p>
      <text:p text:style-name="P4">vexing and hypnotic??</text:p>
      <text:p text:style-name="P4">its a movie full of explosions about a guy with a mullet</text:p>
      <text:p text:style-name="P4"><text:soft-page-break/>what is with you lately? you seem to be in such a crappy mood these days</text:p>
      <text:p text:style-name="P4">oh bluh bluh</text:p>
      <text:p text:style-name="P4">can we just finish the rest of the movie?</text:p>
      <text:p text:style-name="P4">_</text:p>
      <text:p text:style-name="P4">158. JE51: =007190</text:p>
      <text:p text:style-name="P4">look you made us miss a whole bunch of stuff!</text:p>
      <text:p text:style-name="P4">hang on im going to rewind it...</text:p>
      <text:p text:style-name="P4">whos dave chappelle?</text:p>
      <text:p text:style-name="P4">no!!!</text:p>
      <text:p text:style-name="P4">dont touch the remote</text:p>
      <text:p text:style-name="P4">YES :p</text:p>
      <text:p text:style-name="P4">john you are kind of sounding like a crazy person here</text:p>
      <text:p text:style-name="P4">what???</text:p>
      <text:p text:style-name="P4">_</text:p>
      <text:p text:style-name="P4">159. JE52: =007191</text:p>
      <text:p text:style-name="P4">oh...</text:p>
      <text:p text:style-name="P4">heh</text:p>
      <text:p text:style-name="P4">yeah</text:p>
      <text:p text:style-name="P4">why do you always call him dave sprite?</text:p>
      <text:p text:style-name="P4">no, i mean why do you always say it like that? with the space between words?</text:p>
      <text:p text:style-name="P4">its not dave sprite, its just davesprite</text:p>
      <text:p text:style-name="P4">yeah.... john</text:p>
      <text:p text:style-name="P4">i dont think davesprite is coming tonight</text:p>
      <text:p text:style-name="P4">_</text:p>
      <text:p text:style-name="P4">160. JE53: =007192</text:p>
      <text:p text:style-name="P4"><text:soft-page-break/>no...</text:p>
      <text:p text:style-name="P4">it has nothing to do with jaspers</text:p>
      <text:p text:style-name="P4">he uh...</text:p>
      <text:p text:style-name="P4">kind of broke up with me</text:p>
      <text:p text:style-name="P4">_</text:p>
      <text:p text:style-name="P4">161. JE54: =007193</text:p>
      <text:p text:style-name="P4">a couple days ago</text:p>
      <text:p text:style-name="P4">john its ok you dont have t...</text:p>
      <text:p text:style-name="P4">we were?</text:p>
      <text:p text:style-name="P4">your rock??</text:p>
      <text:p text:style-name="P4">what are you talking about?</text:p>
      <text:p text:style-name="P4">we were not an institution!</text:p>
      <text:p text:style-name="P4">you are just saying meaningless things now</text:p>
      <text:p text:style-name="P4">um...</text:p>
      <text:p text:style-name="P4">its complicated</text:p>
      <text:p text:style-name="P4">basically hes just going through a lot of stuff right now</text:p>
      <text:p text:style-name="P4">do uh...</text:p>
      <text:p text:style-name="P4">you have a girlfriend?</text:p>
      <text:p text:style-name="P4">i dont think hes a douche, hes just...</text:p>
      <text:p text:style-name="P4">_</text:p>
      <text:p text:style-name="P4">162. JE55: =007194</text:p>
      <text:p text:style-name="P4">i dont think being a bird ever bothered him</text:p>
      <text:p text:style-name="P4">like i said... its all more complicated than that</text:p>
      <text:p text:style-name="P4">me too</text:p>
      <text:p text:style-name="P4">why?</text:p>
      <text:p text:style-name="P4">i dont know</text:p>
      <text:p text:style-name="P4">what do you mean</text:p>
      <text:p text:style-name="P4"><text:soft-page-break/>uh</text:p>
      <text:p text:style-name="P4">so</text:p>
      <text:p text:style-name="P4">SO WHAT IF HE HAS A GHOST BUTT!!!!!</text:p>
      <text:p text:style-name="P4">WHATEVER YOURE JUST SAYING, JUST STOP SAYING IT!</text:p>
      <text:p text:style-name="P4">and whatever youre trying to gesture with your hands there, stop doing that too!</text:p>
      <text:p text:style-name="P4">nope!!! totally not talking about this</text:p>
      <text:p text:style-name="P4">put your hands down john</text:p>
      <text:p text:style-name="P4">_</text:p>
      <text:p text:style-name="P4">163. JE56: =007195</text:p>
      <text:p text:style-name="P4">thats not down, thats up!</text:p>
      <text:p text:style-name="P4">oh well, at least youre not making those unsettling gestures...</text:p>
      <text:p text:style-name="P4">john...</text:p>
      <text:p text:style-name="P4">what are you doing?</text:p>
      <text:p text:style-name="P4">i hope youre not entertaining some awkward train of thought about, uh...</text:p>
      <text:p text:style-name="P4">what is with you??</text:p>
      <text:p text:style-name="P4">today is your birthday, youre supposed to be having fun!</text:p>
      <text:p text:style-name="P4">but youve been so testy, as if youre committed to not having a good time</text:p>
      <text:p text:style-name="P4">yeah, i can see how you might find it a little slow here</text:p>
      <text:p text:style-name="P4">i dunno, i havent minded much... maybe its different for me though because i used to live all alone?</text:p>
      <text:p text:style-name="P4">but i dont mind doing that any time!!!</text:p>
      <text:p text:style-name="P4">john... if you told me this earlier i would have...</text:p>
      <text:p text:style-name="P4">were already going as fast as i can make us go</text:p>
      <text:p text:style-name="P4">about the speed of light!</text:p>
      <text:p text:style-name="P4">no! nothing can go faster than light john</text:p>
      <text:p text:style-name="P4"><text:soft-page-break/>unless you teleport of course</text:p>
      <text:p text:style-name="P4">i already explained this! i cant do that here, its not within the domain of the green sun which gives me those powers!</text:p>
      <text:p text:style-name="P4">no thats just a regular law of physics!!! jeez</text:p>
      <text:p text:style-name="P4">ok first of all, thats not even close to the speed of light</text:p>
      <text:p text:style-name="P4">light travels at a hundred and eighty six thousand miles per second no matter what frame of reference youre in... even this one!</text:p>
      <text:p text:style-name="P4">second of all special relativity and comparing laws of physics between different frames of reference, those are tricky issues to talk about!</text:p>
      <text:p text:style-name="P4">but id be more than happy to talk about them if youd like. actually i would enjoy that because i never really get to talk about science wi...</text:p>
      <text:p text:style-name="P4">yes as a matter of fact it is!</text:p>
      <text:p text:style-name="P4">you take that back!!!!!</text:p>
      <text:p text:style-name="P4">john.....</text:p>
      <text:p text:style-name="P4">what is that?</text:p>
      <text:p text:style-name="P4">_</text:p>
      <text:p text:style-name="P4">164. JE57: =007196</text:p>
      <text:p text:style-name="P4">under your hood...</text:p>
      <text:p text:style-name="P4">looks like a piece of paper stuck to your back?</text:p>
      <text:p text:style-name="P4">_</text:p>
      <text:p text:style-name="P4">165. JE58: =007199</text:p>
      <text:p text:style-name="P4">what?</text:p>
      <text:p text:style-name="P4">what is it??</text:p>
      <text:p text:style-name="P4">_</text:p>
      <text:p text:style-name="P4">166. JE59: =007200</text:p>
      <text:p text:style-name="P4">where are you going?</text:p>
      <text:p text:style-name="P4">what! john, no....</text:p>
      <text:p text:style-name="P4"><text:soft-page-break/>_</text:p>
      <text:p text:style-name="P4">167. JE60: =007201</text:p>
      <text:p text:style-name="P4">ok yes, that practical joke is in poor taste, but you should try to calm down and...</text:p>
      <text:p text:style-name="P4">um</text:p>
      <text:p text:style-name="P4">which one?</text:p>
      <text:p text:style-name="P4">sigh</text:p>
      <text:p text:style-name="P4">_</text:p>
      <text:p text:style-name="P4">168. JE61: =007202</text:p>
      <text:p text:style-name="P4">:|</text:p>
      <text:p text:style-name="P4">_</text:p>
      <text:p text:style-name="P4">169. JE62: =007204</text:p>
      <text:p text:style-name="P4">john...</text:p>
      <text:p text:style-name="P4">theres no one there</text:p>
      <text:p text:style-name="P4">_</text:p>
      <text:p text:style-name="P4">170. JE63: =007205</text:p>
      <text:p text:style-name="P4">what pastures</text:p>
      <text:p text:style-name="P4">what</text:p>
      <text:p text:style-name="P4">wasnt i supposed to be the mule?</text:p>
      <text:p text:style-name="P4">i dont think i understand your analogy</text:p>
      <text:p text:style-name="P4">....</text:p>
      <text:p text:style-name="P4">_</text:p>
      <text:p text:style-name="P4">171. JE64: =007206</text:p>
      <text:p text:style-name="P4">john i think youre officially throwing a tantrum here</text:p>
      <text:p text:style-name="P4">...</text:p>
      <text:p text:style-name="P4">john?</text:p>
      <text:p text:style-name="P4">_</text:p>
      <text:p text:style-name="P4"><text:soft-page-break/>172. JE65: =007207</text:p>
      <text:p text:style-name="P4">john...</text:p>
      <text:p text:style-name="P4">are you asleep?</text:p>
      <text:p text:style-name="P4">please dont tell me you just fell asleep in your driveway</text:p>
      <text:p text:style-name="P4">_</text:p>
      <text:p text:style-name="P2">Act 6 Act 4</text:p>
      <text:p text:style-name="P4">_</text:p>
      <text:p text:style-name="P2">Act 6 Intermission 4</text:p>
      <text:p text:style-name="P4">_</text:p>
      <text:p text:style-name="P2">Act 6 Act 5</text:p>
      <text:p text:style-name="P4">_</text:p>
      <text:p text:style-name="P2">Act 6 Act 5 Act 2</text:p>
      <text:p text:style-name="P4">_</text:p>
      <text:p text:style-name="P2">Act 6 Act 5 Act 1</text:p>
      <text:p text:style-name="P4">_</text:p>
      <text:p text:style-name="P4">173. JaEn1; JC1: =007778</text:p>
      <text:p text:style-name="P4">hi!</text:p>
      <text:p text:style-name="P4">_</text:p>
      <text:p text:style-name="P4">174. JaEn2; JC2: =007780</text:p>
      <text:p text:style-name="P4">are you jake?</text:p>
      <text:p text:style-name="P4">hi jake!</text:p>
      <text:p text:style-name="P4">im jade</text:p>
      <text:p text:style-name="P4">its nice to finally meet you!</text:p>
      <text:p text:style-name="P4">and you must be jane?</text:p>
      <text:p text:style-name="P4">mm hm!</text:p>
      <text:p text:style-name="P4"><text:soft-page-break/>its nice to meet you too jane</text:p>
      <text:p text:style-name="P4">_</text:p>
      <text:p text:style-name="P4">175. JaEn3: =007781</text:p>
      <text:p text:style-name="P4">so uh...</text:p>
      <text:p text:style-name="P4">jake</text:p>
      <text:p text:style-name="P4">_</text:p>
      <text:p text:style-name="P4">176. JaEn4: =007782</text:p>
      <text:p text:style-name="P4">where are your pants?</text:p>
      <text:p text:style-name="P4">_</text:p>
      <text:p text:style-name="P2">Act 6 Intermission 5</text:p>
      <text:p text:style-name="P4">_</text:p>
      <text:p text:style-name="P2">Act 6 Act 6</text:p>
      <text:p text:style-name="P4">_</text:p>
      <text:p text:style-name="P2">Act 6 Act 6 Intermission 1</text:p>
      <text:p text:style-name="P4">_</text:p>
      <text:p text:style-name="P2">Act 6 Act 6 Act 2</text:p>
      <text:p text:style-name="P4">_</text:p>
      <text:p text:style-name="P2">Act 6 Act 6 Intermission 2</text:p>
      <text:p text:style-name="P4">_</text:p>
      <text:p text:style-name="P4">177. Ce1: =008579</text:p>
      <text:p text:style-name="P4">hi!</text:p>
      <text:p text:style-name="P4">_</text:p>
      <text:p text:style-name="P4">178. Ce2: =008580</text:p>
      <text:p text:style-name="P4">its ok i wont hurt you. im a friend!</text:p>
      <text:p text:style-name="P4">you can come out now</text:p>
      <text:p text:style-name="P4"><text:soft-page-break/>youre safe i promise!</text:p>
      <text:p text:style-name="P4">_</text:p>
      <text:p text:style-name="P4">179. Ce3: =008615</text:p>
      <text:p text:style-name="P4">ummm</text:p>
      <text:p text:style-name="P4">not really :\</text:p>
      <text:p text:style-name="P4">_</text:p>
      <text:p text:style-name="P4">180. Ce4: =008616</text:p>
      <text:p text:style-name="P4">i wish i could tell you</text:p>
      <text:p text:style-name="P4">but im still drawing a blank on everything!</text:p>
      <text:p text:style-name="P4">i dont even remember what i was doing when i fell asleep</text:p>
      <text:p text:style-name="P4">or even</text:p>
      <text:p text:style-name="P4">IF im sleeping</text:p>
      <text:p text:style-name="P4">er...</text:p>
      <text:p text:style-name="P4">how are you supposed to tell if youre a ghost or not?</text:p>
      <text:p text:style-name="P4">darn</text:p>
      <text:p text:style-name="P4">what?</text:p>
      <text:p text:style-name="P4">anti sleeping magics?</text:p>
      <text:p text:style-name="P4">i mean majyyks?</text:p>
      <text:p text:style-name="P4">what reasons?</text:p>
      <text:p text:style-name="P4">aw</text:p>
      <text:p text:style-name="P4">thats ok im in no hurry to go yet</text:p>
      <text:p text:style-name="P4">or for that matter, to remember why im here</text:p>
      <text:p text:style-name="P4">i cant put my finger on it</text:p>
      <text:p text:style-name="P4">but i have this awful feeling something bad happened</text:p>
      <text:p text:style-name="P4">specifically something that happened because of me</text:p>
      <text:p text:style-name="P4">yeah :(</text:p>
      <text:p text:style-name="P4">im worried i may have done some things i wouldnt be proud of</text:p>
      <text:p text:style-name="P4"><text:soft-page-break/>that maybe i could have even...</text:p>
      <text:p text:style-name="P4">hurt some people</text:p>
      <text:p text:style-name="P4">i hope its just my imagination</text:p>
      <text:p text:style-name="P4">in any case i feel like i could use some rest</text:p>
      <text:p text:style-name="P4">and you seem very nice</text:p>
      <text:p text:style-name="P4">so id rather relax here with you for a while than jump right back into...</text:p>
      <text:p text:style-name="P4">whatever craziness is waiting for me out there</text:p>
      <text:p text:style-name="P4">by the way, i didnt catch your name...</text:p>
      <text:p text:style-name="P4">your trollsona?</text:p>
      <text:p text:style-name="P4">nice to meet you too callie :)</text:p>
      <text:p text:style-name="P4">but</text:p>
      <text:p text:style-name="P4">what is a trollsona?</text:p>
      <text:p text:style-name="P4">oh</text:p>
      <text:p text:style-name="P4">OH!</text:p>
      <text:p text:style-name="P4">i get it... you are not really a troll?</text:p>
      <text:p text:style-name="P4">omg she is so cute</text:p>
      <text:p text:style-name="P4">or i should say</text:p>
      <text:p text:style-name="P4">YOU are so cute!</text:p>
      <text:p text:style-name="P4">what a good idea</text:p>
      <text:p text:style-name="P4">do you think i could make a trollsona too?</text:p>
      <text:p text:style-name="P4">sure!</text:p>
      <text:p text:style-name="P4">the BEST color obviously</text:p>
      <text:p text:style-name="P4">which is green, DUH :p</text:p>
      <text:p text:style-name="P4">wow really??</text:p>
      <text:p text:style-name="P4">thats perfect</text:p>
      <text:p text:style-name="P4">our trollsonas can be like</text:p>
      <text:p text:style-name="P4"><text:soft-page-break/>blood sisters or such</text:p>
      <text:p text:style-name="P4">i dont know enough about troll culture to use proper terminology...</text:p>
      <text:p text:style-name="P4">but lets just say thats what we are</text:p>
      <text:p text:style-name="P4">what should my horns look like?</text:p>
      <text:p text:style-name="P4">oh and for that matter</text:p>
      <text:p text:style-name="P4">should i have horns instead of my dog ears, or in addition to them?</text:p>
      <text:p text:style-name="P4">ok</text:p>
      <text:p text:style-name="P4">hmm where would they go though...</text:p>
      <text:p text:style-name="P4">jeez i think we might need to do some drawings to make her look right</text:p>
      <text:p text:style-name="P4">_</text:p>
      <text:p text:style-name="P4">181. Ce5: =008617</text:p>
      <text:p text:style-name="P4">callie...</text:p>
      <text:p text:style-name="P4">there is something very familiar about you</text:p>
      <text:p text:style-name="P4">are you sure weve never met before?</text:p>
      <text:p text:style-name="P4">but you did know my name...</text:p>
      <text:p text:style-name="P4">hmmm</text:p>
      <text:p text:style-name="P4">i cant shake the feeling that we have spoken before</text:p>
      <text:p text:style-name="P4">maybe in an old dream i cant remember?</text:p>
      <text:p text:style-name="P4">im not sure if its the sound of your voice or what</text:p>
      <text:p text:style-name="P4">i dont recognize your face, but then thats not what you really look like is it?</text:p>
      <text:p text:style-name="P4">...</text:p>
      <text:p text:style-name="P4">thats fine!</text:p>
      <text:p text:style-name="P4">its not a big deal</text:p>
      <text:p text:style-name="P4">if its true that weve met before, im sure ill remember in due time</text:p>
      <text:p text:style-name="P4"><text:soft-page-break/>lets not worry about it for now</text:p>
      <text:p text:style-name="P4">by the way</text:p>
      <text:p text:style-name="P4">what is with this stage?</text:p>
      <text:p text:style-name="P4">is it from one of your memories?</text:p>
      <text:p text:style-name="P4">i dont think so</text:p>
      <text:p text:style-name="P4">it would seem to be some sort of imaginary figment that turned into a real object</text:p>
      <text:p text:style-name="P4">i wonder why it looks like a drawing?</text:p>
      <text:p text:style-name="P4">hey why dont you come up here and help me get these curtains open</text:p>
      <text:p text:style-name="P4">since its the only thing weve got in this boring vortex we might as well try to have a little fun!</text:p>
      <text:p text:style-name="P4">_</text:p>
      <text:p text:style-name="P2">Act 6 Act 6 Act 3</text:p>
      <text:p text:style-name="P4">_</text:p>
      <text:p text:style-name="P2">Act 6 Act 6 Intermission 3</text:p>
      <text:p text:style-name="P4">_</text:p>
      <text:p text:style-name="P2">Act 6 Act 6 Act 4</text:p>
      <text:p text:style-name="P4">_</text:p>
      <text:p text:style-name="P2">Act 6 Act 6 Intermission 4</text:p>
      <text:p text:style-name="P4">_</text:p>
      <text:p text:style-name="P4">182. Ce6: =008909</text:p>
      <text:p text:style-name="P4">m hm!</text:p>
      <text:p text:style-name="P4">well, sort of</text:p>
      <text:p text:style-name="P4">it looked more realistic when i lived here</text:p>
      <text:p text:style-name="P4">_</text:p>
      <text:p text:style-name="P4">183. Ce7: =008910</text:p>
      <text:p text:style-name="P4"><text:soft-page-break/>foliage?</text:p>
      <text:p text:style-name="P4">huh!</text:p>
      <text:p text:style-name="P4">thats interesting</text:p>
      <text:p text:style-name="P4">ummm</text:p>
      <text:p text:style-name="P4">heheh yeah i guess not</text:p>
      <text:p text:style-name="P4">you havent?</text:p>
      <text:p text:style-name="P4">:O</text:p>
      <text:p text:style-name="P4">that sounds terrible!</text:p>
      <text:p text:style-name="P4">when i was a kid i grew up with plants all around me</text:p>
      <text:p text:style-name="P4">but i was very lucky... i guess i took all the nice things about my life on this island for granted</text:p>
      <text:p text:style-name="P4">i even had my own garden where i grew flowers and vegetables and fruits and such</text:p>
      <text:p text:style-name="P4">that is all i ever ate, the things i grew myself</text:p>
      <text:p text:style-name="P4">but i will admit to having developed a taste for meat since becoming a dog &lt;_&lt;;</text:p>
      <text:p text:style-name="P4">:o</text:p>
      <text:p text:style-name="P4">_</text:p>
      <text:p text:style-name="P4">184. Ce8: =008911</text:p>
      <text:p text:style-name="P4">my grandpa set it up for me in the atrium</text:p>
      <text:p text:style-name="P4">i would spend hours tending to my plants and playing music for them</text:p>
      <text:p text:style-name="P4">it was one of the places where i was the happiest i can remember being</text:p>
      <text:p text:style-name="P4">i miss that garden</text:p>
      <text:p text:style-name="P4">it blew up</text:p>
      <text:p text:style-name="P4">and then i built my house waaaay up, on top of where it used to be</text:p>
      <text:p text:style-name="P4">in the years since that happened i thought about rebuilding it</text:p>
      <text:p text:style-name="P4"><text:soft-page-break/>as a way to pass the time on my long lonely journey...</text:p>
      <text:p text:style-name="P4">but i was too depressed to grow anything</text:p>
      <text:p text:style-name="P4">what sort of place did you grow up in that didnt have plants?</text:p>
      <text:p text:style-name="P4">was it a desert?</text:p>
      <text:p text:style-name="P4">???</text:p>
      <text:p text:style-name="P4">that sounds lonely</text:p>
      <text:p text:style-name="P4">but didnt you say meat was left for "us" earlier</text:p>
      <text:p text:style-name="P4">was someone else there?</text:p>
      <text:p text:style-name="P4">who?</text:p>
      <text:p text:style-name="P4">oh!</text:p>
      <text:p text:style-name="P4">i had a brother too</text:p>
      <text:p text:style-name="P4">its funny we keep discovering ways that we are alike</text:p>
      <text:p text:style-name="P4">_</text:p>
      <text:p text:style-name="P4">185. Ce9: =008913</text:p>
      <text:p text:style-name="P4">this is where you and your brother lived? </text:p>
      <text:p text:style-name="P4">_</text:p>
      <text:p text:style-name="P4">186. Ce10: =008916</text:p>
      <text:p text:style-name="P4">callie...</text:p>
      <text:p text:style-name="P4">_</text:p>
      <text:p text:style-name="P4">187. Ce11: =008917</text:p>
      <text:p text:style-name="P4">when you said you were a monster...</text:p>
      <text:p text:style-name="P4">what did you mean?</text:p>
      <text:p text:style-name="P4">were you just being hard on yourself...</text:p>
      <text:p text:style-name="P4">or did you mean that literally?</text:p>
      <text:p text:style-name="P4">i see</text:p>
      <text:p text:style-name="P4">and your brother looks the same way too i take it?</text:p>
      <text:p text:style-name="P4">was this his tooth?</text:p>
      <text:p text:style-name="P4"><text:soft-page-break/>thats ok, we dont have to talk about it</text:p>
      <text:p text:style-name="P4">its just</text:p>
      <text:p text:style-name="P4">seeing this tooth</text:p>
      <text:p text:style-name="P4">and listening to your voice...</text:p>
      <text:p text:style-name="P4">i think im finally starting to remember something</text:p>
      <text:p text:style-name="P4">i remember</text:p>
      <text:p text:style-name="P4">you!</text:p>
      <text:p text:style-name="P4">_</text:p>
      <text:p text:style-name="P4">188. Ce12: =008918</text:p>
      <text:p text:style-name="P4">yes</text:p>
      <text:p text:style-name="P4">im quite sure now that we met once before while i was asleep</text:p>
      <text:p text:style-name="P4">it was you, and yet...</text:p>
      <text:p text:style-name="P4">it wasnt</text:p>
      <text:p text:style-name="P4">i think so</text:p>
      <text:p text:style-name="P4">i was a little scared at first actually</text:p>
      <text:p text:style-name="P4">but it was not so much because of what you looked like</text:p>
      <text:p text:style-name="P4">your voice was the same</text:p>
      <text:p text:style-name="P4">and i can tell now that you are basically the same person she was</text:p>
      <text:p text:style-name="P4">yet...</text:p>
      <text:p text:style-name="P4">you seemed so different</text:p>
      <text:p text:style-name="P4">so much more</text:p>
      <text:p text:style-name="P4">serious</text:p>
      <text:p text:style-name="P4">also...</text:p>
      <text:p text:style-name="P4">you were a god tier!</text:p>
      <text:p text:style-name="P4">_</text:p>
      <text:p text:style-name="P4">189. Ce13: =008919</text:p>
      <text:p text:style-name="P4">what do you think it means callie?</text:p>
      <text:p text:style-name="P4"><text:soft-page-break/>if that was you... but not QUITE you... then who was it?</text:p>
      <text:p text:style-name="P4">i see</text:p>
      <text:p text:style-name="P4">an alternate universe version of yourself?</text:p>
      <text:p text:style-name="P4">that makes sense</text:p>
      <text:p text:style-name="P4">no wonder she was so...</text:p>
      <text:p text:style-name="P4">well</text:p>
      <text:p text:style-name="P4">no offense to her, but you are much friendlier :)</text:p>
      <text:p text:style-name="P4">not really...</text:p>
      <text:p text:style-name="P4">it was not long at all before i could tell she was good</text:p>
      <text:p text:style-name="P4">actually, the more i think about it, the more im starting to remember about the encounter</text:p>
      <text:p text:style-name="P4">she had a lot to say</text:p>
      <text:p text:style-name="P4">she mainly told me stories!</text:p>
      <text:p text:style-name="P4">she seemed to really like telling stories</text:p>
      <text:p text:style-name="P4">so i think your personality must have been in there somewhere :D</text:p>
      <text:p text:style-name="P4">you want to know if i remember any?</text:p>
      <text:p text:style-name="P4">yes, its been coming back to me little by little</text:p>
      <text:p text:style-name="P4">i think i can retell some of them</text:p>
      <text:p text:style-name="P4">hey i have an idea</text:p>
      <text:p text:style-name="P4">why dont you help me?</text:p>
      <text:p text:style-name="P4">do you have anything to write on?</text:p>
      <text:p text:style-name="P4">a pad of paper or such?</text:p>
      <text:p text:style-name="P4">_</text:p>
      <text:p text:style-name="P4">190. Ce14: =008920</text:p>
      <text:p text:style-name="P4">perfect!</text:p>
      <text:p text:style-name="P4">ok, i will write the words, and you can draw the pictures</text:p>
      <text:p text:style-name="P4">yes</text:p>
      <text:p text:style-name="P4"><text:soft-page-break/>ok where to begin</text:p>
      <text:p text:style-name="P4">if i recall...</text:p>
      <text:p text:style-name="P4">the first story was about how she defeated her brother</text:p>
      <text:p text:style-name="P4">but i dont remember much about that one</text:p>
      <text:p text:style-name="P4">and maybe you dont even want to hear a story that has to do with him?</text:p>
      <text:p text:style-name="P4">hmm</text:p>
      <text:p text:style-name="P4">that makes sense</text:p>
      <text:p text:style-name="P4">the rest of her stories i think were meant to account for the differences in the way her life went</text:p>
      <text:p text:style-name="P4">:)</text:p>
      <text:p text:style-name="P4">so she went on to tell another story</text:p>
      <text:p text:style-name="P4">not one about your brother</text:p>
      <text:p text:style-name="P4">but one about mine</text:p>
      <text:p text:style-name="P4">well</text:p>
      <text:p text:style-name="P4">not exactly...</text:p>
      <text:p text:style-name="P4">_</text:p>
      <text:p text:style-name="P4">191. Ce15: =008921</text:p>
      <text:p text:style-name="P4">this is the story about how he died</text:p>
      <text:p text:style-name="P4">_</text:p>
      <text:p text:style-name="P4">192. Ce16: =008959</text:p>
      <text:p text:style-name="P4">im starting to remember the things she told me so vividly now</text:p>
      <text:p text:style-name="P4">its amazing what a creative project can do to get your mind turning</text:p>
      <text:p text:style-name="P4">the land of wind and shade!</text:p>
      <text:p text:style-name="P4">that is where the story starts</text:p>
      <text:p text:style-name="P4">hmmm</text:p>
      <text:p text:style-name="P4">both, as a matter of fact</text:p>
      <text:p text:style-name="P4"><text:soft-page-break/>my story began with a tragedy on lowas, which led to meeting her in the first place</text:p>
      <text:p text:style-name="P4">and then, she used my memory of that tragedy as a starting point for her story, which turned out to be related</text:p>
      <text:p text:style-name="P4">(i know)</text:p>
      <text:p text:style-name="P4">ill start with mine, since that will make everything else make sense</text:p>
      <text:p text:style-name="P4">so go ahead and start drawing</text:p>
      <text:p text:style-name="P4">lowas!!</text:p>
      <text:p text:style-name="P4">_</text:p>
      <text:p text:style-name="P4">193. Ce17: =008960</text:p>
      <text:p text:style-name="P4">looks good!</text:p>
      <text:p text:style-name="P4">dont forget to put a really tall house poking out of the top</text:p>
      <text:p text:style-name="P4">_</text:p>
      <text:p text:style-name="P4">194. Ce18: =008961</text:p>
      <text:p text:style-name="P4">nothing yet... ill get to that!</text:p>
      <text:p text:style-name="P4">but yes, the tragedy is why i was alone on the golden ship</text:p>
      <text:p text:style-name="P4">it was not long after our three year journey began</text:p>
      <text:p text:style-name="P4">_</text:p>
      <text:p text:style-name="P4">195. Ce19: =008962</text:p>
      <text:p text:style-name="P4">i was relaxing in our makeshift livingroom, giving john and davesprite some space to themselves for a while so they could catch up</text:p>
      <text:p text:style-name="P4">john wanted to visit his home again</text:p>
      <text:p text:style-name="P4">so i happily obliged and shrunk them both down so they could hang out in his tiny tall house</text:p>
      <text:p text:style-name="P4">it seemed like the nice thing to do...</text:p>
      <text:p text:style-name="P4">but i came to regret that decision more than any ive ever made</text:p>
      <text:p text:style-name="P4">i was minding my own business when out of nowhere...</text:p>
      <text:p text:style-name="P4"><text:soft-page-break/>_</text:p>
      <text:p text:style-name="P4">196. Ce20: =008963</text:p>
      <text:p text:style-name="P4">lowas exploded!!!</text:p>
      <text:p text:style-name="P4">_</text:p>
      <text:p text:style-name="P4">197. Ce21: =008964</text:p>
      <text:p text:style-name="P4">i couldnt believe it</text:p>
      <text:p text:style-name="P4">it was totally inexplicable</text:p>
      <text:p text:style-name="P4">there was no trace of them at all... they were both dead</text:p>
      <text:p text:style-name="P4">i supposed it must have meant johns death was heroic... but i couldnt for the life of me imagine how</text:p>
      <text:p text:style-name="P4">to me it was as pointless and arbitrary as a death could be</text:p>
      <text:p text:style-name="P4">_</text:p>
      <text:p text:style-name="P4">198. Ce22: =008965</text:p>
      <text:p text:style-name="P4">i looked within myself as hard as i could to see if there was some power i had, in all my omnipotence, to bring them back</text:p>
      <text:p text:style-name="P4">but i couldnt</text:p>
      <text:p text:style-name="P4">they were gone</text:p>
      <text:p text:style-name="P4">i would spend the next three years on that ship without my two best friends</text:p>
      <text:p text:style-name="P4">sure, there were still consorts and chess guys to keep me company</text:p>
      <text:p text:style-name="P4">but the loss was too much for me to bear</text:p>
      <text:p text:style-name="P4">i felt so alone</text:p>
      <text:p text:style-name="P4">_</text:p>
      <text:p text:style-name="P4">199. Ce23: =008966</text:p>
      <text:p text:style-name="P4">weeks and months went by...</text:p>
      <text:p text:style-name="P4">i didnt have the slightest sense of how quickly or slowly time was passing</text:p>
      <text:p text:style-name="P4">any sense of purpose to reaching the destination had vanished, and delicious though it was, no amount of nannas cake would bring <text:soft-page-break/>me comfort</text:p>
      <text:p text:style-name="P4">toward the end of the journey, when i feeling particularly despondent...</text:p>
      <text:p text:style-name="P4">_</text:p>
      <text:p text:style-name="P4">200. Ce24: =008967</text:p>
      <text:p text:style-name="P4">i fell asleep and had a dream</text:p>
      <text:p text:style-name="P4">and that is when i met a very powerful, strangely charismatic creature...</text:p>
      <text:p text:style-name="P4">her name was calliope ;)</text:p>
      <text:p text:style-name="P4">_</text:p>
      <text:p text:style-name="P4">201. Ce25: =008968</text:p>
      <text:p text:style-name="P4">as i said, she was somewhat like you, and yet so unalike</text:p>
      <text:p text:style-name="P4">her presence was so serious and grave</text:p>
      <text:p text:style-name="P4">her hollow eyes were piercing... but not hostile</text:p>
      <text:p text:style-name="P4">but the prevailing sense i got from her was one of loneliness</text:p>
      <text:p text:style-name="P4">before she even said a word, i could feel it somehow, that this was a deeply lonely soul</text:p>
      <text:p text:style-name="P4">until i met her, i thought i was the loneliest person in the universe</text:p>
      <text:p text:style-name="P4">but a feeling told me she had been here by herself for a long long time</text:p>
      <text:p text:style-name="P4">i felt sorry for her</text:p>
      <text:p text:style-name="P4">and relating to her plight helped me overcome the feelings of intimidation</text:p>
      <text:p text:style-name="P4">so we began to talk</text:p>
      <text:p text:style-name="P4">we traded stories about ourselves</text:p>
      <text:p text:style-name="P4">she spoke of the brother she killed</text:p>
      <text:p text:style-name="P4">i spoke of the brother i lost</text:p>
      <text:p text:style-name="P4">and when i mentioned johns death</text:p>
      <text:p text:style-name="P4"><text:soft-page-break/>that is when she became very serious again</text:p>
      <text:p text:style-name="P4">she began to recount how john had died, repeating to me the same story i just told you</text:p>
      <text:p text:style-name="P4">she described the spontaneous destruction of lowas which left me alone for years</text:p>
      <text:p text:style-name="P4">i wondered why she was recounting this tragedy that happened to me, and for that matter how she knew of it herself</text:p>
      <text:p text:style-name="P4">she went on to say that lowas was destroyed because johns denizen had suddenly woken up</text:p>
      <text:p text:style-name="P4">typheus, a great monster of truly terrifying power</text:p>
      <text:p text:style-name="P4">she said he had destroyed his land and slayed his own heir of breath not out of malice, but to make a slight correction</text:p>
      <text:p text:style-name="P4">i asked her...</text:p>
      <text:p text:style-name="P4">what do you mean, "correction"?</text:p>
      <text:p text:style-name="P4">_</text:p>
      <text:p text:style-name="P4">202. Ce26: =008969</text:p>
      <text:p text:style-name="P4">she said that the john from my reality, and his entire planet, needed to be erased</text:p>
      <text:p text:style-name="P4">and that the slumbering denizen in all his mysterious wisdom knew this</text:p>
      <text:p text:style-name="P4">she told me that the dreams of a denizen draw from the same well of potential from which every conceivable possibility arises</text:p>
      <text:p text:style-name="P4">the same place skaia gets its power from</text:p>
      <text:p text:style-name="P4">so if an agreement with a denizen is reached in one reality, that same denizen in another reality could become aware of it, and respond accordingly</text:p>
      <text:p text:style-name="P4">it seems that john, somewhere, in some other plane of existence, had made just such an agreement</text:p>
      <text:p text:style-name="P4">she said that the john i knew, like herself, was only one version of a person</text:p>
      <text:p text:style-name="P4">there was a different version of john from another reality poised to play a more significant role</text:p>
      <text:p text:style-name="P4"><text:soft-page-break/>you see, the john from that reality in an act of desperation had gone to see typheus, and struck a bargain with him</text:p>
      <text:p text:style-name="P4">she would go on to explain the nature of that bargain in the next part of her story</text:p>
      <text:p text:style-name="P4">but from my perspective, the consequence of this bargain was to lose my friends, and to live with that for years without understanding why</text:p>
      <text:p text:style-name="P4">losing them still hurt, but i was so relieved to at least understand the reason, and to realize their senseless deaths were actually serving a bigger purpose</text:p>
      <text:p text:style-name="P4">i thanked her for letting me know</text:p>
      <text:p text:style-name="P4">_</text:p>
      <text:p text:style-name="P4">203. Ce27: =008970</text:p>
      <text:p text:style-name="P4">she told me she was not human, and had no frame of reference for empathizing with my feelings</text:p>
      <text:p text:style-name="P4">but if there was one thing she could relate to, it was the feeling of being alone</text:p>
      <text:p text:style-name="P4">the feeling of waiting for what seems like eternity by yourself, until finally your purpose presents itself</text:p>
      <text:p text:style-name="P4">....</text:p>
      <text:p text:style-name="P4">_</text:p>
      <text:p text:style-name="P4">204. Ce28: =008971</text:p>
      <text:p text:style-name="P4">heh</text:p>
      <text:p text:style-name="P4">what?</text:p>
      <text:p text:style-name="P4">never what?</text:p>
      <text:p text:style-name="P4">i have no idea</text:p>
      <text:p text:style-name="P4">could be!</text:p>
      <text:p text:style-name="P4">i dont know enough about cherub rites of passage to say either way</text:p>
      <text:p text:style-name="P4">human rites of passage either, for that matter</text:p>
      <text:p text:style-name="P4">right! anyway...</text:p>
      <text:p text:style-name="P4"><text:soft-page-break/>thats when she began her story in earnest</text:p>
      <text:p text:style-name="P4">the one she summoned me in my dreams to tell me</text:p>
      <text:p text:style-name="P4">the story of the other john who made a deal with typheus</text:p>
      <text:p text:style-name="P4">it began with the same place mine did</text:p>
      <text:p text:style-name="P4">lowas</text:p>
      <text:p text:style-name="P4">...</text:p>
      <text:p text:style-name="P4">so, go on</text:p>
      <text:p text:style-name="P4">draw lowas again!</text:p>
      <text:p text:style-name="P4">ummmmmm</text:p>
      <text:p text:style-name="P4">no, you can just copy the first one you did :)</text:p>
      <text:p text:style-name="P4">_</text:p>
      <text:p text:style-name="P4">205. Ce29: =008972</text:p>
      <text:p text:style-name="P4">yes, but...</text:p>
      <text:p text:style-name="P4">there are also supposed to be glitches around</text:p>
      <text:p text:style-name="P4">like computery glitches i think</text:p>
      <text:p text:style-name="P4">ok why dont we not worry about showing the glitches for this story</text:p>
      <text:p text:style-name="P4">they would just make it harder to see whats going on...</text:p>
      <text:p text:style-name="P4">which is probably the point now that i think about it?</text:p>
      <text:p text:style-name="P4">i never thought much about it</text:p>
      <text:p text:style-name="P4">it just seemed like a weird detail she mentioned</text:p>
      <text:p text:style-name="P4">but i guess it was some strange form of corruption in their session that made everything harder to understand</text:p>
      <text:p text:style-name="P4">no idea!</text:p>
      <text:p text:style-name="P4">i guess it was just one more way everything got messed up for them</text:p>
      <text:p text:style-name="P4">like, just another surreal obstacle for a hero to overcome?</text:p>
      <text:p text:style-name="P4">oh, that reminds me</text:p>
      <text:p text:style-name="P4"><text:soft-page-break/>you need to draw john there as well!</text:p>
      <text:p text:style-name="P4">_</text:p>
      <text:p text:style-name="P4">206. Ce30: =008973</text:p>
      <text:p text:style-name="P4">:)</text:p>
      <text:p text:style-name="P4">when she mentioned that i didnt give it a second thought</text:p>
      <text:p text:style-name="P4">but now that i am trying to reconstruct everything and tell you what to draw...</text:p>
      <text:p text:style-name="P4">hmm</text:p>
      <text:p text:style-name="P4">i guess when youre trying to tell a story it forces you to think a lot more about everything than when youre just listening to one</text:p>
      <text:p text:style-name="P4">let me think...</text:p>
      <text:p text:style-name="P4">hmm, maybe we should pause before i go on?</text:p>
      <text:p text:style-name="P4">like</text:p>
      <text:p text:style-name="P4">some sort of intermission</text:p>
      <text:p text:style-name="P4">so i can collect my thoughts a bit, and to give the audience a little breather between two significant arcs</text:p>
      <text:p text:style-name="P4">we were at it for a pretty good while there, after all</text:p>
      <text:p text:style-name="P4">well, that would be you in this case</text:p>
      <text:p text:style-name="P4">ooh i know!</text:p>
      <text:p text:style-name="P4">i can doodle a quick story about the antics of the silly consorts on the golden ship before moving on</text:p>
      <text:p text:style-name="P4">_</text:p>
      <text:p text:style-name="P4">207. Ce31: =008974</text:p>
      <text:p text:style-name="P4">one of the things i did to pass the time on the ship was give them funny names</text:p>
      <text:p text:style-name="P4">lets meet our cast of characters for this intermission shall we?</text:p>
      <text:p text:style-name="P4">lets see, there waaaas</text:p>
      <text:p text:style-name="P4">bubbleupagus</text:p>
      <text:p text:style-name="P4">thips ahoy</text:p>
      <text:p text:style-name="P4"><text:soft-page-break/>nak be nimble</text:p>
      <text:p text:style-name="P4">slowpoke malone</text:p>
      <text:p text:style-name="P4">_</text:p>
      <text:p text:style-name="P4">208. Ce32: =008975</text:p>
      <text:p text:style-name="P4">detective glubsbudget</text:p>
      <text:p text:style-name="P4">fidgety herbert</text:p>
      <text:p text:style-name="P4">doctor snausages</text:p>
      <text:p text:style-name="P4">yiffyiff</text:p>
      <text:p text:style-name="P4">huh?</text:p>
      <text:p text:style-name="P4">_</text:p>
      <text:p text:style-name="P4">209. Ce33: =008976</text:p>
      <text:p text:style-name="P4">wow, ok sorry!!!!!</text:p>
      <text:p text:style-name="P4">yes youre right this is a stupid diversion... lets continue</text:p>
      <text:p text:style-name="P4">um callie...</text:p>
      <text:p text:style-name="P4">your hand :o</text:p>
      <text:p text:style-name="P4">_</text:p>
      <text:p text:style-name="P4">210. Ce34: =008978</text:p>
      <text:p text:style-name="P4">so... anyway</text:p>
      <text:p text:style-name="P4">like i said, she just finished telling me that she was able to beat her brother in this reality</text:p>
      <text:p text:style-name="P4">but apparently, that wasnt supposed to happen?</text:p>
      <text:p text:style-name="P4">so she lived out the rest of her life in a doomed timeline and eventually died</text:p>
      <text:p text:style-name="P4">she didnt mention how</text:p>
      <text:p text:style-name="P4">and then...</text:p>
      <text:p text:style-name="P4">and then she did this kinda fancy transition</text:p>
      <text:p text:style-name="P4">darn, i dont think ill do it justice</text:p>
      <text:p text:style-name="P4"><text:soft-page-break/>a transition to a story about MY brother... who was stuck in a doomed timeline too</text:p>
      <text:p text:style-name="P4">i think ill mess it up if i try to match what she said word for word</text:p>
      <text:p text:style-name="P4">she had a really fanciful way of putting things</text:p>
      <text:p text:style-name="P4">ok</text:p>
      <text:p text:style-name="P4">so the bottom line was</text:p>
      <text:p text:style-name="P4">almost all our friends had died</text:p>
      <text:p text:style-name="P4">and johns only hope was to return to his planet, and attempt to complete his personal quest</text:p>
      <text:p text:style-name="P4">_</text:p>
      <text:p text:style-name="P4">211. Ce35: =008979</text:p>
      <text:p text:style-name="P4">as you know, we all have personal quests that are unique to our planets</text:p>
      <text:p text:style-name="P4">the nature of the quest is never easy to understand at first</text:p>
      <text:p text:style-name="P4">they are presented to us through enigmatic riddles conveyed through the lore of the land</text:p>
      <text:p text:style-name="P4">for john it was to journey to the place where "constellations danced beneath the clouds"</text:p>
      <text:p text:style-name="P4">it was said the heir of breath was to free the stars from the shade and release them into heaven</text:p>
      <text:p text:style-name="P4">this was just a mysterious way of saying what he REALLY had to do</text:p>
      <text:p text:style-name="P4">_</text:p>
      <text:p text:style-name="P4">212. Ce36: =008980</text:p>
      <text:p text:style-name="P4">the stars were actually fireflies</text:p>
      <text:p text:style-name="P4">theyd been flying around trapped beneath the overcast sky ever since john first brought lowas into existence by his arrival</text:p>
      <text:p text:style-name="P4">and paradoxically, theyd been imprisoned there for ages even before that</text:p>
      <text:p text:style-name="P4">such is the way of our lands</text:p>
      <text:p text:style-name="P4"><text:soft-page-break/>they are newly born the day we arrive...</text:p>
      <text:p text:style-name="P4">and yet they always were</text:p>
      <text:p text:style-name="P4">_</text:p>
      <text:p text:style-name="P4">213. Ce37: =008981</text:p>
      <text:p text:style-name="P4">to free the fireflies john would have to play a special song</text:p>
      <text:p text:style-name="P4">it had to be played just right to summon the breeze through the pipes</text:p>
      <text:p text:style-name="P4">but there was a problem...</text:p>
      <text:p text:style-name="P4">_</text:p>
      <text:p text:style-name="P4">214. Ce38: =008982</text:p>
      <text:p text:style-name="P4">the pipes were all clogged with oil!</text:p>
      <text:p text:style-name="P4">the first day john came to his land, oil began oozing up from the core, flooding the pipes and filling the oceans</text:p>
      <text:p text:style-name="P4">to play the song, first he would need to clean up the oil</text:p>
      <text:p text:style-name="P4">and to do that, he would need to face the slumbering one himself</text:p>
      <text:p text:style-name="P4">he would need to face typheus</text:p>
      <text:p text:style-name="P4">_</text:p>
      <text:p text:style-name="P4">215. Ce39: =008983</text:p>
      <text:p text:style-name="P4">but as he wandered through the catacombs down to the planets core</text:p>
      <text:p text:style-name="P4">he wasnt thinking about freeing fireflies or cleaning up oil</text:p>
      <text:p text:style-name="P4">he was seeking the help of his denizen to master a power he couldnt control</text:p>
      <text:p text:style-name="P4">luckily for him, denizens always seem to understand what you want</text:p>
      <text:p text:style-name="P4">and more importantly, what you need, whether you know it or not</text:p>
      <text:p text:style-name="P4">_</text:p>
      <text:p text:style-name="P4">216. Ce40: =008984</text:p>
      <text:p text:style-name="P4">...</text:p>
      <text:p text:style-name="P4">is something wrong callie?</text:p>
      <text:p text:style-name="P4"><text:soft-page-break/>go ahead and draw typheus!</text:p>
      <text:p text:style-name="P4">you do know what he looks like dont you?</text:p>
      <text:p text:style-name="P4">it doesnt have to be perfect</text:p>
      <text:p text:style-name="P4">just draw a big green snake monster!</text:p>
      <text:p text:style-name="P4">yes</text:p>
      <text:p text:style-name="P4">a snake monster with the most unspeakably hideous face you can imagine</text:p>
      <text:p text:style-name="P4">but you dont have to be too literal about that</text:p>
      <text:p text:style-name="P4">feel free to draw something a little more representational :)</text:p>
      <text:p text:style-name="P4">why not?</text:p>
      <text:p text:style-name="P4">thats ok</text:p>
      <text:p text:style-name="P4">why dont i draw it?</text:p>
      <text:p text:style-name="P4">ok but i dont see whats so indecent about a big old snake!</text:p>
      <text:p text:style-name="P4">lol</text:p>
      <text:p text:style-name="P4">_</text:p>
      <text:p text:style-name="P4">217. Ce41: =008986</text:p>
      <text:p text:style-name="P4">when john got to the core he arrived to find typheus awake and ready for him</text:p>
      <text:p text:style-name="P4">he was then presented with the choice</text:p>
      <text:p text:style-name="P4">stop, youre gonna make me crack up too!</text:p>
      <text:p text:style-name="P4">this part is serious!!</text:p>
      <text:p text:style-name="P4">_</text:p>
      <text:p text:style-name="P4">218. Ce42: =008986</text:p>
      <text:p text:style-name="P4">his choice was presented as a kind of riddle</text:p>
      <text:p text:style-name="P4">spoken in a language only he could understand, spelling out the conditions he must accept</text:p>
      <text:p text:style-name="P4">but speaking from experience, once a player is given the choice between two courses of action, it will hardly feel like a choice at all</text:p>
      <text:p text:style-name="P4"><text:soft-page-break/>if the heart is in the right place then the right thing to do always seems obvious</text:p>
      <text:p text:style-name="P4">so john accepted his denizens terms</text:p>
      <text:p text:style-name="P4">and with that...</text:p>
      <text:p text:style-name="P4">_</text:p>
      <text:p text:style-name="P4">219. Ce43: =008987</text:p>
      <text:p text:style-name="P4">typheus opened valves to the core</text:p>
      <text:p text:style-name="P4">and flooded it with oil!</text:p>
      <text:p text:style-name="P4">_</text:p>
      <text:p text:style-name="P4">220. Ce44: =008988</text:p>
      <text:p text:style-name="P4">there was no way out</text:p>
      <text:p text:style-name="P4">he could not transform into wind because he was completely submerged!</text:p>
      <text:p text:style-name="P4">so he was faced with two possibilities</text:p>
      <text:p text:style-name="P4">either he could figure out how to make himself disappear completely, using the ability he hoped to master</text:p>
      <text:p text:style-name="P4">or he could drown in the oil</text:p>
      <text:p text:style-name="P4">_</text:p>
      <text:p text:style-name="P4">221. Ce45: =008989</text:p>
      <text:p text:style-name="P4">drowning obviously would have been bad :p</text:p>
      <text:p text:style-name="P4">but disappearing wouldnt be much better!</text:p>
      <text:p text:style-name="P4">he would appear somewhere else, having made no progress on his personal quest</text:p>
      <text:p text:style-name="P4">his planet would still be polluted and he would be no closer to playing his song</text:p>
      <text:p text:style-name="P4">somehow he understood the only way was to conceive of a third option</text:p>
      <text:p text:style-name="P4">an idea beyond the simple binary set of outcomes before him</text:p>
      <text:p text:style-name="P4">and interestingly</text:p>
      <text:p text:style-name="P4"><text:soft-page-break/>it was coming to this understanding which gave him the first glimpse of how to control the power</text:p>
      <text:p text:style-name="P4">he realized it wasnt himself that he needed to make disappear...</text:p>
      <text:p text:style-name="P4">_</text:p>
      <text:p text:style-name="P4">222. Ce46: =008990</text:p>
      <text:p text:style-name="P4">it was the oil!</text:p>
      <text:p text:style-name="P4">_</text:p>
      <text:p text:style-name="P4">223. Ce47: =008991</text:p>
      <text:p text:style-name="P4">he dispersed every drop throughout existence</text:p>
      <text:p text:style-name="P4">_</text:p>
      <text:p text:style-name="P4">224. Ce48: =008992</text:p>
      <text:p text:style-name="P4">leaving a little mark for anyone who might notice, signifying his final mastery over his confining reality</text:p>
      <text:p text:style-name="P4">_</text:p>
      <text:p text:style-name="P4">225. Ce49: =008993</text:p>
      <text:p text:style-name="P4">but more importantly...</text:p>
      <text:p text:style-name="P4">_</text:p>
      <text:p text:style-name="P4">226. Ce50: =008994</text:p>
      <text:p text:style-name="P4">leaving his planet clean</text:p>
      <text:p text:style-name="P4">_</text:p>
      <text:p text:style-name="P4">227. Ce51: =008995</text:p>
      <text:p text:style-name="P4">and the pipes clear</text:p>
      <text:p text:style-name="P4">_</text:p>
      <text:p text:style-name="P4">228. Ce52: =008996</text:p>
      <text:p text:style-name="P4">finally they were ready to let the breeze flow</text:p>
      <text:p text:style-name="P4">_</text:p>
      <text:p text:style-name="P4">229. Ce53: =008997</text:p>
      <text:p text:style-name="P4"><text:soft-page-break/>so he could play his song</text:p>
      <text:p text:style-name="P4">_</text:p>
      <text:p text:style-name="P4">230. Ce54; JC3: =009103</text:p>
      <text:p text:style-name="P4">hi jane!</text:p>
      <text:p text:style-name="P4">heheh. i said the same thing when i got here too</text:p>
      <text:p text:style-name="P4">nope :B</text:p>
      <text:p text:style-name="P4">callie helped me make mine</text:p>
      <text:p text:style-name="P4">arent we adorable?</text:p>
      <text:p text:style-name="P4">_</text:p>
      <text:p text:style-name="P4">231. Ce55; JC4: =009165</text:p>
      <text:p text:style-name="P4">guys i think weve heard enough about the trickster stuff :|</text:p>
      <text:p text:style-name="P4">_</text:p>
      <text:p text:style-name="P4">232. Ce56; JC5: =009166</text:p>
      <text:p text:style-name="P4">jane, dont you remember when we turned into bad guys?</text:p>
      <text:p text:style-name="P4">yeah...</text:p>
      <text:p text:style-name="P4">i turned into an evil werewolf for a while</text:p>
      <text:p text:style-name="P4">and you i think were some kind of cyborg</text:p>
      <text:p text:style-name="P4">ummmmm</text:p>
      <text:p text:style-name="P4">you had a pitchfork thingy and your outfit was bright red</text:p>
      <text:p text:style-name="P4">yeah, we both were</text:p>
      <text:p text:style-name="P4">it feels like it was all a bad dream</text:p>
      <text:p text:style-name="P4">im glad its over now, even if it means were probably dead</text:p>
      <text:p text:style-name="P4">:o</text:p>
      <text:p text:style-name="P4">what did you say?</text:p>
      <text:p text:style-name="P4">...</text:p>
      <text:p text:style-name="P4">_</text:p>
      <text:p text:style-name="P4">234. Ce57; JC6: =009167</text:p>
      <text:p text:style-name="P4"><text:soft-page-break/>i second the motion</text:p>
      <text:p text:style-name="P4">_</text:p>
      <text:p text:style-name="P4">235. JC7: =009170</text:p>
      <text:p text:style-name="P4">i did? :o</text:p>
      <text:p text:style-name="P4">_</text:p>
      <text:p text:style-name="P4">236. JC8; Ce58: =009171</text:p>
      <text:p text:style-name="P4">well forget about the story for a second</text:p>
      <text:p text:style-name="P4">just tell us with regular words... i mean if you want to</text:p>
      <text:p text:style-name="P4">_</text:p>
      <text:p text:style-name="P4">237. JC9; Ce59: =009255</text:p>
      <text:p text:style-name="P4">its sad she died, but then, isnt it kinda sad we all died?</text:p>
      <text:p text:style-name="P4">personally im really hoping she shows up!</text:p>
      <text:p text:style-name="P4">jane why dont you prepare a trollsona for her as a gesture of reconciliation?</text:p>
      <text:p text:style-name="P4">its the least you can do :B</text:p>
      <text:p text:style-name="P4">_</text:p>
      <text:p text:style-name="P4">238. JC10; Ce60: =009256</text:p>
      <text:p text:style-name="P4">so getting back to the story</text:p>
      <text:p text:style-name="P4">i take it from what you said about letting your guard down...</text:p>
      <text:p text:style-name="P4">you believe this was how you died?</text:p>
      <text:p text:style-name="P4">yeah...</text:p>
      <text:p text:style-name="P4">likewise :\</text:p>
      <text:p text:style-name="P4">_</text:p>
      <text:p text:style-name="P4">239. JC11: =009257</text:p>
      <text:p text:style-name="P4">...</text:p>
      <text:p text:style-name="P4">jeez!</text:p>
      <text:p text:style-name="P4">_</text:p>
      <text:p text:style-name="P4"><text:soft-page-break/>240. JC12: =009258</text:p>
      <text:p text:style-name="P4">youre really good at telling stories jane!</text:p>
      <text:p text:style-name="P4">hear hear! 5 stars, would listen again! :)</text:p>
      <text:p text:style-name="P4">_</text:p>
      <text:p text:style-name="P4">241. JC13; Ce61: /shes8ack/</text:p>
      <text:p text:style-name="P4">i remember now</text:p>
      <text:p text:style-name="P4">i remember what happened to us!</text:p>
      <text:p text:style-name="P4">janes story helped jog my memory of the final moments</text:p>
      <text:p text:style-name="P4">shes right</text:p>
      <text:p text:style-name="P4">when i went to hijack the meteor, there was someone there i didnt expect to see</text:p>
      <text:p text:style-name="P4">i think jane covered the "who" pretty well with her colorful description already</text:p>
      <text:p text:style-name="P4">whats more interesting is, it made me realize ive been wrong all along</text:p>
      <text:p text:style-name="P4">we were never dead at all</text:p>
      <text:p text:style-name="P4">weve been asleep!</text:p>
      <text:p text:style-name="P4">_</text:p>
      <text:p text:style-name="P2">Act 6 Act 6 Act 5</text:p>
      <text:p text:style-name="P4">_</text:p>
      <text:p text:style-name="P2">Act 6 Act 6 Intermission 5</text:p>
      <text:p text:style-name="P4">_</text:p>
      <text:p text:style-name="P4">242. JC14; Ce62: =009463</text:p>
      <text:p text:style-name="P4">good question</text:p>
      <text:p text:style-name="P4">i have no idea!</text:p>
      <text:p text:style-name="P4">wait...</text:p>
      <text:p text:style-name="P4">you can do that??</text:p>
      <text:p text:style-name="P4"><text:soft-page-break/>_</text:p>
      <text:p text:style-name="P4">243. Ce63; JC15: =009464</text:p>
      <text:p text:style-name="P4">wow!!!</text:p>
      <text:p text:style-name="P4">ok then i guess that settles that</text:p>
      <text:p text:style-name="P4">but before we go...</text:p>
      <text:p text:style-name="P4">i just want to say, in case we never get another chance to...</text:p>
      <text:p text:style-name="P4">what the</text:p>
      <text:p text:style-name="P4">something is happening</text:p>
      <text:p text:style-name="P4">_</text:p>
      <text:p text:style-name="P4">244. Ce64; JC16: =009477</text:p>
      <text:p text:style-name="P4">i know this place</text:p>
      <text:p text:style-name="P4">_</text:p>
      <text:p text:style-name="P4">245. Ce65; JC17: =009479</text:p>
      <text:p text:style-name="P4">its echidnas lair</text:p>
      <text:p text:style-name="P4">or my memory of it at least</text:p>
      <text:p text:style-name="P4">_</text:p>
      <text:p text:style-name="P4">246. Ce66; JC18: =009480</text:p>
      <text:p text:style-name="P4">or possibly...</text:p>
      <text:p text:style-name="P4">someone elses?</text:p>
      <text:p text:style-name="P4">_</text:p>
      <text:p text:style-name="P4">247. JC19: =009481</text:p>
      <text:p text:style-name="P4">jane??</text:p>
      <text:p text:style-name="P4">_</text:p>
      <text:p text:style-name="P4">248. AC1: =009500</text:p>
      <text:p text:style-name="P4">hi!</text:p>
      <text:p text:style-name="P4">its good to see you again</text:p>
      <text:p text:style-name="P4">how long has it been?</text:p>
      <text:p text:style-name="P4"><text:soft-page-break/>_</text:p>
      <text:p text:style-name="P4">249. AC2: =009787</text:p>
      <text:p text:style-name="P4">sooooo</text:p>
      <text:p text:style-name="P4">where exactly are we going?</text:p>
      <text:p text:style-name="P4">um</text:p>
      <text:p text:style-name="P4">and where is that?</text:p>
      <text:p text:style-name="P4">......</text:p>
      <text:p text:style-name="P4">_</text:p>
      <text:p text:style-name="P4">250. AC3: =009788</text:p>
      <text:p text:style-name="P4">well wherever it is...</text:p>
      <text:p text:style-name="P4">im kinda wondering if</text:p>
      <text:p text:style-name="P4">maybe i should be waking up soon?</text:p>
      <text:p text:style-name="P4">i feel like my friends are probably going to need me</text:p>
      <text:p text:style-name="P4">why?</text:p>
      <text:p text:style-name="P4">where my physical form is?</text:p>
      <text:p text:style-name="P4">then...</text:p>
      <text:p text:style-name="P4">what about here?</text:p>
      <text:p text:style-name="P4">argh</text:p>
      <text:p text:style-name="P4">sorry</text:p>
      <text:p text:style-name="P4">this time stuff is really confusing</text:p>
      <text:p text:style-name="P4">yeah</text:p>
      <text:p text:style-name="P4">i mean</text:p>
      <text:p text:style-name="P4">if its not the right time to wake up where im sleeping...</text:p>
      <text:p text:style-name="P4">how long do i have to wait HERE in order to wake up?</text:p>
      <text:p text:style-name="P4">really?</text:p>
      <text:p text:style-name="P4">all of them??</text:p>
      <text:p text:style-name="P4">i understand how this place has time and space of course.... even <text:soft-page-break/>if they work together weirdly</text:p>
      <text:p text:style-name="P4">but</text:p>
      <text:p text:style-name="P4">i dont see any of the others</text:p>
      <text:p text:style-name="P4">...</text:p>
      <text:p text:style-name="P4">oh</text:p>
      <text:p text:style-name="P4">wow</text:p>
      <text:p text:style-name="P4">i am not sure i totally understand...</text:p>
      <text:p text:style-name="P4">but that is pretty interesting!</text:p>
      <text:p text:style-name="P4">yeah i guess so</text:p>
      <text:p text:style-name="P4">physics are all about space and time and such which are fun to think about</text:p>
      <text:p text:style-name="P4">i like all that stuff!</text:p>
      <text:p text:style-name="P4">so youre saying space and time... and all other aspects i guess... are more closely related here than in like</text:p>
      <text:p text:style-name="P4">umm...</text:p>
      <text:p text:style-name="P4">more stable places, like my universe?</text:p>
      <text:p text:style-name="P4">you said passage of time is inseparable from...</text:p>
      <text:p text:style-name="P4">traveling through space?</text:p>
      <text:p text:style-name="P4">so if we were holding still</text:p>
      <text:p text:style-name="P4">time wouldnt be moving either?</text:p>
      <text:p text:style-name="P4">i see</text:p>
      <text:p text:style-name="P4">so</text:p>
      <text:p text:style-name="P4">if the cracks werent there</text:p>
      <text:p text:style-name="P4">how...</text:p>
      <text:p text:style-name="P4">how would we be able to tell if we were moving?</text:p>
      <text:p text:style-name="P4">hmmmm</text:p>
      <text:p text:style-name="P4">that is pretty cool too</text:p>
      <text:p text:style-name="P4"><text:soft-page-break/>i love spacey stuff!</text:p>
      <text:p text:style-name="P4">you talk about it in a neat way</text:p>
      <text:p text:style-name="P4">it kinda seems like you are trying to educate me on this</text:p>
      <text:p text:style-name="P4">like a teacher or something :)</text:p>
      <text:p text:style-name="P4">oh</text:p>
      <text:p text:style-name="P4">heh</text:p>
      <text:p text:style-name="P4">_</text:p>
      <text:p text:style-name="P4">251. AC4: =009789</text:p>
      <text:p text:style-name="P4">well.......</text:p>
      <text:p text:style-name="P4">not that it isnt fun talking about these cool space things</text:p>
      <text:p text:style-name="P4">and</text:p>
      <text:p text:style-name="P4">i know you said my real body isnt supposed to be waking up yet, wherever and whenever it is</text:p>
      <text:p text:style-name="P4">but to tell you the truth...</text:p>
      <text:p text:style-name="P4">i would really love to get going and see my friends again!</text:p>
      <text:p text:style-name="P4">dont you have the power to wake me up?</text:p>
      <text:p text:style-name="P4">the other calliope said she has that power</text:p>
      <text:p text:style-name="P4">oh</text:p>
      <text:p text:style-name="P4">soooooo</text:p>
      <text:p text:style-name="P4">could you please wake me up then?</text:p>
      <text:p text:style-name="P4">aw</text:p>
      <text:p text:style-name="P4">why not!</text:p>
      <text:p text:style-name="P4">maaaan</text:p>
      <text:p text:style-name="P4">&gt;:(</text:p>
      <text:p text:style-name="P4">_</text:p>
      <text:p text:style-name="P4">252. AC5: =009898</text:p>
      <text:p text:style-name="P4">where?</text:p>
      <text:p text:style-name="P4"><text:soft-page-break/>you mean</text:p>
      <text:p text:style-name="P4">the green sun?</text:p>
      <text:p text:style-name="P4">it feels like we have been approaching it for hours</text:p>
      <text:p text:style-name="P4">do you mean we are finally close enough to it for...</text:p>
      <text:p text:style-name="P4">whatever it is we have to do?</text:p>
      <text:p text:style-name="P4">oh</text:p>
      <text:p text:style-name="P4">then... what do i have to do?</text:p>
      <text:p text:style-name="P4">i... see</text:p>
      <text:p text:style-name="P4">uhhh</text:p>
      <text:p text:style-name="P4">for good??</text:p>
      <text:p text:style-name="P4">you mean i will never see you again after i wake up?</text:p>
      <text:p text:style-name="P4">:(</text:p>
      <text:p text:style-name="P4">_</text:p>
      <text:p text:style-name="P4">253. AC6: =009899</text:p>
      <text:p text:style-name="P4">then um</text:p>
      <text:p text:style-name="P4">what am i supposed to do when i wake up?</text:p>
      <text:p text:style-name="P4">thats it???</text:p>
      <text:p text:style-name="P4">but i want to help them all with the fight!</text:p>
      <text:p text:style-name="P4">it sounds dangerous....</text:p>
      <text:p text:style-name="P4">and i have all these powers!</text:p>
      <text:p text:style-name="P4">really GOOD powers</text:p>
      <text:p text:style-name="P4">maybe even... the BEST powers?</text:p>
      <text:p text:style-name="P4">so why cant i just wake up and USE them??</text:p>
      <text:p text:style-name="P4">i dont understand!</text:p>
      <text:p text:style-name="P4">...</text:p>
      <text:p text:style-name="P4">youre probably right</text:p>
      <text:p text:style-name="P4">actually, its</text:p>
      <text:p text:style-name="P4"><text:soft-page-break/>scary to think about sometimes</text:p>
      <text:p text:style-name="P4">huh?</text:p>
      <text:p text:style-name="P4">... how</text:p>
      <text:p text:style-name="P4">_</text:p>
      <text:p text:style-name="P4">254. DP1: =009904</text:p>
      <text:p text:style-name="P4">d-</text:p>
      <text:p text:style-name="P4">davesprite???</text:p>
      <text:p text:style-name="P4">_</text:p>
      <text:p text:style-name="P4">255. DP2: =009905</text:p>
      <text:p text:style-name="P4">youre alive!</text:p>
      <text:p text:style-name="P4">and... very different :o</text:p>
      <text:p text:style-name="P4">ohh...</text:p>
      <text:p text:style-name="P4">wow!!!</text:p>
      <text:p text:style-name="P4">im so happy to see you, even if you have gone through some uh... pretty big changes!</text:p>
      <text:p text:style-name="P4">so what are you doing here?</text:p>
      <text:p text:style-name="P4">are you asleep too?</text:p>
      <text:p text:style-name="P4">haha</text:p>
      <text:p text:style-name="P4">you did?</text:p>
      <text:p text:style-name="P4">i dont remember that</text:p>
      <text:p text:style-name="P4">yeah...</text:p>
      <text:p text:style-name="P4">well i DO remember that</text:p>
      <text:p text:style-name="P4">you seem to be in pretty high spirits now though :)</text:p>
      <text:p text:style-name="P4">no</text:p>
      <text:p text:style-name="P4">ive spent the last... however long, hiding from him actually</text:p>
      <text:p text:style-name="P4">with calliope</text:p>
      <text:p text:style-name="P4">shes my new friend!</text:p>
      <text:p text:style-name="P4"><text:soft-page-break/>well, i guess one of two new friends by that name, technically</text:p>
      <text:p text:style-name="P4">one of them is presumably back with our friends now</text:p>
      <text:p text:style-name="P4">the other just... quite literally flew away up to the sun</text:p>
      <text:p text:style-name="P4">NO :P</text:p>
      <text:p text:style-name="P4">she is quite dignified and aloof as a matter of fact</text:p>
      <text:p text:style-name="P4">i sincerely doubt she has ever done ANYTHING like a piece of garbage</text:p>
      <text:p text:style-name="P4">anyway if you want to find him</text:p>
      <text:p text:style-name="P4">i would guess all you have to do is follow his trail of destruction</text:p>
      <text:p text:style-name="P4">see the cracks?</text:p>
      <text:p text:style-name="P4">like who?</text:p>
      <text:p text:style-name="P4">sounds like a good plan!</text:p>
      <text:p text:style-name="P4">jeez dave i...</text:p>
      <text:p text:style-name="P4">or davepeta rather</text:p>
      <text:p text:style-name="P4">i missed you so much :(</text:p>
      <text:p text:style-name="P4">no</text:p>
      <text:p text:style-name="P4">he and john died not long after we departed</text:p>
      <text:p text:style-name="P4">i was so lonely</text:p>
      <text:p text:style-name="P4">but i dont feel too bad now that i know it all worked out, and their deaths were just part of something bigger going on</text:p>
      <text:p text:style-name="P4">thats great!</text:p>
      <text:p text:style-name="P4">its so nice to see youre happy now</text:p>
      <text:p text:style-name="P4">even if technically i never got to be a part of that journey for you</text:p>
      <text:p text:style-name="P4">oh...</text:p>
      <text:p text:style-name="P4">cool!</text:p>
      <text:p text:style-name="P4">so what were things like in the timeline youre from?</text:p>
      <text:p text:style-name="P4"><text:soft-page-break/>how was our trip together?</text:p>
      <text:p text:style-name="P4">haha</text:p>
      <text:p text:style-name="P4">WHAT? :O</text:p>
      <text:p text:style-name="P4">omg</text:p>
      <text:p text:style-name="P4">why?</text:p>
      <text:p text:style-name="P4">wow</text:p>
      <text:p text:style-name="P4">i cant believe i missed this :(</text:p>
      <text:p text:style-name="P4">even if it didnt go that well</text:p>
      <text:p text:style-name="P4">its still something i would have gladly taken over the loneliness of that trip</text:p>
      <text:p text:style-name="P4">i cant even say how much i thought about you both</text:p>
      <text:p text:style-name="P4">and to hear that you and i actually...</text:p>
      <text:p text:style-name="P4">*sniff*</text:p>
      <text:p text:style-name="P4">im sorry dave...</text:p>
      <text:p text:style-name="P4">davepeta...</text:p>
      <text:p text:style-name="P4">i guess calliope is right, this must be part of my path</text:p>
      <text:p text:style-name="P4">as a space player... someone who "falls back" as she said</text:p>
      <text:p text:style-name="P4">maybe being pushed aside by fate, and like</text:p>
      <text:p text:style-name="P4">being deprived of important people and experiences</text:p>
      <text:p text:style-name="P4">no matter how painful it is, or how much you feel like you need them</text:p>
      <text:p text:style-name="P4">i guess thats just how it goes for us</text:p>
      <text:p text:style-name="P4">i think i never appreciated how much of a burden your aspect was to you</text:p>
      <text:p text:style-name="P4">but i think im starting to get it now</text:p>
      <text:p text:style-name="P4">it just took a long time to figure out what mine really meant</text:p>
      <text:p text:style-name="P4">thats a bit of an oversimplification!</text:p>
      <text:p text:style-name="P4">but i think that can be one of the results of gaining a deeper <text:soft-page-break/>understanding of it</text:p>
      <text:p text:style-name="P4">or becoming connected to it more...</text:p>
      <text:p text:style-name="P4">i dunno, this stuff is all pretty mysterious :p</text:p>
      <text:p text:style-name="P4">i dont have it all figured out yet obviously</text:p>
      <text:p text:style-name="P4">i just feel pretty sad that as i get closer to understanding my abilities and true nature</text:p>
      <text:p text:style-name="P4">it apparently means being deprived of some important experiences</text:p>
      <text:p text:style-name="P4">like i get closer to my aspect, but further away from everyone i love, and further from...</text:p>
      <text:p text:style-name="P4">feeling like a person?</text:p>
      <text:p text:style-name="P4">its just a really empty feeling after a while</text:p>
      <text:p text:style-name="P4">empty like...</text:p>
      <text:p text:style-name="P4">space i guess</text:p>
      <text:p text:style-name="P4">heh</text:p>
      <text:p text:style-name="P4">_</text:p>
      <text:p text:style-name="P4">256. DP3: =009907</text:p>
      <text:p text:style-name="P4">:')</text:p>
      <text:p text:style-name="P4">thanks davepeta</text:p>
      <text:p text:style-name="P4">i really cant believe it</text:p>
      <text:p text:style-name="P4">you sound so different... but youre still dave in a way</text:p>
      <text:p text:style-name="P4">its hard to say how happy it makes me to see you doing well</text:p>
      <text:p text:style-name="P4">i... think so</text:p>
      <text:p text:style-name="P4">im asleep</text:p>
      <text:p text:style-name="P4">i want to go join our friends and help out</text:p>
      <text:p text:style-name="P4">but im not supposed to wake up :\</text:p>
      <text:p text:style-name="P4">i dunno</text:p>
      <text:p text:style-name="P4">im just not!</text:p>
      <text:p text:style-name="P4"><text:soft-page-break/>calliope said i was too strong or something</text:p>
      <text:p text:style-name="P4">but she also said i should have "fun" so</text:p>
      <text:p text:style-name="P4">i dunno</text:p>
      <text:p text:style-name="P4">i guess im just waiting around for the right moment</text:p>
      <text:p text:style-name="P4">really?</text:p>
      <text:p text:style-name="P4">leaving what up to me?</text:p>
      <text:p text:style-name="P4">the decision to wake up?</text:p>
      <text:p text:style-name="P4">but i dont know how!</text:p>
      <text:p text:style-name="P4">.....</text:p>
      <text:p text:style-name="P4">_</text:p>
      <text:p text:style-name="P4">257. DP4: =009909</text:p>
      <text:p text:style-name="P4">wuhh</text:p>
      <text:p text:style-name="P4">:o</text:p>
      <text:p text:style-name="P4">was that supposed to wake me up?</text:p>
      <text:p text:style-name="P4">_</text:p>
      <text:p text:style-name="P4">258. DS31; DiSt1; TP1: =009929</text:p>
      <text:p text:style-name="P4">hey guys!</text:p>
      <text:p text:style-name="P4">_</text:p>
      <text:p text:style-name="P4">259. DS32: =009931</text:p>
      <text:p text:style-name="P4">hi dave!</text:p>
      <text:p text:style-name="P4">i got your note!</text:p>
      <text:p text:style-name="P4">i missed you too!!!</text:p>
      <text:p text:style-name="P4">NO WAY!!!!! :P</text:p>
      <text:p text:style-name="P4">_</text:p>
      <text:p text:style-name="P4">260. DS33: =009932</text:p>
      <text:p text:style-name="P4">looks like you gave me a little assignment in case i woke up</text:p>
      <text:p text:style-name="P4">well, as it turns out......</text:p>
      <text:p text:style-name="P4"><text:soft-page-break/>i am very much awake!</text:p>
      <text:p text:style-name="P4">and i intend to stay that way :)</text:p>
      <text:p text:style-name="P4">_</text:p>
      <text:p text:style-name="P4">261. DS34: =009933</text:p>
      <text:p text:style-name="P4">see you guys</text:p>
      <text:p text:style-name="P4">apparently ive got a couple of dogs to deal with</text:p>
      <text:p text:style-name="P4">oh yeah by the way dave...</text:p>
      <text:p text:style-name="P4">youre a pretty good kisser!</text:p>
      <text:p text:style-name="P4">even when youve got cat lips ;)</text:p>
      <text:p text:style-name="P4">see ya!!!!!!!!!!</text:p>
      <text:p text:style-name="P4">_</text:p>
      <text:p text:style-name="P4">262. JE66; JaEn5: =010030</text:p>
      <text:p text:style-name="P4">so shitty!</text:p>
      <text:p text:style-name="P4">jakes ass is on tv again lol</text:p>
      <text:p text:style-name="P4">happy birthday john! were on our way!</text:p>
      <text:p text:style-name="P4">yeah right!!!!!!!!!!!!!!! omw</text:p>
      <text:p text:style-name="P4">JaEn – dorks....</text:p>
      <text:p text:style-name="P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document-statistic meta:table-count="0" meta:image-count="0" meta:object-count="0" meta:page-count="153" meta:paragraph-count="3783" meta:word-count="22945" meta:character-count="113272"/>
    <dc:date>2018-01-11T03:03:32.21</dc:date>
    <dc:creator>Elan Buckley</dc:creator>
    <meta:editing-duration>PT30M39S</meta:editing-duration>
    <meta:editing-cycles>1</meta:editing-cycles>
  </office:meta>
</office:document-meta>
</file>